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2600000027D806C59B8868620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Liberation Sans" svg:font-family="'Liberation Sans'" style:font-family-generic="roman" style:font-pitch="variable"/>
    <style:font-face style:name="Segoe UI" svg:font-family="'Segoe UI'" style:font-family-generic="roman" style:font-pitch="variable"/>
    <style:font-face style:name="Segoe UI1" svg:font-family="'Segoe UI'"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font-size="14pt" fo:font-weight="bold" officeooo:rsid="0009e2b3" officeooo:paragraph-rsid="0013c42a" style:font-size-asian="14pt" style:font-weight-asian="bold" style:font-size-complex="14pt" style:font-weight-complex="bold"/>
    </style:style>
    <style:style style:name="P2" style:family="paragraph" style:parent-style-name="Standard">
      <style:text-properties fo:font-size="14pt" fo:font-weight="bold" officeooo:rsid="001d6ebf" officeooo:paragraph-rsid="0013c42a" style:font-size-asian="14pt" style:font-weight-asian="bold" style:font-size-complex="14pt" style:font-weight-complex="bold"/>
    </style:style>
    <style:style style:name="P3" style:family="paragraph" style:parent-style-name="Standard">
      <style:text-properties fo:font-size="14pt" officeooo:rsid="0009e2b3" officeooo:paragraph-rsid="0013c42a" style:font-size-asian="14pt" style:font-size-complex="14pt"/>
    </style:style>
    <style:style style:name="P4" style:family="paragraph" style:parent-style-name="Standard">
      <style:text-properties fo:font-size="14pt" fo:font-style="normal" fo:font-weight="bold" officeooo:rsid="000a8155" officeooo:paragraph-rsid="0013c42a" style:font-size-asian="14pt" style:font-style-asian="normal" style:font-weight-asian="bold" style:font-size-complex="14pt" style:font-style-complex="normal" style:font-weight-complex="bold"/>
    </style:style>
    <style:style style:name="P5" style:family="paragraph" style:parent-style-name="Standard">
      <style:text-properties fo:font-size="14pt" fo:font-weight="normal" officeooo:rsid="000cdb98" officeooo:paragraph-rsid="001c6201" style:font-size-asian="14pt" style:font-weight-asian="normal" style:font-size-complex="14pt" style:font-weight-complex="normal"/>
    </style:style>
    <style:style style:name="P6" style:family="paragraph" style:parent-style-name="Standard">
      <style:text-properties fo:font-size="14pt" fo:font-weight="normal" officeooo:rsid="000cdb98" officeooo:paragraph-rsid="003c1e32" style:font-size-asian="14pt" style:font-weight-asian="normal" style:font-size-complex="14pt" style:font-weight-complex="normal"/>
    </style:style>
    <style:style style:name="P7" style:family="paragraph" style:parent-style-name="Standard">
      <style:text-properties fo:font-size="14pt" fo:font-weight="normal" officeooo:rsid="000e30e4" officeooo:paragraph-rsid="001c9f9f" style:font-size-asian="14pt" style:font-weight-asian="normal" style:font-size-complex="14pt" style:font-weight-complex="normal"/>
    </style:style>
    <style:style style:name="P8" style:family="paragraph" style:parent-style-name="Standard">
      <style:text-properties fo:font-size="14pt" fo:font-weight="normal" officeooo:rsid="000e30e4" officeooo:paragraph-rsid="003f44eb" style:font-size-asian="14pt" style:font-weight-asian="normal" style:font-size-complex="14pt" style:font-weight-complex="normal"/>
    </style:style>
    <style:style style:name="P9" style:family="paragraph" style:parent-style-name="Standard">
      <style:text-properties fo:font-size="15pt" fo:font-weight="bold" officeooo:rsid="0013c42a" officeooo:paragraph-rsid="0013c42a" style:font-size-asian="15pt" style:font-weight-asian="bold" style:font-size-complex="15pt" style:font-weight-complex="bold"/>
    </style:style>
    <style:style style:name="P10"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normal" officeooo:rsid="0009b27b" officeooo:paragraph-rsid="0013c42a" style:font-size-asian="14pt" style:font-style-asian="normal" style:font-weight-asian="normal" style:font-size-complex="14pt" style:font-style-complex="normal" style:font-weight-complex="normal" style:text-emphasize="none"/>
    </style:style>
    <style:style style:name="P11"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normal" officeooo:rsid="0009b27b" officeooo:paragraph-rsid="002738e8" style:font-size-asian="14pt" style:font-style-asian="normal" style:font-weight-asian="normal" style:font-size-complex="14pt" style:font-style-complex="normal" style:font-weight-complex="normal" style:text-emphasize="none"/>
    </style:style>
    <style:style style:name="P12"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normal" officeooo:rsid="0009b27b" officeooo:paragraph-rsid="00362c23" style:font-size-asian="14pt" style:font-style-asian="normal" style:font-weight-asian="normal" style:font-size-complex="14pt" style:font-style-complex="normal" style:font-weight-complex="normal" style:text-emphasize="none"/>
    </style:style>
    <style:style style:name="P13"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normal" officeooo:rsid="00062b12" officeooo:paragraph-rsid="003f44eb" style:font-size-asian="14pt" style:font-style-asian="normal" style:font-weight-asian="normal" style:font-size-complex="14pt" style:font-style-complex="normal" style:font-weight-complex="normal" style:text-emphasize="none"/>
    </style:style>
    <style:style style:name="P14"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normal" officeooo:rsid="002738e8" officeooo:paragraph-rsid="002738e8" style:font-size-asian="14pt" style:font-style-asian="normal" style:font-weight-asian="normal" style:font-size-complex="14pt" style:font-style-complex="normal" style:font-weight-complex="normal" style:text-emphasize="none"/>
    </style:style>
    <style:style style:name="P15"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normal" officeooo:rsid="002738e8" officeooo:paragraph-rsid="003561ac" style:font-size-asian="14pt" style:font-style-asian="normal" style:font-weight-asian="normal" style:font-size-complex="14pt" style:font-style-complex="normal" style:font-weight-complex="normal" style:text-emphasize="none"/>
    </style:style>
    <style:style style:name="P16"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normal" officeooo:rsid="000e30e4" officeooo:paragraph-rsid="00362c23" style:font-size-asian="14pt" style:font-style-asian="normal" style:font-weight-asian="normal" style:font-size-complex="14pt" style:font-style-complex="normal" style:font-weight-complex="normal" style:text-emphasize="none"/>
    </style:style>
    <style:style style:name="P17"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bold" officeooo:rsid="0009b27b" officeooo:paragraph-rsid="00362c23" style:font-size-asian="14pt" style:font-style-asian="normal" style:font-weight-asian="bold" style:font-size-complex="14pt" style:font-style-complex="normal" style:font-weight-complex="bold" style:text-emphasize="none"/>
    </style:style>
    <style:style style:name="P18" style:family="paragraph" style:parent-style-name="Standard">
      <style:text-properties fo:color="#000000" loext:opacity="100%" style:text-outline="false" style:text-line-through-style="none" style:text-line-through-type="none" style:font-name="Liberation Sans" fo:font-size="15pt" fo:font-style="italic" fo:text-shadow="none" style:text-underline-style="none" fo:font-weight="bold" officeooo:rsid="0013c42a" officeooo:paragraph-rsid="0013c42a" style:font-size-asian="15pt" style:font-style-asian="italic" style:font-weight-asian="bold" style:font-size-complex="15pt" style:font-style-complex="italic" style:font-weight-complex="bold" style:text-emphasize="none"/>
    </style:style>
    <style:style style:name="P19" style:family="paragraph" style:parent-style-name="Standard">
      <style:text-properties fo:color="#000000" loext:opacity="100%" style:text-outline="false" style:text-line-through-style="none" style:text-line-through-type="none" style:font-name="Liberation Sans" fo:font-size="15pt" fo:font-style="italic" fo:text-shadow="none" style:text-underline-style="none" fo:font-weight="bold" officeooo:rsid="00062b12" officeooo:paragraph-rsid="002e2859" style:font-size-asian="15pt" style:font-style-asian="italic" style:font-weight-asian="bold" style:font-size-complex="15pt" style:font-style-complex="italic" style:font-weight-complex="bold" style:text-emphasize="none"/>
    </style:style>
    <style:style style:name="P20" style:family="paragraph" style:parent-style-name="Standard">
      <style:text-properties fo:color="#000000" loext:opacity="100%" style:text-outline="false" style:text-line-through-style="none" style:text-line-through-type="none" style:font-name="Liberation Sans" fo:font-size="15pt" fo:font-style="normal" fo:text-shadow="none" style:text-underline-style="none" fo:font-weight="bold" officeooo:rsid="002738e8" officeooo:paragraph-rsid="002738e8" style:font-size-asian="15pt" style:font-style-asian="normal" style:font-weight-asian="bold" style:font-size-complex="15pt" style:font-style-complex="normal" style:font-weight-complex="bold" style:text-emphasize="none"/>
    </style:style>
    <style:style style:name="P21"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150f96" style:font-size-asian="14pt" style:font-style-asian="italic" style:font-weight-asian="normal" style:font-size-complex="14pt" style:font-style-complex="italic" style:font-weight-complex="normal" style:text-emphasize="none"/>
    </style:style>
    <style:style style:name="P22"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1a46f0" style:font-size-asian="14pt" style:font-style-asian="italic" style:font-weight-asian="normal" style:font-size-complex="14pt" style:font-style-complex="italic" style:font-weight-complex="normal" style:text-emphasize="none"/>
    </style:style>
    <style:style style:name="P23"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21a734" style:font-size-asian="14pt" style:font-style-asian="italic" style:font-weight-asian="normal" style:font-size-complex="14pt" style:font-style-complex="italic" style:font-weight-complex="normal" style:text-emphasize="none"/>
    </style:style>
    <style:style style:name="P24"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272a04" style:font-size-asian="14pt" style:font-style-asian="italic" style:font-weight-asian="normal" style:font-size-complex="14pt" style:font-style-complex="italic" style:font-weight-complex="normal" style:text-emphasize="none"/>
    </style:style>
    <style:style style:name="P25"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295b5f" style:font-size-asian="14pt" style:font-style-asian="italic" style:font-weight-asian="normal" style:font-size-complex="14pt" style:font-style-complex="italic" style:font-weight-complex="normal" style:text-emphasize="none"/>
    </style:style>
    <style:style style:name="P26"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2a84dc" style:font-size-asian="14pt" style:font-style-asian="italic" style:font-weight-asian="normal" style:font-size-complex="14pt" style:font-style-complex="italic" style:font-weight-complex="normal" style:text-emphasize="none"/>
    </style:style>
    <style:style style:name="P27"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3168b3" style:font-size-asian="14pt" style:font-style-asian="italic" style:font-weight-asian="normal" style:font-size-complex="14pt" style:font-style-complex="italic" style:font-weight-complex="normal" style:text-emphasize="none"/>
    </style:style>
    <style:style style:name="P28"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4cabba" style:font-size-asian="14pt" style:font-style-asian="italic" style:font-weight-asian="normal" style:font-size-complex="14pt" style:font-style-complex="italic" style:font-weight-complex="normal" style:text-emphasize="none"/>
    </style:style>
    <style:style style:name="P29"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55dcf8" style:font-size-asian="14pt" style:font-style-asian="italic" style:font-weight-asian="normal" style:font-size-complex="14pt" style:font-style-complex="italic" style:font-weight-complex="normal" style:text-emphasize="none"/>
    </style:style>
    <style:style style:name="P30"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574109" style:font-size-asian="14pt" style:font-style-asian="italic" style:font-weight-asian="normal" style:font-size-complex="14pt" style:font-style-complex="italic" style:font-weight-complex="normal" style:text-emphasize="none"/>
    </style:style>
    <style:style style:name="P31"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57dec4" style:font-size-asian="14pt" style:font-style-asian="italic" style:font-weight-asian="normal" style:font-size-complex="14pt" style:font-style-complex="italic" style:font-weight-complex="normal" style:text-emphasize="none"/>
    </style:style>
    <style:style style:name="P32"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62468e" style:font-size-asian="14pt" style:font-style-asian="italic" style:font-weight-asian="normal" style:font-size-complex="14pt" style:font-style-complex="italic" style:font-weight-complex="normal" style:text-emphasize="none"/>
    </style:style>
    <style:style style:name="P33"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21a734" officeooo:paragraph-rsid="00295b5f" style:font-size-asian="14pt" style:font-style-asian="italic" style:font-weight-asian="normal" style:font-size-complex="14pt" style:font-style-complex="italic" style:font-weight-complex="normal" style:text-emphasize="none"/>
    </style:style>
    <style:style style:name="P34"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21a734" officeooo:paragraph-rsid="0062468e" style:font-size-asian="14pt" style:font-style-asian="italic" style:font-weight-asian="normal" style:font-size-complex="14pt" style:font-style-complex="italic" style:font-weight-complex="normal" style:text-emphasize="none"/>
    </style:style>
    <style:style style:name="P35"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c6201" officeooo:paragraph-rsid="002c6433" style:font-size-asian="14pt" style:font-style-asian="italic" style:font-weight-asian="normal" style:font-size-complex="14pt" style:font-style-complex="italic" style:font-weight-complex="normal" style:text-emphasize="none"/>
    </style:style>
    <style:style style:name="P36"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2c6433" officeooo:paragraph-rsid="002738e8" style:font-size-asian="14pt" style:font-style-asian="italic" style:font-weight-asian="normal" style:font-size-complex="14pt" style:font-style-complex="italic" style:font-weight-complex="normal" style:text-emphasize="none"/>
    </style:style>
    <style:style style:name="P37"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2a86d9" officeooo:paragraph-rsid="004cabba" style:font-size-asian="14pt" style:font-style-asian="italic" style:font-weight-asian="normal" style:font-size-complex="14pt" style:font-style-complex="italic" style:font-weight-complex="normal" style:text-emphasize="none"/>
    </style:style>
    <style:style style:name="P38"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5c9cf1" officeooo:paragraph-rsid="005c9cf1" style:font-size-asian="14pt" style:font-style-asian="italic" style:font-weight-asian="normal" style:font-size-complex="14pt" style:font-style-complex="italic" style:font-weight-complex="normal" style:text-emphasize="none"/>
    </style:style>
    <style:style style:name="P3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150f96" style:font-size-asian="14pt" style:font-style-asian="normal" style:font-weight-asian="normal" style:font-size-complex="14pt" style:font-style-complex="normal" style:font-weight-complex="normal" style:text-emphasize="none"/>
    </style:style>
    <style:style style:name="P4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1a46f0" style:font-size-asian="14pt" style:font-style-asian="normal" style:font-weight-asian="normal" style:font-size-complex="14pt" style:font-style-complex="normal" style:font-weight-complex="normal" style:text-emphasize="none"/>
    </style:style>
    <style:style style:name="P4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21a734" style:font-size-asian="14pt" style:font-style-asian="normal" style:font-weight-asian="normal" style:font-size-complex="14pt" style:font-style-complex="normal" style:font-weight-complex="normal" style:text-emphasize="none"/>
    </style:style>
    <style:style style:name="P4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23812b" style:font-size-asian="14pt" style:font-style-asian="normal" style:font-weight-asian="normal" style:font-size-complex="14pt" style:font-style-complex="normal" style:font-weight-complex="normal" style:text-emphasize="none"/>
    </style:style>
    <style:style style:name="P4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272a04" style:font-size-asian="14pt" style:font-style-asian="normal" style:font-weight-asian="normal" style:font-size-complex="14pt" style:font-style-complex="normal" style:font-weight-complex="normal" style:text-emphasize="none"/>
    </style:style>
    <style:style style:name="P4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295b5f" style:font-size-asian="14pt" style:font-style-asian="normal" style:font-weight-asian="normal" style:font-size-complex="14pt" style:font-style-complex="normal" style:font-weight-complex="normal" style:text-emphasize="none"/>
    </style:style>
    <style:style style:name="P4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2a84dc" style:font-size-asian="14pt" style:font-style-asian="normal" style:font-weight-asian="normal" style:font-size-complex="14pt" style:font-style-complex="normal" style:font-weight-complex="normal" style:text-emphasize="none"/>
    </style:style>
    <style:style style:name="P4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3168b3" style:font-size-asian="14pt" style:font-style-asian="normal" style:font-weight-asian="normal" style:font-size-complex="14pt" style:font-style-complex="normal" style:font-weight-complex="normal" style:text-emphasize="none"/>
    </style:style>
    <style:style style:name="P4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4cabba" style:font-size-asian="14pt" style:font-style-asian="normal" style:font-weight-asian="normal" style:font-size-complex="14pt" style:font-style-complex="normal" style:font-weight-complex="normal" style:text-emphasize="none"/>
    </style:style>
    <style:style style:name="P4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55dcf8" style:font-size-asian="14pt" style:font-style-asian="normal" style:font-weight-asian="normal" style:font-size-complex="14pt" style:font-style-complex="normal" style:font-weight-complex="normal" style:text-emphasize="none"/>
    </style:style>
    <style:style style:name="P4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574109" style:font-size-asian="14pt" style:font-style-asian="normal" style:font-weight-asian="normal" style:font-size-complex="14pt" style:font-style-complex="normal" style:font-weight-complex="normal" style:text-emphasize="none"/>
    </style:style>
    <style:style style:name="P5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57dec4" style:font-size-asian="14pt" style:font-style-asian="normal" style:font-weight-asian="normal" style:font-size-complex="14pt" style:font-style-complex="normal" style:font-weight-complex="normal" style:text-emphasize="none"/>
    </style:style>
    <style:style style:name="P5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62468e" style:font-size-asian="14pt" style:font-style-asian="normal" style:font-weight-asian="normal" style:font-size-complex="14pt" style:font-style-complex="normal" style:font-weight-complex="normal" style:text-emphasize="none"/>
    </style:style>
    <style:style style:name="P5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17f407" style:font-size-asian="14pt" style:font-style-asian="normal" style:font-weight-asian="normal" style:font-size-complex="14pt" style:font-style-complex="normal" style:font-weight-complex="normal" style:text-emphasize="none"/>
    </style:style>
    <style:style style:name="P5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1a46f0" style:font-size-asian="14pt" style:font-style-asian="normal" style:font-weight-asian="normal" style:font-size-complex="14pt" style:font-style-complex="normal" style:font-weight-complex="normal" style:text-emphasize="none"/>
    </style:style>
    <style:style style:name="P5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272a04" style:font-size-asian="14pt" style:font-style-asian="normal" style:font-weight-asian="normal" style:font-size-complex="14pt" style:font-style-complex="normal" style:font-weight-complex="normal" style:text-emphasize="none"/>
    </style:style>
    <style:style style:name="P5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3168b3" style:font-size-asian="14pt" style:font-style-asian="normal" style:font-weight-asian="normal" style:font-size-complex="14pt" style:font-style-complex="normal" style:font-weight-complex="normal" style:text-emphasize="none"/>
    </style:style>
    <style:style style:name="P5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15ad0" style:font-size-asian="14pt" style:font-style-asian="normal" style:font-weight-asian="normal" style:font-size-complex="14pt" style:font-style-complex="normal" style:font-weight-complex="normal" style:text-emphasize="none"/>
    </style:style>
    <style:style style:name="P5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321bb" style:font-size-asian="14pt" style:font-style-asian="normal" style:font-weight-asian="normal" style:font-size-complex="14pt" style:font-style-complex="normal" style:font-weight-complex="normal" style:text-emphasize="none"/>
    </style:style>
    <style:style style:name="P5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3931e" style:font-size-asian="14pt" style:font-style-asian="normal" style:font-weight-asian="normal" style:font-size-complex="14pt" style:font-style-complex="normal" style:font-weight-complex="normal" style:text-emphasize="none"/>
    </style:style>
    <style:style style:name="P5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3f6ab" style:font-size-asian="14pt" style:font-style-asian="normal" style:font-weight-asian="normal" style:font-size-complex="14pt" style:font-style-complex="normal" style:font-weight-complex="normal" style:text-emphasize="none"/>
    </style:style>
    <style:style style:name="P6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3fc6c" style:font-size-asian="14pt" style:font-style-asian="normal" style:font-weight-asian="normal" style:font-size-complex="14pt" style:font-style-complex="normal" style:font-weight-complex="normal" style:text-emphasize="none"/>
    </style:style>
    <style:style style:name="P6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4c2d4" style:font-size-asian="14pt" style:font-style-asian="normal" style:font-weight-asian="normal" style:font-size-complex="14pt" style:font-style-complex="normal" style:font-weight-complex="normal" style:text-emphasize="none"/>
    </style:style>
    <style:style style:name="P6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52f7b" style:font-size-asian="14pt" style:font-style-asian="normal" style:font-weight-asian="normal" style:font-size-complex="14pt" style:font-style-complex="normal" style:font-weight-complex="normal" style:text-emphasize="none"/>
    </style:style>
    <style:style style:name="P6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70b80" style:font-size-asian="14pt" style:font-style-asian="normal" style:font-weight-asian="normal" style:font-size-complex="14pt" style:font-style-complex="normal" style:font-weight-complex="normal" style:text-emphasize="none"/>
    </style:style>
    <style:style style:name="P6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cabba" style:font-size-asian="14pt" style:font-style-asian="normal" style:font-weight-asian="normal" style:font-size-complex="14pt" style:font-style-complex="normal" style:font-weight-complex="normal" style:text-emphasize="none"/>
    </style:style>
    <style:style style:name="P6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521c75" style:font-size-asian="14pt" style:font-style-asian="normal" style:font-weight-asian="normal" style:font-size-complex="14pt" style:font-style-complex="normal" style:font-weight-complex="normal" style:text-emphasize="none"/>
    </style:style>
    <style:style style:name="P6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1e266b" style:font-size-asian="14pt" style:font-style-asian="normal" style:font-weight-asian="normal" style:font-size-complex="14pt" style:font-style-complex="normal" style:font-weight-complex="normal" style:text-emphasize="none"/>
    </style:style>
    <style:style style:name="P6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55dcf8" style:font-size-asian="14pt" style:font-style-asian="normal" style:font-weight-asian="normal" style:font-size-complex="14pt" style:font-style-complex="normal" style:font-weight-complex="normal" style:text-emphasize="none"/>
    </style:style>
    <style:style style:name="P6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574109" style:font-size-asian="14pt" style:font-style-asian="normal" style:font-weight-asian="normal" style:font-size-complex="14pt" style:font-style-complex="normal" style:font-weight-complex="normal" style:text-emphasize="none"/>
    </style:style>
    <style:style style:name="P6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57dec4" style:font-size-asian="14pt" style:font-style-asian="normal" style:font-weight-asian="normal" style:font-size-complex="14pt" style:font-style-complex="normal" style:font-weight-complex="normal" style:text-emphasize="none"/>
    </style:style>
    <style:style style:name="P7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1c9f9f" style:font-size-asian="14pt" style:font-style-asian="normal" style:font-weight-asian="normal" style:font-size-complex="14pt" style:font-style-complex="normal" style:font-weight-complex="normal" style:text-emphasize="none"/>
    </style:style>
    <style:style style:name="P7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3561ac" style:font-size-asian="14pt" style:font-style-asian="normal" style:font-weight-asian="normal" style:font-size-complex="14pt" style:font-style-complex="normal" style:font-weight-complex="normal" style:text-emphasize="none"/>
    </style:style>
    <style:style style:name="P7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3f44eb" style:font-size-asian="14pt" style:font-style-asian="normal" style:font-weight-asian="normal" style:font-size-complex="14pt" style:font-style-complex="normal" style:font-weight-complex="normal" style:text-emphasize="none"/>
    </style:style>
    <style:style style:name="P7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415ad0" style:font-size-asian="14pt" style:font-style-asian="normal" style:font-weight-asian="normal" style:font-size-complex="14pt" style:font-style-complex="normal" style:font-weight-complex="normal" style:text-emphasize="none"/>
    </style:style>
    <style:style style:name="P7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4321bb" style:font-size-asian="14pt" style:font-style-asian="normal" style:font-weight-asian="normal" style:font-size-complex="14pt" style:font-style-complex="normal" style:font-weight-complex="normal" style:text-emphasize="none"/>
    </style:style>
    <style:style style:name="P7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43f6ab" style:font-size-asian="14pt" style:font-style-asian="normal" style:font-weight-asian="normal" style:font-size-complex="14pt" style:font-style-complex="normal" style:font-weight-complex="normal" style:text-emphasize="none"/>
    </style:style>
    <style:style style:name="P7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143fca" style:font-size-asian="14pt" style:font-style-asian="normal" style:font-weight-asian="normal" style:font-size-complex="14pt" style:font-style-complex="normal" style:font-weight-complex="normal" style:text-emphasize="none"/>
    </style:style>
    <style:style style:name="P7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58194b" style:font-size-asian="14pt" style:font-style-asian="normal" style:font-weight-asian="normal" style:font-size-complex="14pt" style:font-style-complex="normal" style:font-weight-complex="normal" style:text-emphasize="none"/>
    </style:style>
    <style:style style:name="P7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407" officeooo:paragraph-rsid="001a46f0" style:font-size-asian="14pt" style:font-style-asian="normal" style:font-weight-asian="normal" style:font-size-complex="14pt" style:font-style-complex="normal" style:font-weight-complex="normal" style:text-emphasize="none"/>
    </style:style>
    <style:style style:name="P7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407" officeooo:paragraph-rsid="00201808" style:font-size-asian="14pt" style:font-style-asian="normal" style:font-weight-asian="normal" style:font-size-complex="14pt" style:font-style-complex="normal" style:font-weight-complex="normal" style:text-emphasize="none"/>
    </style:style>
    <style:style style:name="P8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407" officeooo:paragraph-rsid="00272a04" style:font-size-asian="14pt" style:font-style-asian="normal" style:font-weight-asian="normal" style:font-size-complex="14pt" style:font-style-complex="normal" style:font-weight-complex="normal" style:text-emphasize="none"/>
    </style:style>
    <style:style style:name="P8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407" officeooo:paragraph-rsid="00150f96" style:font-size-asian="14pt" style:font-style-asian="normal" style:font-weight-asian="normal" style:font-size-complex="14pt" style:font-style-complex="normal" style:font-weight-complex="normal" style:text-emphasize="none"/>
    </style:style>
    <style:style style:name="P8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407" officeooo:paragraph-rsid="002a86d9" style:font-size-asian="14pt" style:font-style-asian="normal" style:font-weight-asian="normal" style:font-size-complex="14pt" style:font-style-complex="normal" style:font-weight-complex="normal" style:text-emphasize="none"/>
    </style:style>
    <style:style style:name="P8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407" officeooo:paragraph-rsid="0055dcf8" style:font-size-asian="14pt" style:font-style-asian="normal" style:font-weight-asian="normal" style:font-size-complex="14pt" style:font-style-complex="normal" style:font-weight-complex="normal" style:text-emphasize="none"/>
    </style:style>
    <style:style style:name="P8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407" officeooo:paragraph-rsid="00574109" style:font-size-asian="14pt" style:font-style-asian="normal" style:font-weight-asian="normal" style:font-size-complex="14pt" style:font-style-complex="normal" style:font-weight-complex="normal" style:text-emphasize="none"/>
    </style:style>
    <style:style style:name="P8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01808" officeooo:paragraph-rsid="00201808" style:font-size-asian="14pt" style:font-style-asian="normal" style:font-weight-asian="normal" style:font-size-complex="14pt" style:font-style-complex="normal" style:font-weight-complex="normal" style:text-emphasize="none"/>
    </style:style>
    <style:style style:name="P8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01808" officeooo:paragraph-rsid="00272a04" style:font-size-asian="14pt" style:font-style-asian="normal" style:font-weight-asian="normal" style:font-size-complex="14pt" style:font-style-complex="normal" style:font-weight-complex="normal" style:text-emphasize="none"/>
    </style:style>
    <style:style style:name="P8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01808" officeooo:paragraph-rsid="0055dcf8" style:font-size-asian="14pt" style:font-style-asian="normal" style:font-weight-asian="normal" style:font-size-complex="14pt" style:font-style-complex="normal" style:font-weight-complex="normal" style:text-emphasize="none"/>
    </style:style>
    <style:style style:name="P8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23812b" style:font-size-asian="14pt" style:font-style-asian="normal" style:font-weight-asian="normal" style:font-size-complex="14pt" style:font-style-complex="normal" style:font-weight-complex="normal" style:text-emphasize="none"/>
    </style:style>
    <style:style style:name="P8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272a04" style:font-size-asian="14pt" style:font-style-asian="normal" style:font-weight-asian="normal" style:font-size-complex="14pt" style:font-style-complex="normal" style:font-weight-complex="normal" style:text-emphasize="none"/>
    </style:style>
    <style:style style:name="P9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295b5f" style:font-size-asian="14pt" style:font-style-asian="normal" style:font-weight-asian="normal" style:font-size-complex="14pt" style:font-style-complex="normal" style:font-weight-complex="normal" style:text-emphasize="none"/>
    </style:style>
    <style:style style:name="P9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2a84dc" style:font-size-asian="14pt" style:font-style-asian="normal" style:font-weight-asian="normal" style:font-size-complex="14pt" style:font-style-complex="normal" style:font-weight-complex="normal" style:text-emphasize="none"/>
    </style:style>
    <style:style style:name="P9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3168b3" style:font-size-asian="14pt" style:font-style-asian="normal" style:font-weight-asian="normal" style:font-size-complex="14pt" style:font-style-complex="normal" style:font-weight-complex="normal" style:text-emphasize="none"/>
    </style:style>
    <style:style style:name="P9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362c23" style:font-size-asian="14pt" style:font-style-asian="normal" style:font-weight-asian="normal" style:font-size-complex="14pt" style:font-style-complex="normal" style:font-weight-complex="normal" style:text-emphasize="none"/>
    </style:style>
    <style:style style:name="P9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4cc249" style:font-size-asian="14pt" style:font-style-asian="normal" style:font-weight-asian="normal" style:font-size-complex="14pt" style:font-style-complex="normal" style:font-weight-complex="normal" style:text-emphasize="none"/>
    </style:style>
    <style:style style:name="P9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574109" style:font-size-asian="14pt" style:font-style-asian="normal" style:font-weight-asian="normal" style:font-size-complex="14pt" style:font-style-complex="normal" style:font-weight-complex="normal" style:text-emphasize="none"/>
    </style:style>
    <style:style style:name="P9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21a734" style:font-size-asian="14pt" style:font-style-asian="normal" style:font-weight-asian="normal" style:font-size-complex="14pt" style:font-style-complex="normal" style:font-weight-complex="normal" style:text-emphasize="none"/>
    </style:style>
    <style:style style:name="P9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1a46f0" style:font-size-asian="14pt" style:font-style-asian="normal" style:font-weight-asian="normal" style:font-size-complex="14pt" style:font-style-complex="normal" style:font-weight-complex="normal" style:text-emphasize="none"/>
    </style:style>
    <style:style style:name="P9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23812b" style:font-size-asian="14pt" style:font-style-asian="normal" style:font-weight-asian="normal" style:font-size-complex="14pt" style:font-style-complex="normal" style:font-weight-complex="normal" style:text-emphasize="none"/>
    </style:style>
    <style:style style:name="P9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272a04" style:font-size-asian="14pt" style:font-style-asian="normal" style:font-weight-asian="normal" style:font-size-complex="14pt" style:font-style-complex="normal" style:font-weight-complex="normal" style:text-emphasize="none"/>
    </style:style>
    <style:style style:name="P10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295b5f" style:font-size-asian="14pt" style:font-style-asian="normal" style:font-weight-asian="normal" style:font-size-complex="14pt" style:font-style-complex="normal" style:font-weight-complex="normal" style:text-emphasize="none"/>
    </style:style>
    <style:style style:name="P10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189f94" style:font-size-asian="14pt" style:font-style-asian="normal" style:font-weight-asian="normal" style:font-size-complex="14pt" style:font-style-complex="normal" style:font-weight-complex="normal" style:text-emphasize="none"/>
    </style:style>
    <style:style style:name="P10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2a84dc" style:font-size-asian="14pt" style:font-style-asian="normal" style:font-weight-asian="normal" style:font-size-complex="14pt" style:font-style-complex="normal" style:font-weight-complex="normal" style:text-emphasize="none"/>
    </style:style>
    <style:style style:name="P10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2a86d9" style:font-size-asian="14pt" style:font-style-asian="normal" style:font-weight-asian="normal" style:font-size-complex="14pt" style:font-style-complex="normal" style:font-weight-complex="normal" style:text-emphasize="none"/>
    </style:style>
    <style:style style:name="P10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3168b3" style:font-size-asian="14pt" style:font-style-asian="normal" style:font-weight-asian="normal" style:font-size-complex="14pt" style:font-style-complex="normal" style:font-weight-complex="normal" style:text-emphasize="none"/>
    </style:style>
    <style:style style:name="P10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3601ae" style:font-size-asian="14pt" style:font-style-asian="normal" style:font-weight-asian="normal" style:font-size-complex="14pt" style:font-style-complex="normal" style:font-weight-complex="normal" style:text-emphasize="none"/>
    </style:style>
    <style:style style:name="P10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541958" style:font-size-asian="14pt" style:font-style-asian="normal" style:font-weight-asian="normal" style:font-size-complex="14pt" style:font-style-complex="normal" style:font-weight-complex="normal" style:text-emphasize="none"/>
    </style:style>
    <style:style style:name="P10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55dcf8" style:font-size-asian="14pt" style:font-style-asian="normal" style:font-weight-asian="normal" style:font-size-complex="14pt" style:font-style-complex="normal" style:font-weight-complex="normal" style:text-emphasize="none"/>
    </style:style>
    <style:style style:name="P10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574109" style:font-size-asian="14pt" style:font-style-asian="normal" style:font-weight-asian="normal" style:font-size-complex="14pt" style:font-style-complex="normal" style:font-weight-complex="normal" style:text-emphasize="none"/>
    </style:style>
    <style:style style:name="P10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57dec4" style:font-size-asian="14pt" style:font-style-asian="normal" style:font-weight-asian="normal" style:font-size-complex="14pt" style:font-style-complex="normal" style:font-weight-complex="normal" style:text-emphasize="none"/>
    </style:style>
    <style:style style:name="P11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a46f0" officeooo:paragraph-rsid="001a46f0" style:font-size-asian="14pt" style:font-style-asian="normal" style:font-weight-asian="normal" style:font-size-complex="14pt" style:font-style-complex="normal" style:font-weight-complex="normal" style:text-emphasize="none"/>
    </style:style>
    <style:style style:name="P11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a46f0" officeooo:paragraph-rsid="0023812b" style:font-size-asian="14pt" style:font-style-asian="normal" style:font-weight-asian="normal" style:font-size-complex="14pt" style:font-style-complex="normal" style:font-weight-complex="normal" style:text-emphasize="none"/>
    </style:style>
    <style:style style:name="P11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a46f0" officeooo:paragraph-rsid="00295b5f" style:font-size-asian="14pt" style:font-style-asian="normal" style:font-weight-asian="normal" style:font-size-complex="14pt" style:font-style-complex="normal" style:font-weight-complex="normal" style:text-emphasize="none"/>
    </style:style>
    <style:style style:name="P11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a46f0" officeooo:paragraph-rsid="0021a734" style:font-size-asian="14pt" style:font-style-asian="normal" style:font-weight-asian="normal" style:font-size-complex="14pt" style:font-style-complex="normal" style:font-weight-complex="normal" style:text-emphasize="none"/>
    </style:style>
    <style:style style:name="P11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a46f0" officeooo:paragraph-rsid="004b72e1" style:font-size-asian="14pt" style:font-style-asian="normal" style:font-weight-asian="normal" style:font-size-complex="14pt" style:font-style-complex="normal" style:font-weight-complex="normal" style:text-emphasize="none"/>
    </style:style>
    <style:style style:name="P11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3812b" officeooo:paragraph-rsid="0023812b" style:font-size-asian="14pt" style:font-style-asian="normal" style:font-weight-asian="normal" style:font-size-complex="14pt" style:font-style-complex="normal" style:font-weight-complex="normal" style:text-emphasize="none"/>
    </style:style>
    <style:style style:name="P11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3812b" officeooo:paragraph-rsid="00345424" style:font-size-asian="14pt" style:font-style-asian="normal" style:font-weight-asian="normal" style:font-size-complex="14pt" style:font-style-complex="normal" style:font-weight-complex="normal" style:text-emphasize="none"/>
    </style:style>
    <style:style style:name="P11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9a620" officeooo:paragraph-rsid="0029a620" style:font-size-asian="14pt" style:font-style-asian="normal" style:font-weight-asian="normal" style:font-size-complex="14pt" style:font-style-complex="normal" style:font-weight-complex="normal" style:text-emphasize="none"/>
    </style:style>
    <style:style style:name="P11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9a620" officeooo:paragraph-rsid="002a84dc" style:font-size-asian="14pt" style:font-style-asian="normal" style:font-weight-asian="normal" style:font-size-complex="14pt" style:font-style-complex="normal" style:font-weight-complex="normal" style:text-emphasize="none"/>
    </style:style>
    <style:style style:name="P11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9a620" officeooo:paragraph-rsid="004cabba" style:font-size-asian="14pt" style:font-style-asian="normal" style:font-weight-asian="normal" style:font-size-complex="14pt" style:font-style-complex="normal" style:font-weight-complex="normal" style:text-emphasize="none"/>
    </style:style>
    <style:style style:name="P12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9a620" officeooo:paragraph-rsid="0055dcf8" style:font-size-asian="14pt" style:font-style-asian="normal" style:font-weight-asian="normal" style:font-size-complex="14pt" style:font-style-complex="normal" style:font-weight-complex="normal" style:text-emphasize="none"/>
    </style:style>
    <style:style style:name="P12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9a620" officeooo:paragraph-rsid="00574109" style:font-size-asian="14pt" style:font-style-asian="normal" style:font-weight-asian="normal" style:font-size-complex="14pt" style:font-style-complex="normal" style:font-weight-complex="normal" style:text-emphasize="none"/>
    </style:style>
    <style:style style:name="P12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9a620" officeooo:paragraph-rsid="0057dec4" style:font-size-asian="14pt" style:font-style-asian="normal" style:font-weight-asian="normal" style:font-size-complex="14pt" style:font-style-complex="normal" style:font-weight-complex="normal" style:text-emphasize="none"/>
    </style:style>
    <style:style style:name="P12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9a620" officeooo:paragraph-rsid="003168b3" style:font-size-asian="14pt" style:font-style-asian="normal" style:font-weight-asian="normal" style:font-size-complex="14pt" style:font-style-complex="normal" style:font-weight-complex="normal" style:text-emphasize="none"/>
    </style:style>
    <style:style style:name="P12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3168b3" officeooo:paragraph-rsid="003168b3" style:font-size-asian="14pt" style:font-style-asian="normal" style:font-weight-asian="normal" style:font-size-complex="14pt" style:font-style-complex="normal" style:font-weight-complex="normal" style:text-emphasize="none"/>
    </style:style>
    <style:style style:name="P12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345424" officeooo:paragraph-rsid="003a5d47" style:font-size-asian="14pt" style:font-style-asian="normal" style:font-weight-asian="normal" style:font-size-complex="14pt" style:font-style-complex="normal" style:font-weight-complex="normal" style:text-emphasize="none"/>
    </style:style>
    <style:style style:name="P12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373464" officeooo:paragraph-rsid="00373464" style:font-size-asian="14pt" style:font-style-asian="normal" style:font-weight-asian="normal" style:font-size-complex="14pt" style:font-style-complex="normal" style:font-weight-complex="normal" style:text-emphasize="none"/>
    </style:style>
    <style:style style:name="P12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373464" officeooo:paragraph-rsid="0037c2ca" style:font-size-asian="14pt" style:font-style-asian="normal" style:font-weight-asian="normal" style:font-size-complex="14pt" style:font-style-complex="normal" style:font-weight-complex="normal" style:text-emphasize="none"/>
    </style:style>
    <style:style style:name="P12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373464" officeooo:paragraph-rsid="003a5d47" style:font-size-asian="14pt" style:font-style-asian="normal" style:font-weight-asian="normal" style:font-size-complex="14pt" style:font-style-complex="normal" style:font-weight-complex="normal" style:text-emphasize="none"/>
    </style:style>
    <style:style style:name="P12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062b12" officeooo:paragraph-rsid="00413f71" style:font-size-asian="14pt" style:font-style-asian="normal" style:font-weight-asian="normal" style:font-size-complex="14pt" style:font-style-complex="normal" style:font-weight-complex="normal" style:text-emphasize="none"/>
    </style:style>
    <style:style style:name="P13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4321bb" officeooo:paragraph-rsid="004321bb" style:font-size-asian="14pt" style:font-style-asian="normal" style:font-weight-asian="normal" style:font-size-complex="14pt" style:font-style-complex="normal" style:font-weight-complex="normal" style:text-emphasize="none"/>
    </style:style>
    <style:style style:name="P13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486160" officeooo:paragraph-rsid="00486160" style:font-size-asian="14pt" style:font-style-asian="normal" style:font-weight-asian="normal" style:font-size-complex="14pt" style:font-style-complex="normal" style:font-weight-complex="normal" style:text-emphasize="none"/>
    </style:style>
    <style:style style:name="P13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48982e" officeooo:paragraph-rsid="0048982e" style:font-size-asian="14pt" style:font-style-asian="normal" style:font-weight-asian="normal" style:font-size-complex="14pt" style:font-style-complex="normal" style:font-weight-complex="normal" style:text-emphasize="none"/>
    </style:style>
    <style:style style:name="P13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48982e" officeooo:paragraph-rsid="004a28ad" style:font-size-asian="14pt" style:font-style-asian="normal" style:font-weight-asian="normal" style:font-size-complex="14pt" style:font-style-complex="normal" style:font-weight-complex="normal" style:text-emphasize="none"/>
    </style:style>
    <style:style style:name="P13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48982e" officeooo:paragraph-rsid="0058194b" style:font-size-asian="14pt" style:font-style-asian="normal" style:font-weight-asian="normal" style:font-size-complex="14pt" style:font-style-complex="normal" style:font-weight-complex="normal" style:text-emphasize="none"/>
    </style:style>
    <style:style style:name="P13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4cc249" officeooo:paragraph-rsid="004cc249" style:font-size-asian="14pt" style:font-style-asian="normal" style:font-weight-asian="normal" style:font-size-complex="14pt" style:font-style-complex="normal" style:font-weight-complex="normal" style:text-emphasize="none"/>
    </style:style>
    <style:style style:name="P13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574109" officeooo:paragraph-rsid="00574109" style:font-size-asian="14pt" style:font-style-asian="normal" style:font-weight-asian="normal" style:font-size-complex="14pt" style:font-style-complex="normal" style:font-weight-complex="normal" style:text-emphasize="none"/>
    </style:style>
    <style:style style:name="P13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5c9cf1" officeooo:paragraph-rsid="005fe690" style:font-size-asian="14pt" style:font-style-asian="normal" style:font-weight-asian="normal" style:font-size-complex="14pt" style:font-style-complex="normal" style:font-weight-complex="normal" style:text-emphasize="none"/>
    </style:style>
    <style:style style:name="P13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0829c8" officeooo:paragraph-rsid="0062468e" style:font-size-asian="14pt" style:font-style-asian="normal" style:font-weight-asian="normal" style:font-size-complex="14pt" style:font-style-complex="normal" style:font-weight-complex="normal" style:text-emphasize="none"/>
    </style:style>
    <style:style style:name="P13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1380d" officeooo:paragraph-rsid="0062468e" style:font-size-asian="14pt" style:font-style-asian="normal" style:font-weight-asian="normal" style:font-size-complex="14pt" style:font-style-complex="normal" style:font-weight-complex="normal" style:text-emphasize="none"/>
    </style:style>
    <style:style style:name="P14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085f1f" officeooo:paragraph-rsid="0062468e" style:font-size-asian="14pt" style:font-style-asian="normal" style:font-weight-asian="normal" style:font-size-complex="14pt" style:font-style-complex="normal" style:font-weight-complex="normal" style:text-emphasize="none"/>
    </style:style>
    <style:style style:name="P14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0b4c11" officeooo:paragraph-rsid="0062468e" style:font-size-asian="14pt" style:font-style-asian="normal" style:font-weight-asian="normal" style:font-size-complex="14pt" style:font-style-complex="normal" style:font-weight-complex="normal" style:text-emphasize="none"/>
    </style:style>
    <style:style style:name="P14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0e591a" officeooo:paragraph-rsid="0062468e" style:font-size-asian="14pt" style:font-style-asian="normal" style:font-weight-asian="normal" style:font-size-complex="14pt" style:font-style-complex="normal" style:font-weight-complex="normal" style:text-emphasize="none"/>
    </style:style>
    <style:style style:name="P14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0f424c" officeooo:paragraph-rsid="0062468e" style:font-size-asian="14pt" style:font-style-asian="normal" style:font-weight-asian="normal" style:font-size-complex="14pt" style:font-style-complex="normal" style:font-weight-complex="normal" style:text-emphasize="none"/>
    </style:style>
    <style:style style:name="P14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454a1" officeooo:paragraph-rsid="0062468e" style:font-size-asian="14pt" style:font-style-asian="normal" style:font-weight-asian="normal" style:font-size-complex="14pt" style:font-style-complex="normal" style:font-weight-complex="normal" style:text-emphasize="none"/>
    </style:style>
    <style:style style:name="P14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04512" officeooo:paragraph-rsid="0062468e" style:font-size-asian="14pt" style:font-style-asian="normal" style:font-weight-asian="normal" style:font-size-complex="14pt" style:font-style-complex="normal" style:font-weight-complex="normal" style:text-emphasize="none"/>
    </style:style>
    <style:style style:name="P14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c4720" officeooo:paragraph-rsid="0062468e" style:font-size-asian="14pt" style:font-style-asian="normal" style:font-weight-asian="normal" style:font-size-complex="14pt" style:font-style-complex="normal" style:font-weight-complex="normal" style:text-emphasize="none"/>
    </style:style>
    <style:style style:name="P14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150f96" style:font-size-asian="14pt" style:font-style-asian="normal" style:font-weight-asian="bold" style:font-size-complex="14pt" style:font-style-complex="normal" style:font-weight-complex="bold" style:text-emphasize="none"/>
    </style:style>
    <style:style style:name="P14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1a46f0" style:font-size-asian="14pt" style:font-style-asian="normal" style:font-weight-asian="bold" style:font-size-complex="14pt" style:font-style-complex="normal" style:font-weight-complex="bold" style:text-emphasize="none"/>
    </style:style>
    <style:style style:name="P14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21a734" style:font-size-asian="14pt" style:font-style-asian="normal" style:font-weight-asian="bold" style:font-size-complex="14pt" style:font-style-complex="normal" style:font-weight-complex="bold" style:text-emphasize="none"/>
    </style:style>
    <style:style style:name="P15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23812b" style:font-size-asian="14pt" style:font-style-asian="normal" style:font-weight-asian="bold" style:font-size-complex="14pt" style:font-style-complex="normal" style:font-weight-complex="bold" style:text-emphasize="none"/>
    </style:style>
    <style:style style:name="P15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272a04" style:font-size-asian="14pt" style:font-style-asian="normal" style:font-weight-asian="bold" style:font-size-complex="14pt" style:font-style-complex="normal" style:font-weight-complex="bold" style:text-emphasize="none"/>
    </style:style>
    <style:style style:name="P15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2738e8" style:font-size-asian="14pt" style:font-style-asian="normal" style:font-weight-asian="bold" style:font-size-complex="14pt" style:font-style-complex="normal" style:font-weight-complex="bold" style:text-emphasize="none"/>
    </style:style>
    <style:style style:name="P15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295b5f" style:font-size-asian="14pt" style:font-style-asian="normal" style:font-weight-asian="bold" style:font-size-complex="14pt" style:font-style-complex="normal" style:font-weight-complex="bold" style:text-emphasize="none"/>
    </style:style>
    <style:style style:name="P15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2a84dc" style:font-size-asian="14pt" style:font-style-asian="normal" style:font-weight-asian="bold" style:font-size-complex="14pt" style:font-style-complex="normal" style:font-weight-complex="bold" style:text-emphasize="none"/>
    </style:style>
    <style:style style:name="P15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3168b3" style:font-size-asian="14pt" style:font-style-asian="normal" style:font-weight-asian="bold" style:font-size-complex="14pt" style:font-style-complex="normal" style:font-weight-complex="bold" style:text-emphasize="none"/>
    </style:style>
    <style:style style:name="P15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4cabba" style:font-size-asian="14pt" style:font-style-asian="normal" style:font-weight-asian="bold" style:font-size-complex="14pt" style:font-style-complex="normal" style:font-weight-complex="bold" style:text-emphasize="none"/>
    </style:style>
    <style:style style:name="P15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55dcf8" style:font-size-asian="14pt" style:font-style-asian="normal" style:font-weight-asian="bold" style:font-size-complex="14pt" style:font-style-complex="normal" style:font-weight-complex="bold" style:text-emphasize="none"/>
    </style:style>
    <style:style style:name="P15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574109" style:font-size-asian="14pt" style:font-style-asian="normal" style:font-weight-asian="bold" style:font-size-complex="14pt" style:font-style-complex="normal" style:font-weight-complex="bold" style:text-emphasize="none"/>
    </style:style>
    <style:style style:name="P15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57dec4" style:font-size-asian="14pt" style:font-style-asian="normal" style:font-weight-asian="bold" style:font-size-complex="14pt" style:font-style-complex="normal" style:font-weight-complex="bold" style:text-emphasize="none"/>
    </style:style>
    <style:style style:name="P16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62468e" style:font-size-asian="14pt" style:font-style-asian="normal" style:font-weight-asian="bold" style:font-size-complex="14pt" style:font-style-complex="normal" style:font-weight-complex="bold" style:text-emphasize="none"/>
    </style:style>
    <style:style style:name="P16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189f94" style:font-size-asian="14pt" style:font-style-asian="normal" style:font-weight-asian="bold" style:font-size-complex="14pt" style:font-style-complex="normal" style:font-weight-complex="bold" style:text-emphasize="none"/>
    </style:style>
    <style:style style:name="P16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1a46f0" style:font-size-asian="14pt" style:font-style-asian="normal" style:font-weight-asian="bold" style:font-size-complex="14pt" style:font-style-complex="normal" style:font-weight-complex="bold" style:text-emphasize="none"/>
    </style:style>
    <style:style style:name="P16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21a734" style:font-size-asian="14pt" style:font-style-asian="normal" style:font-weight-asian="bold" style:font-size-complex="14pt" style:font-style-complex="normal" style:font-weight-complex="bold" style:text-emphasize="none"/>
    </style:style>
    <style:style style:name="P16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23812b" style:font-size-asian="14pt" style:font-style-asian="normal" style:font-weight-asian="bold" style:font-size-complex="14pt" style:font-style-complex="normal" style:font-weight-complex="bold" style:text-emphasize="none"/>
    </style:style>
    <style:style style:name="P16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272a04" style:font-size-asian="14pt" style:font-style-asian="normal" style:font-weight-asian="bold" style:font-size-complex="14pt" style:font-style-complex="normal" style:font-weight-complex="bold" style:text-emphasize="none"/>
    </style:style>
    <style:style style:name="P16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295b5f" style:font-size-asian="14pt" style:font-style-asian="normal" style:font-weight-asian="bold" style:font-size-complex="14pt" style:font-style-complex="normal" style:font-weight-complex="bold" style:text-emphasize="none"/>
    </style:style>
    <style:style style:name="P16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2a84dc" style:font-size-asian="14pt" style:font-style-asian="normal" style:font-weight-asian="bold" style:font-size-complex="14pt" style:font-style-complex="normal" style:font-weight-complex="bold" style:text-emphasize="none"/>
    </style:style>
    <style:style style:name="P16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3168b3" style:font-size-asian="14pt" style:font-style-asian="normal" style:font-weight-asian="bold" style:font-size-complex="14pt" style:font-style-complex="normal" style:font-weight-complex="bold" style:text-emphasize="none"/>
    </style:style>
    <style:style style:name="P16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4cabba" style:font-size-asian="14pt" style:font-style-asian="normal" style:font-weight-asian="bold" style:font-size-complex="14pt" style:font-style-complex="normal" style:font-weight-complex="bold" style:text-emphasize="none"/>
    </style:style>
    <style:style style:name="P17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55dcf8" style:font-size-asian="14pt" style:font-style-asian="normal" style:font-weight-asian="bold" style:font-size-complex="14pt" style:font-style-complex="normal" style:font-weight-complex="bold" style:text-emphasize="none"/>
    </style:style>
    <style:style style:name="P17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574109" style:font-size-asian="14pt" style:font-style-asian="normal" style:font-weight-asian="bold" style:font-size-complex="14pt" style:font-style-complex="normal" style:font-weight-complex="bold" style:text-emphasize="none"/>
    </style:style>
    <style:style style:name="P17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57dec4" style:font-size-asian="14pt" style:font-style-asian="normal" style:font-weight-asian="bold" style:font-size-complex="14pt" style:font-style-complex="normal" style:font-weight-complex="bold" style:text-emphasize="none"/>
    </style:style>
    <style:style style:name="P17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62468e" style:font-size-asian="14pt" style:font-style-asian="normal" style:font-weight-asian="bold" style:font-size-complex="14pt" style:font-style-complex="normal" style:font-weight-complex="bold" style:text-emphasize="none"/>
    </style:style>
    <style:style style:name="P17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2738e8" officeooo:paragraph-rsid="002738e8" style:font-size-asian="14pt" style:font-style-asian="normal" style:font-weight-asian="bold" style:font-size-complex="14pt" style:font-style-complex="normal" style:font-weight-complex="bold" style:text-emphasize="none"/>
    </style:style>
    <style:style style:name="P17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2738e8" officeooo:paragraph-rsid="002a84dc" style:font-size-asian="14pt" style:font-style-asian="normal" style:font-weight-asian="bold" style:font-size-complex="14pt" style:font-style-complex="normal" style:font-weight-complex="bold" style:text-emphasize="none"/>
    </style:style>
    <style:style style:name="P17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2738e8" officeooo:paragraph-rsid="003a5d47" style:font-size-asian="14pt" style:font-style-asian="normal" style:font-weight-asian="bold" style:font-size-complex="14pt" style:font-style-complex="normal" style:font-weight-complex="bold" style:text-emphasize="none"/>
    </style:style>
    <style:style style:name="P17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2a84dc" officeooo:paragraph-rsid="0037c2ca" style:font-size-asian="14pt" style:font-style-asian="normal" style:font-weight-asian="bold" style:font-size-complex="14pt" style:font-style-complex="normal" style:font-weight-complex="bold" style:text-emphasize="none"/>
    </style:style>
    <style:style style:name="P17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48982e" officeooo:paragraph-rsid="0048982e" style:font-size-asian="14pt" style:font-style-asian="normal" style:font-weight-asian="bold" style:font-size-complex="14pt" style:font-style-complex="normal" style:font-weight-complex="bold" style:text-emphasize="none"/>
    </style:style>
    <style:style style:name="P17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3561ac" officeooo:paragraph-rsid="003561ac" style:font-size-asian="14pt" style:font-style-asian="normal" style:font-weight-asian="bold" style:font-size-complex="14pt" style:font-style-complex="normal" style:font-weight-complex="bold" style:text-emphasize="none"/>
    </style:style>
    <style:style style:name="P18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3a5d47" officeooo:paragraph-rsid="003a5d47" style:font-size-asian="14pt" style:font-style-asian="normal" style:font-weight-asian="bold" style:font-size-complex="14pt" style:font-style-complex="normal" style:font-weight-complex="bold" style:text-emphasize="none"/>
    </style:style>
    <style:style style:name="P18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611ae1" officeooo:paragraph-rsid="00611ae1" style:font-size-asian="14pt" style:font-style-asian="normal" style:font-weight-asian="bold" style:font-size-complex="14pt" style:font-style-complex="normal" style:font-weight-complex="bold" style:text-emphasize="none"/>
    </style:style>
    <style:style style:name="P18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1380d" officeooo:paragraph-rsid="0062468e" style:font-size-asian="14pt" style:font-style-asian="normal" style:font-weight-asian="bold" style:font-size-complex="14pt" style:font-style-complex="normal" style:font-weight-complex="bold" style:text-emphasize="none"/>
    </style:style>
    <style:style style:name="P18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b9ab6" officeooo:paragraph-rsid="0062468e" style:font-size-asian="14pt" style:font-style-asian="normal" style:font-weight-asian="bold" style:font-size-complex="14pt" style:font-style-complex="normal" style:font-weight-complex="bold" style:text-emphasize="none"/>
    </style:style>
    <style:style style:name="P184" style:family="paragraph" style:parent-style-name="Standard">
      <style:text-properties fo:color="#000000" loext:opacity="100%" style:text-outline="false" style:text-line-through-style="none" style:text-line-through-type="none" style:font-name="Segoe UI" fo:font-size="15pt" fo:font-style="italic" fo:text-shadow="none" style:text-underline-style="none" fo:font-weight="bold" officeooo:rsid="002a84dc" officeooo:paragraph-rsid="002a84dc" style:font-size-asian="15pt" style:font-style-asian="italic" style:font-weight-asian="bold" style:font-size-complex="15pt" style:font-style-complex="italic" style:font-weight-complex="bold" style:text-emphasize="none"/>
    </style:style>
    <style:style style:name="P185" style:family="paragraph" style:parent-style-name="Standard">
      <style:text-properties fo:color="#000000" loext:opacity="100%" style:text-outline="false" style:text-line-through-style="none" style:text-line-through-type="none" style:font-name="Segoe UI" fo:font-size="15pt" fo:font-style="normal" fo:text-shadow="none" style:text-underline-style="none" fo:font-weight="bold" officeooo:rsid="00486160" officeooo:paragraph-rsid="00486160" style:font-size-asian="15pt" style:font-style-asian="normal" style:font-weight-asian="bold" style:font-size-complex="15pt" style:font-style-complex="normal" style:font-weight-complex="bold" style:text-emphasize="none"/>
    </style:style>
    <style:style style:name="P186" style:family="paragraph" style:parent-style-name="Standard">
      <style:text-properties fo:color="#000000" loext:opacity="100%" style:font-name="Segoe UI" fo:font-size="14pt" officeooo:paragraph-rsid="001c6201" style:font-size-asian="14pt"/>
    </style:style>
    <style:style style:name="P187" style:family="paragraph" style:parent-style-name="Standard">
      <style:text-properties fo:color="#000000" loext:opacity="100%" style:font-name="Segoe UI" fo:font-size="14pt" officeooo:paragraph-rsid="001c9f9f" style:font-size-asian="14pt"/>
    </style:style>
    <style:style style:name="P188" style:family="paragraph" style:parent-style-name="Standard">
      <style:text-properties fo:color="#000000" loext:opacity="100%" style:font-name="Segoe UI" fo:font-size="14pt" officeooo:rsid="001e06d9" officeooo:paragraph-rsid="001e06d9" style:font-size-asian="14pt"/>
    </style:style>
    <style:style style:name="P189" style:family="paragraph" style:parent-style-name="Standard">
      <style:text-properties fo:color="#000000" loext:opacity="100%" style:font-name="Segoe UI" fo:font-size="14pt" officeooo:rsid="002d802e" officeooo:paragraph-rsid="002d802e" style:font-size-asian="14pt"/>
    </style:style>
    <style:style style:name="P190" style:family="paragraph" style:parent-style-name="Standard">
      <style:text-properties fo:color="#000000" loext:opacity="100%" style:font-name="Segoe UI" fo:font-size="14pt" officeooo:paragraph-rsid="00387c7e" style:font-size-asian="14pt"/>
    </style:style>
    <style:style style:name="P191" style:family="paragraph" style:parent-style-name="Standard">
      <style:text-properties fo:color="#000000" loext:opacity="100%" style:font-name="Segoe UI" fo:font-size="14pt" officeooo:paragraph-rsid="003d58b8" style:font-size-asian="14pt"/>
    </style:style>
    <style:style style:name="P192" style:family="paragraph" style:parent-style-name="Standard">
      <style:text-properties fo:color="#000000" loext:opacity="100%" style:font-name="Segoe UI" fo:font-size="14pt" officeooo:paragraph-rsid="003f44eb" style:font-size-asian="14pt"/>
    </style:style>
    <style:style style:name="P193" style:family="paragraph" style:parent-style-name="Standard">
      <style:text-properties fo:color="#000000" loext:opacity="100%" style:font-name="Segoe UI" fo:font-size="14pt" officeooo:paragraph-rsid="00362c23" style:font-size-asian="14pt"/>
    </style:style>
    <style:style style:name="P194" style:family="paragraph" style:parent-style-name="Standard">
      <style:text-properties fo:color="#000000" loext:opacity="100%" style:font-name="Segoe UI" fo:font-size="14pt" fo:font-weight="bold" officeooo:paragraph-rsid="001c6201" style:font-size-asian="14pt" style:font-weight-asian="bold" style:font-weight-complex="bold"/>
    </style:style>
    <style:style style:name="P195" style:family="paragraph" style:parent-style-name="Standard">
      <style:text-properties fo:color="#000000" loext:opacity="100%" style:font-name="Segoe UI" fo:font-size="14pt" fo:font-style="normal" fo:font-weight="normal" officeooo:rsid="0013c42a" officeooo:paragraph-rsid="001c9f9f" style:font-size-asian="14pt" style:font-style-asian="normal" style:font-weight-asian="normal" style:font-size-complex="14pt" style:font-style-complex="normal" style:font-weight-complex="normal"/>
    </style:style>
    <style:style style:name="P196" style:family="paragraph" style:parent-style-name="Standard">
      <style:text-properties fo:color="#000000" loext:opacity="100%" style:font-name="Segoe UI" fo:font-size="14pt" fo:font-style="normal" officeooo:paragraph-rsid="00511ecf" style:font-size-asian="14pt" style:font-style-asian="normal" style:font-style-complex="normal"/>
    </style:style>
    <style:style style:name="P197" style:family="paragraph" style:parent-style-name="Standard">
      <style:text-properties fo:color="#000000" loext:opacity="100%" style:font-name="Segoe UI" fo:font-size="15pt" fo:font-style="italic" fo:font-weight="bold" officeooo:rsid="0013c42a" officeooo:paragraph-rsid="002738e8" style:font-size-asian="15pt" style:font-style-asian="italic" style:font-weight-asian="bold" style:font-size-complex="15pt" style:font-style-complex="italic" style:font-weight-complex="bold"/>
    </style:style>
    <style:style style:name="P198" style:family="paragraph" style:parent-style-name="Standard">
      <style:text-properties fo:color="#000000" loext:opacity="100%" officeooo:rsid="000e5ad8" officeooo:paragraph-rsid="0062468e"/>
    </style:style>
    <style:style style:name="P199" style:family="paragraph" style:parent-style-name="Standard">
      <style:text-properties fo:color="#000000" loext:opacity="100%" officeooo:rsid="000f424c" officeooo:paragraph-rsid="0062468e"/>
    </style:style>
    <style:style style:name="P200" style:family="paragraph" style:parent-style-name="Standard">
      <style:text-properties fo:font-weight="normal" officeooo:rsid="001a46f0" officeooo:paragraph-rsid="001a46f0" style:font-weight-asian="normal" style:font-weight-complex="normal"/>
    </style:style>
    <style:style style:name="P201" style:family="paragraph" style:parent-style-name="Standard">
      <style:text-properties style:text-outline="false" style:text-line-through-style="none" style:text-line-through-type="none" style:font-name="Liberation Sans" fo:font-size="14pt" fo:font-style="normal" fo:text-shadow="none" style:text-underline-style="none" fo:font-weight="normal" officeooo:rsid="0009e2b3" officeooo:paragraph-rsid="0013c42a" style:font-size-asian="14pt" style:font-style-asian="normal" style:font-weight-asian="normal" style:font-size-complex="14pt" style:font-weight-complex="normal" style:text-emphasize="none"/>
    </style:style>
    <style:style style:name="P202" style:family="paragraph" style:parent-style-name="Standard">
      <style:text-properties style:text-outline="false" style:text-line-through-style="none" style:text-line-through-type="none" style:font-name="Liberation Sans" fo:font-size="14pt" fo:font-style="normal" fo:text-shadow="none" style:text-underline-style="none" fo:font-weight="normal" officeooo:rsid="0001213d" officeooo:paragraph-rsid="0013c42a" style:font-size-asian="14pt" style:font-style-asian="normal" style:font-weight-asian="normal" style:font-size-complex="14pt" style:font-weight-complex="normal" style:text-emphasize="none"/>
    </style:style>
    <style:style style:name="P203" style:family="paragraph" style:parent-style-name="Standard">
      <style:text-properties style:text-outline="false" style:text-line-through-style="none" style:text-line-through-type="none" style:font-name="Liberation Sans" fo:font-size="14pt" fo:font-style="normal" fo:text-shadow="none" style:text-underline-style="none" fo:font-weight="normal" officeooo:rsid="0013c42a" officeooo:paragraph-rsid="0013c42a" style:font-size-asian="14pt" style:font-style-asian="normal" style:font-weight-asian="normal" style:font-size-complex="14pt" style:font-weight-complex="normal" style:text-emphasize="none"/>
    </style:style>
    <style:style style:name="P204" style:family="paragraph" style:parent-style-name="Standard">
      <style:text-properties style:text-outline="false" style:text-line-through-style="none" style:text-line-through-type="none" style:font-name="Liberation Sans" fo:font-size="14pt" fo:font-style="normal" fo:text-shadow="none" style:text-underline-style="none" fo:font-weight="normal" officeooo:rsid="000e30e4" officeooo:paragraph-rsid="002738e8" style:font-size-asian="14pt" style:font-style-asian="normal" style:font-weight-asian="normal" style:font-size-complex="14pt" style:font-weight-complex="normal" style:text-emphasize="none"/>
    </style:style>
    <style:style style:name="P205" style:family="paragraph" style:parent-style-name="Standard">
      <style:text-properties style:text-outline="false" style:text-line-through-style="none" style:text-line-through-type="none" style:font-name="Liberation Sans" fo:font-size="14pt" fo:font-style="normal" fo:text-shadow="none" style:text-underline-style="none" fo:font-weight="normal" officeooo:rsid="000e30e4" officeooo:paragraph-rsid="00486160" style:font-size-asian="14pt" style:font-style-asian="normal" style:font-weight-asian="normal" style:font-size-complex="14pt" style:font-weight-complex="normal" style:text-emphasize="none"/>
    </style:style>
    <style:style style:name="P206" style:family="paragraph" style:parent-style-name="Standard">
      <style:text-properties style:text-outline="false" style:text-line-through-style="none" style:text-line-through-type="none" style:font-name="Liberation Sans" fo:font-size="14pt" fo:font-style="normal" fo:text-shadow="none" style:text-underline-style="none" fo:font-weight="bold" officeooo:rsid="000e30e4" officeooo:paragraph-rsid="00486160" style:font-size-asian="14pt" style:font-style-asian="normal" style:font-weight-asian="bold" style:font-size-complex="14pt" style:font-weight-complex="bold" style:text-emphasize="none"/>
    </style:style>
    <style:style style:name="P207"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189f94" style:font-size-asian="14pt" style:font-style-asian="italic" style:font-weight-asian="normal" style:font-size-complex="14pt" style:font-style-complex="italic" style:font-weight-complex="normal" style:text-emphasize="none"/>
    </style:style>
    <style:style style:name="P208"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1a46f0" style:font-size-asian="14pt" style:font-style-asian="italic" style:font-weight-asian="normal" style:font-size-complex="14pt" style:font-style-complex="italic" style:font-weight-complex="normal" style:text-emphasize="none"/>
    </style:style>
    <style:style style:name="P209"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21a734" style:font-size-asian="14pt" style:font-style-asian="italic" style:font-weight-asian="normal" style:font-size-complex="14pt" style:font-style-complex="italic" style:font-weight-complex="normal" style:text-emphasize="none"/>
    </style:style>
    <style:style style:name="P210"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23812b" style:font-size-asian="14pt" style:font-style-asian="italic" style:font-weight-asian="normal" style:font-size-complex="14pt" style:font-style-complex="italic" style:font-weight-complex="normal" style:text-emphasize="none"/>
    </style:style>
    <style:style style:name="P211"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272a04" style:font-size-asian="14pt" style:font-style-asian="italic" style:font-weight-asian="normal" style:font-size-complex="14pt" style:font-style-complex="italic" style:font-weight-complex="normal" style:text-emphasize="none"/>
    </style:style>
    <style:style style:name="P212"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295b5f" style:font-size-asian="14pt" style:font-style-asian="italic" style:font-weight-asian="normal" style:font-size-complex="14pt" style:font-style-complex="italic" style:font-weight-complex="normal" style:text-emphasize="none"/>
    </style:style>
    <style:style style:name="P213"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2a84dc" style:font-size-asian="14pt" style:font-style-asian="italic" style:font-weight-asian="normal" style:font-size-complex="14pt" style:font-style-complex="italic" style:font-weight-complex="normal" style:text-emphasize="none"/>
    </style:style>
    <style:style style:name="P214"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3168b3" style:font-size-asian="14pt" style:font-style-asian="italic" style:font-weight-asian="normal" style:font-size-complex="14pt" style:font-style-complex="italic" style:font-weight-complex="normal" style:text-emphasize="none"/>
    </style:style>
    <style:style style:name="P215"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4cabba" style:font-size-asian="14pt" style:font-style-asian="italic" style:font-weight-asian="normal" style:font-size-complex="14pt" style:font-style-complex="italic" style:font-weight-complex="normal" style:text-emphasize="none"/>
    </style:style>
    <style:style style:name="P216"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55dcf8" style:font-size-asian="14pt" style:font-style-asian="italic" style:font-weight-asian="normal" style:font-size-complex="14pt" style:font-style-complex="italic" style:font-weight-complex="normal" style:text-emphasize="none"/>
    </style:style>
    <style:style style:name="P217"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574109" style:font-size-asian="14pt" style:font-style-asian="italic" style:font-weight-asian="normal" style:font-size-complex="14pt" style:font-style-complex="italic" style:font-weight-complex="normal" style:text-emphasize="none"/>
    </style:style>
    <style:style style:name="P218"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57dec4" style:font-size-asian="14pt" style:font-style-asian="italic" style:font-weight-asian="normal" style:font-size-complex="14pt" style:font-style-complex="italic" style:font-weight-complex="normal" style:text-emphasize="none"/>
    </style:style>
    <style:style style:name="P219"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62468e" style:font-size-asian="14pt" style:font-style-asian="italic" style:font-weight-asian="normal" style:font-size-complex="14pt" style:font-style-complex="italic" style:font-weight-complex="normal" style:text-emphasize="none"/>
    </style:style>
    <style:style style:name="P220" style:family="paragraph" style:parent-style-name="Standard">
      <style:text-properties fo:color="#ffbf00" loext:opacity="100%" style:text-outline="false" style:text-line-through-style="none" style:text-line-through-type="none" style:font-name="Segoe UI" fo:font-size="14pt" fo:font-style="normal" fo:text-shadow="none" style:text-underline-style="none" fo:font-weight="normal" officeooo:rsid="001c4720" officeooo:paragraph-rsid="0062468e" style:font-size-asian="14pt" style:font-style-asian="normal" style:font-weight-asian="normal" style:font-size-complex="14pt" style:font-style-complex="normal" style:font-weight-complex="normal" style:text-emphasize="none"/>
    </style:style>
    <style:style style:name="P221"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1a46f0" style:font-size-asian="14pt" style:font-style-asian="normal" style:font-weight-asian="normal" style:font-size-complex="14pt" style:font-style-complex="normal" style:font-weight-complex="normal" style:text-emphasize="none"/>
    </style:style>
    <style:style style:name="P222"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21a734" style:font-size-asian="14pt" style:font-style-asian="normal" style:font-weight-asian="normal" style:font-size-complex="14pt" style:font-style-complex="normal" style:font-weight-complex="normal" style:text-emphasize="none"/>
    </style:style>
    <style:style style:name="P223"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23812b" style:font-size-asian="14pt" style:font-style-asian="normal" style:font-weight-asian="normal" style:font-size-complex="14pt" style:font-style-complex="normal" style:font-weight-complex="normal" style:text-emphasize="none"/>
    </style:style>
    <style:style style:name="P224"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272a04" style:font-size-asian="14pt" style:font-style-asian="normal" style:font-weight-asian="normal" style:font-size-complex="14pt" style:font-style-complex="normal" style:font-weight-complex="normal" style:text-emphasize="none"/>
    </style:style>
    <style:style style:name="P225"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295b5f" style:font-size-asian="14pt" style:font-style-asian="normal" style:font-weight-asian="normal" style:font-size-complex="14pt" style:font-style-complex="normal" style:font-weight-complex="normal" style:text-emphasize="none"/>
    </style:style>
    <style:style style:name="P226"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2a84dc" style:font-size-asian="14pt" style:font-style-asian="normal" style:font-weight-asian="normal" style:font-size-complex="14pt" style:font-style-complex="normal" style:font-weight-complex="normal" style:text-emphasize="none"/>
    </style:style>
    <style:style style:name="P227"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3168b3" style:font-size-asian="14pt" style:font-style-asian="normal" style:font-weight-asian="normal" style:font-size-complex="14pt" style:font-style-complex="normal" style:font-weight-complex="normal" style:text-emphasize="none"/>
    </style:style>
    <style:style style:name="P228"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4cabba" style:font-size-asian="14pt" style:font-style-asian="normal" style:font-weight-asian="normal" style:font-size-complex="14pt" style:font-style-complex="normal" style:font-weight-complex="normal" style:text-emphasize="none"/>
    </style:style>
    <style:style style:name="P229"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55dcf8" style:font-size-asian="14pt" style:font-style-asian="normal" style:font-weight-asian="normal" style:font-size-complex="14pt" style:font-style-complex="normal" style:font-weight-complex="normal" style:text-emphasize="none"/>
    </style:style>
    <style:style style:name="P230"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574109" style:font-size-asian="14pt" style:font-style-asian="normal" style:font-weight-asian="normal" style:font-size-complex="14pt" style:font-style-complex="normal" style:font-weight-complex="normal" style:text-emphasize="none"/>
    </style:style>
    <style:style style:name="P231"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57dec4" style:font-size-asian="14pt" style:font-style-asian="normal" style:font-weight-asian="normal" style:font-size-complex="14pt" style:font-style-complex="normal" style:font-weight-complex="normal" style:text-emphasize="none"/>
    </style:style>
    <style:style style:name="P232"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62468e" style:font-size-asian="14pt" style:font-style-asian="normal" style:font-weight-asian="normal" style:font-size-complex="14pt" style:font-style-complex="normal" style:font-weight-complex="normal" style:text-emphasize="none"/>
    </style:style>
    <style:style style:name="P233"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0a07ea" officeooo:paragraph-rsid="0062468e" style:font-size-asian="14pt" style:font-style-asian="normal" style:font-weight-asian="normal" style:font-size-complex="14pt" style:font-style-complex="normal" style:font-weight-complex="normal" style:text-emphasize="none"/>
    </style:style>
    <style:style style:name="P234"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0f424c" officeooo:paragraph-rsid="0062468e" style:font-size-asian="14pt" style:font-style-asian="normal" style:font-weight-asian="normal" style:font-size-complex="14pt" style:font-style-complex="normal" style:font-weight-complex="normal" style:text-emphasize="none"/>
    </style:style>
    <style:style style:name="P235"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1380d" officeooo:paragraph-rsid="0062468e" style:font-size-asian="14pt" style:font-style-asian="normal" style:font-weight-asian="normal" style:font-size-complex="14pt" style:font-style-complex="normal" style:font-weight-complex="normal" style:text-emphasize="none"/>
    </style:style>
    <style:style style:name="P236"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89be5" officeooo:paragraph-rsid="0062468e" style:font-size-asian="14pt" style:font-style-asian="normal" style:font-weight-asian="normal" style:font-size-complex="14pt" style:font-style-complex="normal" style:font-weight-complex="normal" style:text-emphasize="none"/>
    </style:style>
    <style:style style:name="P237"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c4720" officeooo:paragraph-rsid="0062468e" style:font-size-asian="14pt" style:font-style-asian="normal" style:font-weight-asian="normal" style:font-size-complex="14pt" style:font-style-complex="normal" style:font-weight-complex="normal" style:text-emphasize="none"/>
    </style:style>
    <style:style style:name="P238"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c74f2" officeooo:paragraph-rsid="0062468e" style:font-size-asian="14pt" style:font-style-asian="normal" style:font-weight-asian="normal" style:font-size-complex="14pt" style:font-style-complex="normal" style:font-weight-complex="normal" style:text-emphasize="none"/>
    </style:style>
    <style:style style:name="P239"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1a46f0" style:font-size-asian="14pt" style:font-style-asian="normal" style:font-weight-asian="bold" style:font-size-complex="14pt" style:font-style-complex="normal" style:font-weight-complex="bold" style:text-emphasize="none"/>
    </style:style>
    <style:style style:name="P240"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21a734" style:font-size-asian="14pt" style:font-style-asian="normal" style:font-weight-asian="bold" style:font-size-complex="14pt" style:font-style-complex="normal" style:font-weight-complex="bold" style:text-emphasize="none"/>
    </style:style>
    <style:style style:name="P241"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23812b" style:font-size-asian="14pt" style:font-style-asian="normal" style:font-weight-asian="bold" style:font-size-complex="14pt" style:font-style-complex="normal" style:font-weight-complex="bold" style:text-emphasize="none"/>
    </style:style>
    <style:style style:name="P242"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272a04" style:font-size-asian="14pt" style:font-style-asian="normal" style:font-weight-asian="bold" style:font-size-complex="14pt" style:font-style-complex="normal" style:font-weight-complex="bold" style:text-emphasize="none"/>
    </style:style>
    <style:style style:name="P243"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295b5f" style:font-size-asian="14pt" style:font-style-asian="normal" style:font-weight-asian="bold" style:font-size-complex="14pt" style:font-style-complex="normal" style:font-weight-complex="bold" style:text-emphasize="none"/>
    </style:style>
    <style:style style:name="P244"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2a84dc" style:font-size-asian="14pt" style:font-style-asian="normal" style:font-weight-asian="bold" style:font-size-complex="14pt" style:font-style-complex="normal" style:font-weight-complex="bold" style:text-emphasize="none"/>
    </style:style>
    <style:style style:name="P245"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3168b3" style:font-size-asian="14pt" style:font-style-asian="normal" style:font-weight-asian="bold" style:font-size-complex="14pt" style:font-style-complex="normal" style:font-weight-complex="bold" style:text-emphasize="none"/>
    </style:style>
    <style:style style:name="P246"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4cabba" style:font-size-asian="14pt" style:font-style-asian="normal" style:font-weight-asian="bold" style:font-size-complex="14pt" style:font-style-complex="normal" style:font-weight-complex="bold" style:text-emphasize="none"/>
    </style:style>
    <style:style style:name="P247"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55dcf8" style:font-size-asian="14pt" style:font-style-asian="normal" style:font-weight-asian="bold" style:font-size-complex="14pt" style:font-style-complex="normal" style:font-weight-complex="bold" style:text-emphasize="none"/>
    </style:style>
    <style:style style:name="P248"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574109" style:font-size-asian="14pt" style:font-style-asian="normal" style:font-weight-asian="bold" style:font-size-complex="14pt" style:font-style-complex="normal" style:font-weight-complex="bold" style:text-emphasize="none"/>
    </style:style>
    <style:style style:name="P249"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57dec4" style:font-size-asian="14pt" style:font-style-asian="normal" style:font-weight-asian="bold" style:font-size-complex="14pt" style:font-style-complex="normal" style:font-weight-complex="bold" style:text-emphasize="none"/>
    </style:style>
    <style:style style:name="P250"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62468e" style:font-size-asian="14pt" style:font-style-asian="normal" style:font-weight-asian="bold" style:font-size-complex="14pt" style:font-style-complex="normal" style:font-weight-complex="bold" style:text-emphasize="none"/>
    </style:style>
    <style:style style:name="P251"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21a734" officeooo:paragraph-rsid="001a46f0" style:font-size-asian="14pt" style:font-style-asian="italic" style:font-weight-asian="normal" style:font-size-complex="14pt" style:font-style-complex="italic" style:font-weight-complex="normal" style:text-emphasize="none"/>
    </style:style>
    <style:style style:name="P252"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21a734" officeooo:paragraph-rsid="00272a04" style:font-size-asian="14pt" style:font-style-asian="italic" style:font-weight-asian="normal" style:font-size-complex="14pt" style:font-style-complex="italic" style:font-weight-complex="normal" style:text-emphasize="none"/>
    </style:style>
    <style:style style:name="P253"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253927" officeooo:paragraph-rsid="0023812b" style:font-size-asian="14pt" style:font-style-asian="italic" style:font-weight-asian="normal" style:font-size-complex="14pt" style:font-style-complex="italic" style:font-weight-complex="normal" style:text-emphasize="none"/>
    </style:style>
    <style:style style:name="P254"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4321bb" officeooo:paragraph-rsid="0055dcf8" style:font-size-asian="14pt" style:font-style-asian="italic" style:font-weight-asian="normal" style:font-size-complex="14pt" style:font-style-complex="italic" style:font-weight-complex="normal" style:text-emphasize="none"/>
    </style:style>
    <style:style style:name="P255" style:family="paragraph" style:parent-style-name="Standard">
      <style:text-properties fo:font-variant="normal" fo:text-transform="none" fo:color="#000000" loext:opacity="100%" style:text-outline="false" style:text-line-through-style="none" style:text-line-through-type="none" style:font-name="Segoe UI" fo:font-size="15pt" fo:letter-spacing="normal" fo:font-style="normal" fo:text-shadow="none" style:text-underline-style="none" fo:font-weight="normal" officeooo:rsid="00189be5" officeooo:paragraph-rsid="0062468e" style:font-size-asian="15pt" style:font-style-asian="normal" style:font-weight-asian="normal" style:font-size-complex="15pt" style:font-style-complex="normal" style:font-weight-complex="normal" style:text-emphasize="none"/>
    </style:style>
    <style:style style:name="P256" style:family="paragraph" style:parent-style-name="Standard">
      <style:text-properties fo:font-variant="normal" fo:text-transform="none" fo:color="#000000" loext:opacity="100%" style:text-outline="false" style:text-line-through-style="none" style:text-line-through-type="none" style:font-name="Segoe UI" fo:font-size="15pt" fo:letter-spacing="normal" fo:font-style="normal" fo:text-shadow="none" style:text-underline-style="none" fo:font-weight="normal" officeooo:rsid="001a42f3" officeooo:paragraph-rsid="0062468e" style:font-size-asian="15pt" style:font-style-asian="normal" style:font-weight-asian="normal" style:font-size-complex="15pt" style:font-style-complex="normal" style:font-weight-complex="normal" style:text-emphasize="none"/>
    </style:style>
    <style:style style:name="P257" style:family="paragraph" style:parent-style-name="Standard">
      <style:text-properties fo:font-variant="normal" fo:text-transform="none" fo:color="#808080" loext:opacity="100%" style:text-outline="false" style:text-line-through-style="none" style:text-line-through-type="none" style:font-name="Segoe UI" fo:font-size="14pt" fo:letter-spacing="normal" fo:font-style="italic" fo:text-shadow="none" style:text-underline-style="none" fo:font-weight="normal" officeooo:rsid="0021a734" officeooo:paragraph-rsid="0023812b" style:font-size-asian="14pt" style:font-style-asian="italic" style:font-weight-asian="normal" style:font-size-complex="14pt" style:font-style-complex="italic" style:font-weight-complex="normal" style:text-emphasize="none"/>
    </style:style>
    <style:style style:name="P258" style:family="paragraph" style:parent-style-name="Standard">
      <style:text-properties fo:font-variant="normal" fo:text-transform="none" fo:color="#808080" loext:opacity="100%" style:text-outline="false" style:text-line-through-style="none" style:text-line-through-type="none" style:font-name="Segoe UI" fo:font-size="14pt" fo:letter-spacing="normal" fo:font-style="italic" fo:text-shadow="none" style:text-underline-style="none" fo:font-weight="normal" officeooo:rsid="0021a734" officeooo:paragraph-rsid="004321bb" style:font-size-asian="14pt" style:font-style-asian="italic" style:font-weight-asian="normal" style:font-size-complex="14pt" style:font-style-complex="italic" style:font-weight-complex="normal" style:text-emphasize="none"/>
    </style:style>
    <style:style style:name="P259" style:family="paragraph" style:parent-style-name="Standard">
      <style:text-properties fo:font-variant="normal" fo:text-transform="none" fo:color="#d62e4e" loext:opacity="100%" style:text-outline="false" style:text-line-through-style="none" style:text-line-through-type="none" style:font-name="Segoe UI" fo:font-size="14pt" fo:letter-spacing="normal" fo:font-style="italic" fo:text-shadow="none" style:text-underline-style="solid" style:text-underline-width="auto" style:text-underline-color="font-color" fo:font-weight="bold" officeooo:rsid="0021a734" officeooo:paragraph-rsid="004b72e1" style:font-size-asian="14pt" style:font-style-asian="italic" style:font-weight-asian="bold" style:font-size-complex="14pt" style:font-style-complex="italic" style:font-weight-complex="bold" style:text-emphasize="none"/>
    </style:style>
    <style:style style:name="P260" style:family="paragraph" style:parent-style-name="Standard">
      <style:text-properties officeooo:paragraph-rsid="001c9f9f"/>
    </style:style>
    <style:style style:name="P261" style:family="paragraph" style:parent-style-name="Standard">
      <style:text-properties fo:color="#ea7500" loext:opacity="100%" style:text-outline="false" style:text-line-through-style="none" style:text-line-through-type="none" style:font-name="Segoe UI" fo:font-size="14pt" fo:font-style="normal" fo:text-shadow="none" style:text-underline-style="none" fo:font-weight="normal" officeooo:rsid="0016a768" officeooo:paragraph-rsid="001e266b" style:font-size-asian="14pt" style:font-style-asian="normal" style:font-weight-asian="normal" style:font-size-complex="14pt" style:font-style-complex="normal" style:font-weight-complex="normal" style:text-emphasize="none"/>
    </style:style>
    <style:style style:name="P262" style:family="paragraph" style:parent-style-name="Standard">
      <style:text-properties officeooo:paragraph-rsid="0021a734"/>
    </style:style>
    <style:style style:name="P263" style:family="paragraph" style:parent-style-name="Standard">
      <style:text-properties officeooo:paragraph-rsid="0023812b"/>
    </style:style>
    <style:style style:name="P264" style:family="paragraph" style:parent-style-name="Standard">
      <style:text-properties officeooo:paragraph-rsid="00282ac8"/>
    </style:style>
    <style:style style:name="P265" style:family="paragraph" style:parent-style-name="Standard">
      <style:text-properties officeooo:paragraph-rsid="00295b5f"/>
    </style:style>
    <style:style style:name="P266"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272a04" style:font-size-asian="14pt" style:font-style-asian="italic" style:font-weight-asian="normal" style:font-size-complex="14pt" style:font-style-complex="italic" style:font-weight-complex="normal" style:text-emphasize="none"/>
    </style:style>
    <style:style style:name="P267"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21a734" style:font-size-asian="14pt" style:font-style-asian="italic" style:font-weight-asian="normal" style:font-size-complex="14pt" style:font-style-complex="italic" style:font-weight-complex="normal" style:text-emphasize="none"/>
    </style:style>
    <style:style style:name="P268"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1a46f0" style:font-size-asian="14pt" style:font-style-asian="italic" style:font-weight-asian="normal" style:font-size-complex="14pt" style:font-style-complex="italic" style:font-weight-complex="normal" style:text-emphasize="none"/>
    </style:style>
    <style:style style:name="P269"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150f96" style:font-size-asian="14pt" style:font-style-asian="italic" style:font-weight-asian="normal" style:font-size-complex="14pt" style:font-style-complex="italic" style:font-weight-complex="normal" style:text-emphasize="none"/>
    </style:style>
    <style:style style:name="P270"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2a84dc" style:font-size-asian="14pt" style:font-style-asian="italic" style:font-weight-asian="normal" style:font-size-complex="14pt" style:font-style-complex="italic" style:font-weight-complex="normal" style:text-emphasize="none"/>
    </style:style>
    <style:style style:name="P271"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295b5f" style:font-size-asian="14pt" style:font-style-asian="italic" style:font-weight-asian="normal" style:font-size-complex="14pt" style:font-style-complex="italic" style:font-weight-complex="normal" style:text-emphasize="none"/>
    </style:style>
    <style:style style:name="P272"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3168b3" style:font-size-asian="14pt" style:font-style-asian="italic" style:font-weight-asian="normal" style:font-size-complex="14pt" style:font-style-complex="italic" style:font-weight-complex="normal" style:text-emphasize="none"/>
    </style:style>
    <style:style style:name="P273"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4cabba" style:font-size-asian="14pt" style:font-style-asian="italic" style:font-weight-asian="normal" style:font-size-complex="14pt" style:font-style-complex="italic" style:font-weight-complex="normal" style:text-emphasize="none"/>
    </style:style>
    <style:style style:name="P274"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55dcf8" style:font-size-asian="14pt" style:font-style-asian="italic" style:font-weight-asian="normal" style:font-size-complex="14pt" style:font-style-complex="italic" style:font-weight-complex="normal" style:text-emphasize="none"/>
    </style:style>
    <style:style style:name="P275"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574109" style:font-size-asian="14pt" style:font-style-asian="italic" style:font-weight-asian="normal" style:font-size-complex="14pt" style:font-style-complex="italic" style:font-weight-complex="normal" style:text-emphasize="none"/>
    </style:style>
    <style:style style:name="P276"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57dec4" style:font-size-asian="14pt" style:font-style-asian="italic" style:font-weight-asian="normal" style:font-size-complex="14pt" style:font-style-complex="italic" style:font-weight-complex="normal" style:text-emphasize="none"/>
    </style:style>
    <style:style style:name="P277"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62468e" style:font-size-asian="14pt" style:font-style-asian="italic" style:font-weight-asian="normal" style:font-size-complex="14pt" style:font-style-complex="italic" style:font-weight-complex="normal" style:text-emphasize="none"/>
    </style:style>
    <style:style style:name="P278"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150f96" style:font-size-asian="14pt" style:font-style-asian="normal" style:font-weight-asian="bold" style:font-size-complex="14pt" style:font-style-complex="normal" style:font-weight-complex="bold" style:text-emphasize="none"/>
    </style:style>
    <style:style style:name="P279"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21a734" style:font-size-asian="14pt" style:font-style-asian="normal" style:font-weight-asian="bold" style:font-size-complex="14pt" style:font-style-complex="normal" style:font-weight-complex="bold" style:text-emphasize="none"/>
    </style:style>
    <style:style style:name="P280"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295b5f" style:font-size-asian="14pt" style:font-style-asian="normal" style:font-weight-asian="bold" style:font-size-complex="14pt" style:font-style-complex="normal" style:font-weight-complex="bold" style:text-emphasize="none"/>
    </style:style>
    <style:style style:name="P281"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272a04" style:font-size-asian="14pt" style:font-style-asian="normal" style:font-weight-asian="bold" style:font-size-complex="14pt" style:font-style-complex="normal" style:font-weight-complex="bold" style:text-emphasize="none"/>
    </style:style>
    <style:style style:name="P282"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2a84dc" style:font-size-asian="14pt" style:font-style-asian="normal" style:font-weight-asian="bold" style:font-size-complex="14pt" style:font-style-complex="normal" style:font-weight-complex="bold" style:text-emphasize="none"/>
    </style:style>
    <style:style style:name="P283"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1a46f0" style:font-size-asian="14pt" style:font-style-asian="normal" style:font-weight-asian="bold" style:font-size-complex="14pt" style:font-style-complex="normal" style:font-weight-complex="bold" style:text-emphasize="none"/>
    </style:style>
    <style:style style:name="P284"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4e6dab" style:font-size-asian="14pt" style:font-style-asian="normal" style:font-weight-asian="bold" style:font-size-complex="14pt" style:font-style-complex="normal" style:font-weight-complex="bold" style:text-emphasize="none"/>
    </style:style>
    <style:style style:name="P285"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55dcf8" style:font-size-asian="14pt" style:font-style-asian="normal" style:font-weight-asian="bold" style:font-size-complex="14pt" style:font-style-complex="normal" style:font-weight-complex="bold" style:text-emphasize="none"/>
    </style:style>
    <style:style style:name="P286"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62468e" style:font-size-asian="14pt" style:font-style-asian="normal" style:font-weight-asian="bold" style:font-size-complex="14pt" style:font-style-complex="normal" style:font-weight-complex="bold" style:text-emphasize="none"/>
    </style:style>
    <style:style style:name="P287" style:family="paragraph" style:parent-style-name="Standard">
      <style:text-properties fo:color="#d62e4e" loext:opacity="100%" style:text-outline="false" style:text-line-through-style="none" style:text-line-through-type="none" style:font-name="Segoe UI" fo:font-size="14pt" fo:font-style="normal" fo:text-shadow="none" style:text-underline-style="none" fo:font-weight="normal" officeooo:rsid="00150f96" officeooo:paragraph-rsid="00150f96" style:font-size-asian="14pt" style:font-style-asian="normal" style:font-weight-asian="normal" style:font-size-complex="14pt" style:font-style-complex="normal" style:font-weight-complex="normal" style:text-emphasize="none"/>
    </style:style>
    <style:style style:name="P288" style:family="paragraph" style:parent-style-name="Standard">
      <style:text-properties officeooo:paragraph-rsid="002a84dc"/>
    </style:style>
    <style:style style:name="P289" style:family="paragraph" style:parent-style-name="Standard">
      <style:text-properties fo:font-style="normal" fo:font-weight="bold" officeooo:paragraph-rsid="002f8de1" style:font-style-asian="normal" style:font-weight-asian="bold" style:font-style-complex="normal" style:font-weight-complex="bold"/>
    </style:style>
    <style:style style:name="P290" style:family="paragraph" style:parent-style-name="Standard">
      <style:text-properties officeooo:paragraph-rsid="002f8de1"/>
    </style:style>
    <style:style style:name="P291" style:family="paragraph" style:parent-style-name="Standard">
      <style:text-properties style:font-name="Segoe UI1" fo:font-size="15pt" fo:font-style="italic" fo:font-weight="bold" officeooo:rsid="0013c42a" officeooo:paragraph-rsid="002e2859" style:font-size-asian="15pt" style:font-style-asian="italic" style:font-weight-asian="bold" style:font-size-complex="15pt" style:font-style-complex="italic" style:font-weight-complex="bold"/>
    </style:style>
    <style:style style:name="P292" style:family="paragraph" style:parent-style-name="Standard">
      <style:text-properties officeooo:paragraph-rsid="003f44eb"/>
    </style:style>
    <style:style style:name="P293" style:family="paragraph" style:parent-style-name="Standard">
      <style:text-properties fo:color="#ff4000" loext:opacity="100%" style:text-outline="false" style:text-line-through-style="none" style:text-line-through-type="none" style:font-name="Segoe UI" fo:font-size="14pt" fo:font-style="normal" fo:text-shadow="none" style:text-underline-style="none" fo:font-weight="normal" officeooo:rsid="00062b12" officeooo:paragraph-rsid="00413f71" style:font-size-asian="14pt" style:font-style-asian="normal" style:font-weight-asian="normal" style:font-size-complex="14pt" style:font-style-complex="normal" style:font-weight-complex="normal" style:text-emphasize="none"/>
    </style:style>
    <style:style style:name="P294" style:family="paragraph" style:parent-style-name="Standard">
      <style:text-properties fo:color="#ff4000" loext:opacity="100%" style:text-outline="false" style:text-line-through-style="none" style:text-line-through-type="none" style:font-name="Segoe UI" fo:font-size="14pt" fo:font-style="normal" fo:text-shadow="none" style:text-underline-style="none" fo:font-weight="normal" officeooo:rsid="00062b12" officeooo:paragraph-rsid="00415ad0" style:font-size-asian="14pt" style:font-style-asian="normal" style:font-weight-asian="normal" style:font-size-complex="14pt" style:font-style-complex="normal" style:font-weight-complex="normal" style:text-emphasize="none"/>
    </style:style>
    <style:style style:name="P295" style:family="paragraph" style:parent-style-name="Standard">
      <style:text-properties fo:color="#ff4000" loext:opacity="100%" style:text-outline="false" style:text-line-through-style="none" style:text-line-through-type="none" style:font-name="Segoe UI" fo:font-size="14pt" fo:font-style="normal" fo:text-shadow="none" style:text-underline-style="none" fo:font-weight="bold" officeooo:rsid="0037c2ca" officeooo:paragraph-rsid="003a5d47" style:font-size-asian="14pt" style:font-style-asian="normal" style:font-weight-asian="bold" style:font-size-complex="14pt" style:font-style-complex="normal" style:font-weight-complex="bold" style:text-emphasize="none"/>
    </style:style>
    <style:style style:name="P296" style:family="paragraph" style:parent-style-name="Standard">
      <style:text-properties fo:color="#ff4000" loext:opacity="100%" style:text-outline="false" style:text-line-through-style="none" style:text-line-through-type="none" style:font-name="Segoe UI" fo:font-size="14pt" fo:font-style="normal" fo:text-shadow="none" style:text-underline-style="none" fo:font-weight="bold" officeooo:rsid="0037c2ca" officeooo:paragraph-rsid="0037c2ca" style:font-size-asian="14pt" style:font-style-asian="normal" style:font-weight-asian="bold" style:font-size-complex="14pt" style:font-style-complex="normal" style:font-weight-complex="bold" style:text-emphasize="none"/>
    </style:style>
    <style:style style:name="P297" style:family="paragraph" style:parent-style-name="Standard">
      <style:text-properties fo:color="#ff4000" loext:opacity="100%" style:text-outline="false" style:text-line-through-style="none" style:text-line-through-type="none" style:font-name="Segoe UI1" fo:font-size="14pt" fo:font-style="normal" fo:text-shadow="none" style:text-underline-style="none" fo:font-weight="bold" officeooo:rsid="003601ae" officeooo:paragraph-rsid="003601ae" style:font-size-asian="14pt" style:font-style-asian="normal" style:font-weight-asian="bold" style:font-size-complex="14pt" style:font-style-complex="normal" style:font-weight-complex="bold" style:text-emphasize="none"/>
    </style:style>
    <style:style style:name="P298" style:family="paragraph" style:parent-style-name="Standard">
      <style:text-properties fo:color="#ff4000" loext:opacity="100%" style:text-outline="false" style:text-line-through-style="none" style:text-line-through-type="none" style:font-name="Segoe UI1" fo:font-size="14pt" fo:font-style="normal" fo:text-shadow="none" style:text-underline-style="none" fo:font-weight="bold" officeooo:rsid="003601ae" officeooo:paragraph-rsid="004321bb" style:font-size-asian="14pt" style:font-style-asian="normal" style:font-weight-asian="bold" style:font-size-complex="14pt" style:font-style-complex="normal" style:font-weight-complex="bold" style:text-emphasize="none"/>
    </style:style>
    <style:style style:name="P299" style:family="paragraph" style:parent-style-name="Standard">
      <style:text-properties fo:color="#ff4000" loext:opacity="100%" style:text-outline="false" style:text-line-through-style="none" style:text-line-through-type="none" style:font-name="Segoe UI1" fo:font-size="14pt" fo:font-style="normal" fo:text-shadow="none" style:text-underline-style="none" fo:font-weight="bold" officeooo:rsid="003601ae" officeooo:paragraph-rsid="00415ad0" style:font-size-asian="14pt" style:font-style-asian="normal" style:font-weight-asian="bold" style:font-size-complex="14pt" style:font-style-complex="normal" style:font-weight-complex="bold" style:text-emphasize="none"/>
    </style:style>
    <style:style style:name="P300" style:family="paragraph" style:parent-style-name="Standard">
      <style:text-properties fo:color="#ff4000" loext:opacity="100%" style:text-outline="false" style:text-line-through-style="none" style:text-line-through-type="none" style:font-name="Segoe UI1" fo:font-size="14pt" fo:font-style="normal" fo:text-shadow="none" style:text-underline-style="none" fo:font-weight="bold" officeooo:rsid="00362c23" officeooo:paragraph-rsid="00362c23" style:font-size-asian="14pt" style:font-style-asian="normal" style:font-weight-asian="bold" style:font-size-complex="14pt" style:font-style-complex="normal" style:font-weight-complex="bold" style:text-emphasize="none"/>
    </style:style>
    <style:style style:name="P301" style:family="paragraph" style:parent-style-name="Standard">
      <style:text-properties fo:color="#ff4000" loext:opacity="100%" style:text-outline="false" style:text-line-through-style="none" style:text-line-through-type="none" style:font-name="Segoe UI1" fo:font-size="14pt" fo:font-style="normal" fo:text-shadow="none" style:text-underline-style="none" fo:font-weight="bold" officeooo:rsid="00362c23" officeooo:paragraph-rsid="0057dec4" style:font-size-asian="14pt" style:font-style-asian="normal" style:font-weight-asian="bold" style:font-size-complex="14pt" style:font-style-complex="normal" style:font-weight-complex="bold" style:text-emphasize="none"/>
    </style:style>
    <style:style style:name="P302" style:family="paragraph" style:parent-style-name="Standard">
      <style:text-properties fo:color="#ff4000" loext:opacity="100%" style:font-name="Segoe UI" fo:font-size="14pt" officeooo:paragraph-rsid="00362c23" style:font-size-asian="14pt"/>
    </style:style>
    <style:style style:name="P303" style:family="paragraph" style:parent-style-name="Standard">
      <style:text-properties fo:color="#ff4000" loext:opacity="100%" style:font-name="Segoe UI" fo:font-size="14pt" fo:font-style="normal" fo:font-weight="bold" officeooo:rsid="002e2859" officeooo:paragraph-rsid="002e2859" style:font-size-asian="14pt" style:font-style-asian="normal" style:font-weight-asian="bold" style:font-style-complex="normal" style:font-weight-complex="bold"/>
    </style:style>
    <style:style style:name="P304" style:family="paragraph" style:parent-style-name="Standard">
      <style:text-properties fo:color="#ff4000" loext:opacity="100%" style:font-name="Segoe UI" fo:font-size="14pt" fo:font-style="normal" officeooo:paragraph-rsid="00511ecf" style:font-size-asian="14pt" style:font-style-asian="normal" style:font-style-complex="normal"/>
    </style:style>
    <style:style style:name="P305" style:family="paragraph" style:parent-style-name="Standard">
      <style:text-properties officeooo:paragraph-rsid="004cabba"/>
    </style:style>
    <style:style style:name="P306" style:family="paragraph" style:parent-style-name="Standard">
      <style:text-properties fo:color="#b85c00" loext:opacity="100%" style:text-outline="false" style:text-line-through-style="none" style:text-line-through-type="none" style:font-name="Liberation Sans" fo:font-size="14pt" fo:font-style="normal" fo:text-shadow="none" style:text-underline-style="none" fo:font-weight="normal" officeooo:rsid="00362c23" officeooo:paragraph-rsid="00362c23" style:font-size-asian="14pt" style:font-style-asian="normal" style:font-weight-asian="normal" style:font-size-complex="14pt" style:font-style-complex="normal" style:font-weight-complex="normal" style:text-emphasize="none"/>
    </style:style>
    <style:style style:name="P307" style:family="paragraph" style:parent-style-name="Standard">
      <style:text-properties officeooo:paragraph-rsid="00521c75"/>
    </style:style>
    <style:style style:name="P308" style:family="paragraph" style:parent-style-name="Standard">
      <style:text-properties officeooo:paragraph-rsid="0043f6ab"/>
    </style:style>
    <style:style style:name="P309" style:family="paragraph" style:parent-style-name="Standard">
      <style:text-properties officeooo:paragraph-rsid="0043931e"/>
    </style:style>
    <style:style style:name="P310" style:family="paragraph" style:parent-style-name="Standard">
      <style:text-properties officeooo:paragraph-rsid="003a5d47"/>
    </style:style>
    <style:style style:name="P311" style:family="paragraph" style:parent-style-name="Standard">
      <style:text-properties officeooo:paragraph-rsid="00541958"/>
    </style:style>
    <style:style style:name="P312" style:family="paragraph" style:parent-style-name="Standard">
      <style:text-properties officeooo:paragraph-rsid="0055dcf8"/>
    </style:style>
    <style:style style:name="P313" style:family="paragraph" style:parent-style-name="Standard">
      <style:text-properties officeooo:paragraph-rsid="00574109"/>
    </style:style>
    <style:style style:name="P314" style:family="paragraph" style:parent-style-name="Standard">
      <style:text-properties officeooo:paragraph-rsid="0057dec4"/>
    </style:style>
    <style:style style:name="P315" style:family="paragraph" style:parent-style-name="Standard">
      <style:text-properties officeooo:paragraph-rsid="005a4637"/>
    </style:style>
    <style:style style:name="P316" style:family="paragraph" style:parent-style-name="Standard">
      <style:text-properties officeooo:paragraph-rsid="002a86d9"/>
    </style:style>
    <style:style style:name="P317" style:family="paragraph" style:parent-style-name="Standard">
      <style:text-properties officeooo:paragraph-rsid="00415ad0"/>
    </style:style>
    <style:style style:name="P318" style:family="paragraph" style:parent-style-name="Standard">
      <style:text-properties officeooo:rsid="005e83c1" officeooo:paragraph-rsid="005e83c1"/>
    </style:style>
    <style:style style:name="P319" style:family="paragraph" style:parent-style-name="Standard">
      <style:text-properties officeooo:paragraph-rsid="005e9fb7"/>
    </style:style>
    <style:style style:name="P320" style:family="paragraph" style:parent-style-name="Standard">
      <style:text-properties fo:color="#3faf46" loext:opacity="100%" style:text-outline="false" style:text-line-through-style="none" style:text-line-through-type="none" style:font-name="Segoe UI" fo:font-size="14pt" fo:font-style="normal" fo:text-shadow="none" style:text-underline-style="none" fo:font-weight="normal" officeooo:rsid="0013c42a" officeooo:paragraph-rsid="00574109" style:font-size-asian="14pt" style:font-style-asian="normal" style:font-weight-asian="normal" style:font-size-complex="14pt" style:font-style-complex="normal" style:font-weight-complex="normal" style:text-emphasize="none"/>
    </style:style>
    <style:style style:name="P321" style:family="paragraph" style:parent-style-name="Standard">
      <style:text-properties officeooo:paragraph-rsid="00611ae1"/>
    </style:style>
    <style:style style:name="P322" style:family="paragraph" style:parent-style-name="Standard">
      <style:text-properties fo:color="#8e86ae" loext:opacity="100%" style:text-outline="false" style:text-line-through-style="none" style:text-line-through-type="none" style:font-name="Segoe UI" fo:font-size="14pt" fo:font-style="italic" fo:text-shadow="none" style:text-underline-style="none" fo:font-weight="normal" officeooo:rsid="003a5d47" officeooo:paragraph-rsid="0062468e" style:font-size-asian="14pt" style:font-style-asian="italic" style:font-weight-asian="normal" style:font-size-complex="14pt" style:font-style-complex="italic" style:font-weight-complex="normal" style:text-emphasize="none"/>
    </style:style>
    <style:style style:name="P323" style:family="paragraph" style:parent-style-name="Standard">
      <style:text-properties officeooo:rsid="0011380d" officeooo:paragraph-rsid="0062468e"/>
    </style:style>
    <style:style style:name="P324" style:family="paragraph" style:parent-style-name="Standard">
      <style:text-properties officeooo:rsid="000b4c11" officeooo:paragraph-rsid="0062468e"/>
    </style:style>
    <style:style style:name="P325" style:family="paragraph" style:parent-style-name="Standard">
      <style:text-properties officeooo:rsid="000d9989" officeooo:paragraph-rsid="0062468e"/>
    </style:style>
    <style:style style:name="P326" style:family="paragraph" style:parent-style-name="Standard">
      <style:text-properties officeooo:rsid="000e591a" officeooo:paragraph-rsid="0062468e"/>
    </style:style>
    <style:style style:name="P327" style:family="paragraph" style:parent-style-name="Standard">
      <style:text-properties officeooo:rsid="000e5ad8" officeooo:paragraph-rsid="0062468e"/>
    </style:style>
    <style:style style:name="P328" style:family="paragraph" style:parent-style-name="Standard">
      <style:text-properties officeooo:rsid="000a07ea" officeooo:paragraph-rsid="0062468e"/>
    </style:style>
    <style:style style:name="P329" style:family="paragraph" style:parent-style-name="Standard">
      <style:text-properties officeooo:rsid="001e117a" officeooo:paragraph-rsid="0062468e"/>
    </style:style>
    <style:style style:name="P330" style:family="paragraph" style:parent-style-name="Standard">
      <style:text-properties fo:font-size="16pt" fo:font-weight="bold" officeooo:rsid="0013c42a" officeooo:paragraph-rsid="0013c42a" style:font-size-asian="16pt" style:font-weight-asian="bold" style:font-size-complex="16pt" style:font-weight-complex="bold"/>
    </style:style>
    <style:style style:name="P331"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295b5f" style:font-size-asian="14pt" style:font-style-asian="normal" style:font-weight-asian="bold" style:font-size-complex="14pt" style:font-style-complex="normal" style:font-weight-complex="bold" style:text-emphasize="none"/>
    </style:style>
    <style:style style:name="P332"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66204a" style:font-size-asian="14pt" style:font-style-asian="italic" style:font-weight-asian="normal" style:font-size-complex="14pt" style:font-style-complex="italic" style:font-weight-complex="normal" style:text-emphasize="none"/>
    </style:style>
    <style:style style:name="P333"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62468e" style:font-size-asian="14pt" style:font-style-asian="italic" style:font-weight-asian="normal" style:font-size-complex="14pt" style:font-style-complex="italic" style:font-weight-complex="normal" style:text-emphasize="none"/>
    </style:style>
    <style:style style:name="P334" style:family="paragraph" style:parent-style-name="Standard">
      <style:text-properties fo:color="#d62e4e" loext:opacity="100%" style:text-outline="false" style:text-line-through-style="none" style:text-line-through-type="none" style:font-name="Segoe UI" fo:font-size="16pt" fo:font-style="normal" fo:text-shadow="none" style:text-underline-style="solid" style:text-underline-width="auto" style:text-underline-color="font-color" fo:font-weight="bold" officeooo:rsid="0066204a" officeooo:paragraph-rsid="0066204a" style:font-size-asian="16pt" style:font-style-asian="normal" style:font-weight-asian="bold" style:font-size-complex="16pt" style:font-style-complex="normal" style:font-weight-complex="bold" style:text-emphasize="none"/>
    </style:style>
    <style:style style:name="P335"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4321bb" officeooo:paragraph-rsid="0057dec4" style:font-size-asian="14pt" style:font-style-asian="italic" style:font-weight-asian="normal" style:font-size-complex="14pt" style:font-style-complex="italic" style:font-weight-complex="normal" style:text-emphasize="none"/>
    </style:style>
    <style:style style:name="P336"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66945d" officeooo:paragraph-rsid="0066204a" style:font-size-asian="14pt" style:font-style-asian="normal" style:font-weight-asian="normal" style:font-size-complex="14pt" style:font-style-complex="normal" style:font-weight-complex="normal" style:text-emphasize="none"/>
    </style:style>
    <style:style style:name="P337"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6a768" officeooo:paragraph-rsid="0066204a" style:font-size-asian="14pt" style:font-style-asian="normal" style:font-weight-asian="normal" style:font-size-complex="14pt" style:font-style-complex="normal" style:font-weight-complex="normal" style:text-emphasize="none"/>
    </style:style>
    <style:style style:name="P338"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89f94" officeooo:paragraph-rsid="0066204a" style:font-size-asian="14pt" style:font-style-asian="normal" style:font-weight-asian="bold" style:font-size-complex="14pt" style:font-style-complex="normal" style:font-weight-complex="bold" style:text-emphasize="none"/>
    </style:style>
    <style:style style:name="P339"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66204a" style:font-size-asian="14pt" style:font-style-asian="normal" style:font-weight-asian="bold" style:font-size-complex="14pt" style:font-style-complex="normal" style:font-weight-complex="bold" style:text-emphasize="none"/>
    </style:style>
    <style:style style:name="P340" style:family="paragraph" style:parent-style-name="Standard">
      <style:text-properties fo:font-variant="normal" fo:text-transform="none" fo:color="#000000" loext:opacity="100%" style:text-outline="false" style:text-line-through-style="none" style:text-line-through-type="none" style:font-name="Segoe UI" fo:font-size="16pt" fo:letter-spacing="normal" fo:font-style="italic" fo:text-shadow="none" style:text-underline-style="solid" style:text-underline-width="auto" style:text-underline-color="font-color" fo:font-weight="bold" officeooo:rsid="0011c30d" officeooo:paragraph-rsid="0062468e" style:font-size-asian="16pt" style:font-style-asian="italic" style:font-weight-asian="bold" style:font-size-complex="16pt" style:font-style-complex="italic" style:font-weight-complex="bold" style:text-emphasize="none"/>
    </style:style>
    <style:style style:name="P341" style:family="paragraph" style:parent-style-name="Standard">
      <style:text-properties fo:font-variant="normal" fo:text-transform="none" fo:color="#000000" loext:opacity="100%" style:text-outline="false" style:text-line-through-style="none" style:text-line-through-type="none" style:font-name="Segoe UI" fo:font-size="16pt" fo:letter-spacing="normal" fo:font-style="italic" fo:text-shadow="none" style:text-underline-style="solid" style:text-underline-width="auto" style:text-underline-color="font-color" fo:font-weight="bold" officeooo:rsid="001a42f3" officeooo:paragraph-rsid="0062468e" style:font-size-asian="16pt" style:font-style-asian="italic" style:font-weight-asian="bold" style:font-size-complex="16pt" style:font-style-complex="italic" style:font-weight-complex="bold" style:text-emphasize="none"/>
    </style:style>
    <style:style style:name="P342" style:family="paragraph" style:parent-style-name="Standard">
      <style:text-properties fo:color="#000000" loext:opacity="100%" style:text-outline="false" style:text-line-through-style="none" style:text-line-through-type="none" style:font-name="Segoe UI" fo:font-size="16pt" fo:font-style="italic" fo:text-shadow="none" style:text-underline-style="none" fo:font-weight="bold" officeooo:rsid="0011c30d" officeooo:paragraph-rsid="0062468e" style:font-size-asian="16pt" style:font-style-asian="italic" style:font-weight-asian="bold" style:font-size-complex="16pt" style:font-style-complex="italic" style:font-weight-complex="bold" style:text-emphasize="none"/>
    </style:style>
    <style:style style:name="P343" style:family="paragraph" style:parent-style-name="Standard">
      <style:text-properties fo:color="#000000" loext:opacity="100%" style:text-outline="false" style:text-line-through-style="none" style:text-line-through-type="none" style:font-name="Segoe UI" fo:font-size="16pt" fo:font-style="italic" fo:text-shadow="none" style:text-underline-style="solid" style:text-underline-width="auto" style:text-underline-color="font-color" fo:font-weight="bold" officeooo:rsid="0011c30d" officeooo:paragraph-rsid="0062468e" style:font-size-asian="16pt" style:font-style-asian="italic" style:font-weight-asian="bold" style:font-size-complex="16pt" style:font-style-complex="italic" style:font-weight-complex="bold" style:text-emphasize="none"/>
    </style:style>
    <style:style style:name="P344"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66204a" style:font-size-asian="14pt" style:font-style-asian="italic" style:font-weight-asian="normal" style:font-size-complex="14pt" style:font-style-complex="italic" style:font-weight-complex="normal" style:text-emphasize="none"/>
    </style:style>
    <style:style style:name="P345"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5c9cf1" officeooo:paragraph-rsid="0066204a" style:font-size-asian="14pt" style:font-style-asian="italic" style:font-weight-asian="normal" style:font-size-complex="14pt" style:font-style-complex="italic" style:font-weight-complex="normal" style:text-emphasize="none"/>
    </style:style>
    <style:style style:name="P34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66204a" style:font-size-asian="14pt" style:font-style-asian="normal" style:font-weight-asian="bold" style:font-size-complex="14pt" style:font-style-complex="normal" style:font-weight-complex="bold" style:text-emphasize="none"/>
    </style:style>
    <style:style style:name="P34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66204a" style:font-size-asian="14pt" style:font-style-asian="normal" style:font-weight-asian="normal" style:font-size-complex="14pt" style:font-style-complex="normal" style:font-weight-complex="normal" style:text-emphasize="none"/>
    </style:style>
    <style:style style:name="P34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66204a" style:font-size-asian="14pt" style:font-style-asian="normal" style:font-weight-asian="normal" style:font-size-complex="14pt" style:font-style-complex="normal" style:font-weight-complex="normal" style:text-emphasize="none"/>
    </style:style>
    <style:style style:name="P34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66204a" style:font-size-asian="14pt" style:font-style-asian="normal" style:font-weight-asian="normal" style:font-size-complex="14pt" style:font-style-complex="normal" style:font-weight-complex="normal" style:text-emphasize="none"/>
    </style:style>
    <style:style style:name="P35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66204a" style:font-size-asian="14pt" style:font-style-asian="normal" style:font-weight-asian="normal" style:font-size-complex="14pt" style:font-style-complex="normal" style:font-weight-complex="normal" style:text-emphasize="none"/>
    </style:style>
    <style:style style:name="P35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9a620" officeooo:paragraph-rsid="0066204a" style:font-size-asian="14pt" style:font-style-asian="normal" style:font-weight-asian="normal" style:font-size-complex="14pt" style:font-style-complex="normal" style:font-weight-complex="normal" style:text-emphasize="none"/>
    </style:style>
    <style:style style:name="P352" style:family="paragraph" style:parent-style-name="Standard">
      <style:text-properties officeooo:paragraph-rsid="0066204a"/>
    </style:style>
    <style:style style:name="T1" style:family="text">
      <style:text-properties fo:font-style="normal" style:font-style-asian="normal" style:font-style-complex="normal"/>
    </style:style>
    <style:style style:name="T2" style:family="text">
      <style:text-properties fo:font-style="normal" officeooo:rsid="000a8155" style:font-style-asian="normal" style:font-style-complex="normal"/>
    </style:style>
    <style:style style:name="T3" style:family="text">
      <style:text-properties fo:font-style="normal" officeooo:rsid="001cc702" style:font-style-asian="normal" style:font-style-complex="normal"/>
    </style:style>
    <style:style style:name="T4" style:family="text">
      <style:text-properties fo:font-style="normal" officeooo:rsid="0023812b" style:font-style-asian="normal" style:font-style-complex="normal"/>
    </style:style>
    <style:style style:name="T5" style:family="text">
      <style:text-properties fo:font-style="normal" officeooo:rsid="00253927" style:font-style-asian="normal" style:font-style-complex="normal"/>
    </style:style>
    <style:style style:name="T6" style:family="text">
      <style:text-properties fo:font-style="normal" officeooo:rsid="00272a04" style:font-style-asian="normal" style:font-style-complex="normal"/>
    </style:style>
    <style:style style:name="T7" style:family="text">
      <style:text-properties fo:font-style="normal" officeooo:rsid="002a84dc" style:font-style-asian="normal" style:font-style-complex="normal"/>
    </style:style>
    <style:style style:name="T8" style:family="text">
      <style:text-properties fo:font-style="normal" officeooo:rsid="003168b3" style:font-style-asian="normal" style:font-style-complex="normal"/>
    </style:style>
    <style:style style:name="T9" style:family="text">
      <style:text-properties fo:font-style="normal" officeooo:rsid="004cabba" style:font-style-asian="normal" style:font-style-complex="normal"/>
    </style:style>
    <style:style style:name="T10" style:family="text">
      <style:text-properties fo:font-style="normal" officeooo:rsid="00574109" style:font-style-asian="normal" style:font-style-complex="normal"/>
    </style:style>
    <style:style style:name="T11" style:family="text">
      <style:text-properties fo:font-style="normal" officeooo:rsid="0057dec4" style:font-style-asian="normal" style:font-style-complex="normal"/>
    </style:style>
    <style:style style:name="T12" style:family="text">
      <style:text-properties fo:font-style="normal" officeooo:rsid="000829c8" style:font-style-asian="normal" style:font-style-complex="normal"/>
    </style:style>
    <style:style style:name="T13" style:family="text">
      <style:text-properties fo:font-style="normal" officeooo:rsid="00085f1f" style:font-style-asian="normal" style:font-style-complex="normal"/>
    </style:style>
    <style:style style:name="T14" style:family="text">
      <style:text-properties fo:font-style="normal" officeooo:rsid="000b4c11" style:font-style-asian="normal" style:font-style-complex="normal"/>
    </style:style>
    <style:style style:name="T15" style:family="text">
      <style:text-properties fo:font-style="normal" officeooo:rsid="000d46d5" style:font-style-asian="normal" style:font-style-complex="normal"/>
    </style:style>
    <style:style style:name="T16" style:family="text">
      <style:text-properties fo:font-style="normal" officeooo:rsid="000d9989" style:font-style-asian="normal" style:font-style-complex="normal"/>
    </style:style>
    <style:style style:name="T17" style:family="text">
      <style:text-properties fo:font-style="normal" officeooo:rsid="000e5ad8" style:font-style-asian="normal" style:font-style-complex="normal"/>
    </style:style>
    <style:style style:name="T18" style:family="text">
      <style:text-properties fo:font-style="normal" officeooo:rsid="000f424c" style:font-style-asian="normal" style:font-style-complex="normal"/>
    </style:style>
    <style:style style:name="T19" style:family="text">
      <style:text-properties fo:font-style="normal" officeooo:rsid="0011380d" style:font-style-asian="normal" style:font-style-complex="normal"/>
    </style:style>
    <style:style style:name="T20" style:family="text">
      <style:text-properties fo:font-style="normal" officeooo:rsid="00146b9a" style:font-style-asian="normal" style:font-style-complex="normal"/>
    </style:style>
    <style:style style:name="T21" style:family="text">
      <style:text-properties fo:font-style="normal" officeooo:rsid="0014a3d6" style:font-style-asian="normal" style:font-style-complex="normal"/>
    </style:style>
    <style:style style:name="T22" style:family="text">
      <style:text-properties fo:font-style="normal" officeooo:rsid="00167e42" style:font-style-asian="normal" style:font-style-complex="normal"/>
    </style:style>
    <style:style style:name="T23" style:family="text">
      <style:text-properties fo:font-style="normal" officeooo:rsid="00189be5" style:font-style-asian="normal" style:font-style-complex="normal"/>
    </style:style>
    <style:style style:name="T24" style:family="text">
      <style:text-properties fo:font-style="normal" officeooo:rsid="001a42f3" style:font-style-asian="normal" style:font-style-complex="normal"/>
    </style:style>
    <style:style style:name="T25" style:family="text">
      <style:text-properties fo:font-style="normal" officeooo:rsid="001c74f2" style:font-style-asian="normal" style:font-style-complex="normal"/>
    </style:style>
    <style:style style:name="T26" style:family="text">
      <style:text-properties fo:font-style="normal" officeooo:rsid="0064c417"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0a8155" style:font-style-asian="normal" style:font-weight-asian="normal" style:font-style-complex="normal" style:font-weight-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fo:font-weight="bold" officeooo:rsid="001a46f0" style:font-style-asian="normal" style:font-weight-asian="bold" style:font-style-complex="normal" style:font-weight-complex="bold"/>
    </style:style>
    <style:style style:name="T31" style:family="text">
      <style:text-properties fo:font-style="normal" fo:font-weight="bold" officeooo:rsid="003168b3" style:font-style-asian="normal" style:font-weight-asian="bold" style:font-style-complex="normal" style:font-weight-complex="bold"/>
    </style:style>
    <style:style style:name="T32" style:family="text">
      <style:text-properties fo:font-style="normal" fo:font-weight="bold" officeooo:rsid="004cabba" style:font-style-asian="normal" style:font-weight-asian="bold" style:font-style-complex="normal" style:font-weight-complex="bold"/>
    </style:style>
    <style:style style:name="T33" style:family="text">
      <style:text-properties fo:font-style="normal" fo:font-weight="bold" officeooo:rsid="0055dcf8" style:font-style-asian="normal" style:font-weight-asian="bold" style:font-style-complex="normal" style:font-weight-complex="bold"/>
    </style:style>
    <style:style style:name="T34" style:family="text">
      <style:text-properties fo:font-style="normal" fo:font-weight="bold" officeooo:rsid="00574109" style:font-style-asian="normal" style:font-weight-asian="bold" style:font-style-complex="normal" style:font-weight-complex="bold"/>
    </style:style>
    <style:style style:name="T35" style:family="text">
      <style:text-properties fo:font-style="normal" fo:font-weight="bold" officeooo:rsid="0057dec4" style:font-style-asian="normal" style:font-weight-asian="bold" style:font-style-complex="normal" style:font-weight-complex="bold"/>
    </style:style>
    <style:style style:name="T36" style:family="text">
      <style:text-properties fo:font-style="normal" fo:font-weight="bold" officeooo:rsid="000a07ea" style:font-style-asian="normal" style:font-weight-asian="bold" style:font-style-complex="normal" style:font-weight-complex="bold"/>
    </style:style>
    <style:style style:name="T37" style:family="text">
      <style:text-properties fo:font-style="normal" fo:font-weight="bold" officeooo:rsid="000d46d5" style:font-style-asian="normal" style:font-weight-asian="bold" style:font-style-complex="normal" style:font-weight-complex="bold"/>
    </style:style>
    <style:style style:name="T38" style:family="text">
      <style:text-properties fo:font-style="normal" fo:font-weight="bold" officeooo:rsid="000d9989" style:font-style-asian="normal" style:font-weight-asian="bold" style:font-style-complex="normal" style:font-weight-complex="bold"/>
    </style:style>
    <style:style style:name="T39" style:family="text">
      <style:text-properties fo:font-style="normal" fo:font-weight="bold" officeooo:rsid="000e591a" style:font-style-asian="normal" style:font-weight-asian="bold" style:font-style-complex="normal" style:font-weight-complex="bold"/>
    </style:style>
    <style:style style:name="T40" style:family="text">
      <style:text-properties fo:font-style="normal" fo:font-weight="bold" officeooo:rsid="000e5ad8" style:font-style-asian="normal" style:font-weight-asian="bold" style:font-style-complex="normal" style:font-weight-complex="bold"/>
    </style:style>
    <style:style style:name="T41" style:family="text">
      <style:text-properties fo:font-style="normal" fo:font-weight="bold" officeooo:rsid="00146b9a" style:font-style-asian="normal" style:font-weight-asian="bold" style:font-style-complex="normal" style:font-weight-complex="bold"/>
    </style:style>
    <style:style style:name="T42" style:family="text">
      <style:text-properties fo:font-style="normal" fo:font-weight="bold" officeooo:rsid="0016464f" style:font-style-asian="normal" style:font-weight-asian="bold" style:font-style-complex="normal" style:font-weight-complex="bold"/>
    </style:style>
    <style:style style:name="T43" style:family="text">
      <style:text-properties fo:font-style="normal" fo:font-weight="bold" officeooo:rsid="00167e42" style:font-style-asian="normal" style:font-weight-asian="bold" style:font-style-complex="normal" style:font-weight-complex="bold"/>
    </style:style>
    <style:style style:name="T44" style:family="text">
      <style:text-properties fo:font-style="normal" fo:font-weight="bold" officeooo:rsid="00189be5" style:font-style-asian="normal" style:font-weight-asian="bold" style:font-style-complex="normal" style:font-weight-complex="bold"/>
    </style:style>
    <style:style style:name="T45" style:family="text">
      <style:text-properties fo:font-style="normal" fo:font-weight="bold" officeooo:rsid="001c74f2" style:font-style-asian="normal" style:font-weight-asian="bold" style:font-style-complex="normal" style:font-weight-complex="bold"/>
    </style:style>
    <style:style style:name="T46" style:family="text">
      <style:text-properties fo:font-style="normal" fo:font-weight="bold" officeooo:rsid="001e117a" style:font-style-asian="normal" style:font-weight-asian="bold" style:font-style-complex="normal" style:font-weight-complex="bold"/>
    </style:style>
    <style:style style:name="T47" style:family="text">
      <style:text-properties fo:font-style="normal" fo:font-weight="bold" officeooo:rsid="0064c417" style:font-style-asian="normal" style:font-weight-asian="bold" style:font-style-complex="normal" style:font-weight-complex="bold"/>
    </style:style>
    <style:style style:name="T48" style:family="text">
      <style:text-properties fo:font-style="normal" fo:font-weight="bold" officeooo:rsid="0066204a" style:font-style-asian="normal" style:font-weight-asian="bold" style:font-style-complex="normal" style:font-weight-complex="bold"/>
    </style:style>
    <style:style style:name="T49" style:family="text">
      <style:text-properties style:text-outline="false" style:text-line-through-style="none" style:text-line-through-type="none" style:font-name="Liberation Sans" fo:font-style="normal" fo:text-shadow="none" style:text-underline-style="none" fo:font-weight="normal" style:font-style-asian="normal" style:font-weight-asian="normal" style:font-weight-complex="normal" style:text-emphasize="none"/>
    </style:style>
    <style:style style:name="T50" style:family="text">
      <style:text-properties style:text-outline="false" style:text-line-through-style="none" style:text-line-through-type="none" style:font-name="Liberation Sans" fo:font-style="normal" fo:text-shadow="none" style:text-underline-style="none" fo:font-weight="normal" officeooo:rsid="0001213d" style:font-style-asian="normal" style:font-weight-asian="normal" style:font-weight-complex="normal" style:text-emphasize="none"/>
    </style:style>
    <style:style style:name="T51" style:family="text">
      <style:text-properties style:text-outline="false" style:text-line-through-style="none" style:text-line-through-type="none" style:font-name="Liberation Sans" fo:font-style="normal" fo:text-shadow="none" style:text-underline-style="none" style:font-style-asian="normal" style:text-emphasize="none"/>
    </style:style>
    <style:style style:name="T52" style:family="text">
      <style:text-properties style:text-outline="false" style:text-line-through-style="none" style:text-line-through-type="none" style:font-name="Liberation Sans" fo:font-style="normal" fo:text-shadow="none" style:text-underline-style="none" officeooo:rsid="0001213d" style:font-style-asian="normal" style:text-emphasize="none"/>
    </style:style>
    <style:style style:name="T53" style:family="text">
      <style:text-properties style:text-outline="false" style:text-line-through-style="none" style:text-line-through-type="none" style:font-name="Liberation Sans" fo:font-style="normal" fo:text-shadow="none" style:text-underline-style="none" officeooo:rsid="003561ac" style:font-style-asian="normal" style:font-style-complex="normal" style:text-emphasize="none"/>
    </style:style>
    <style:style style:name="T54" style:family="text">
      <style:text-properties style:text-outline="false" style:text-line-through-style="none" style:text-line-through-type="none" style:font-name="Liberation Sans" fo:font-style="normal" fo:text-shadow="none" style:text-underline-style="none" officeooo:rsid="00062b12" style:font-style-asian="normal" style:font-style-complex="normal" style:text-emphasize="none"/>
    </style:style>
    <style:style style:name="T55" style:family="text">
      <style:text-properties style:text-outline="false" style:text-line-through-style="none" style:text-line-through-type="none" style:font-name="Liberation Sans" fo:text-shadow="none" style:text-underline-style="none" officeooo:rsid="00062b12" style:text-emphasize="none"/>
    </style:style>
    <style:style style:name="T56" style:family="text">
      <style:text-properties style:text-outline="false" style:text-line-through-style="none" style:text-line-through-type="none" style:font-name="Liberation Sans" fo:text-shadow="none" style:text-underline-style="none" officeooo:rsid="0009b27b" style:text-emphasize="none"/>
    </style:style>
    <style:style style:name="T57" style:family="text">
      <style:text-properties style:text-outline="false" style:text-line-through-style="none" style:text-line-through-type="none" style:font-name="Liberation Sans" fo:text-shadow="none" style:text-underline-style="none" officeooo:rsid="002c6433" style:text-emphasize="none"/>
    </style:style>
    <style:style style:name="T58" style:family="text">
      <style:text-properties style:text-outline="false" style:text-line-through-style="none" style:text-line-through-type="none" style:font-name="Liberation Sans" fo:text-shadow="none" style:text-underline-style="none" fo:font-weight="bold" officeooo:rsid="00062b12" style:font-weight-asian="bold" style:font-weight-complex="bold" style:text-emphasize="none"/>
    </style:style>
    <style:style style:name="T59" style:family="text">
      <style:text-properties style:text-outline="false" style:text-line-through-style="none" style:text-line-through-type="none" style:font-name="Liberation Sans" fo:text-shadow="none" style:text-underline-style="none" fo:font-weight="bold" officeooo:rsid="001e06d9" style:font-weight-asian="bold" style:font-weight-complex="bold" style:text-emphasize="none"/>
    </style:style>
    <style:style style:name="T60" style:family="text">
      <style:text-properties style:text-outline="false" style:text-line-through-style="none" style:text-line-through-type="none" fo:font-style="italic" fo:text-shadow="none" style:text-underline-style="none" fo:font-weight="normal" officeooo:rsid="002d802e" style:font-style-asian="italic" style:font-weight-asian="normal" style:font-size-complex="14pt" style:font-style-complex="italic" style:font-weight-complex="normal" style:text-emphasize="none"/>
    </style:style>
    <style:style style:name="T61" style:family="text">
      <style:text-properties style:text-outline="false" style:text-line-through-style="none" style:text-line-through-type="none" fo:font-style="italic" fo:text-shadow="none" style:text-underline-style="none" fo:font-weight="normal" officeooo:rsid="002e2859" style:font-style-asian="italic" style:font-weight-asian="normal" style:font-size-complex="14pt" style:font-style-complex="italic" style:font-weight-complex="normal" style:text-emphasize="none"/>
    </style:style>
    <style:style style:name="T62" style:family="text">
      <style:text-properties style:text-outline="false" style:text-line-through-style="none" style:text-line-through-type="none" fo:font-style="italic" fo:text-shadow="none" style:text-underline-style="none" fo:font-weight="normal" officeooo:rsid="000cdb98" style:font-style-asian="italic" style:font-weight-asian="normal" style:font-size-complex="14pt" style:font-style-complex="italic" style:font-weight-complex="normal" style:text-emphasize="none"/>
    </style:style>
    <style:style style:name="T63" style:family="text">
      <style:text-properties style:text-outline="false" style:text-line-through-style="none" style:text-line-through-type="none" fo:font-style="italic" fo:text-shadow="none" style:text-underline-style="none" fo:font-weight="normal" officeooo:rsid="00387c7e" style:font-style-asian="italic" style:font-weight-asian="normal" style:font-size-complex="14pt" style:font-style-complex="italic" style:font-weight-complex="normal" style:text-emphasize="none"/>
    </style:style>
    <style:style style:name="T64" style:family="text">
      <style:text-properties style:text-outline="false" style:text-line-through-style="none" style:text-line-through-type="none" fo:font-style="italic" fo:text-shadow="none" style:text-underline-style="none" fo:font-weight="normal" officeooo:rsid="003d58b8" style:font-style-asian="italic" style:font-weight-asian="normal" style:font-size-complex="14pt" style:font-style-complex="italic" style:font-weight-complex="normal" style:text-emphasize="none"/>
    </style:style>
    <style:style style:name="T65" style:family="text">
      <style:text-properties style:text-outline="false" style:text-line-through-style="none" style:text-line-through-type="none" fo:text-shadow="none" style:text-underline-style="none" style:font-size-complex="14pt" style:text-emphasize="none"/>
    </style:style>
    <style:style style:name="T66" style:family="text">
      <style:text-properties style:text-outline="false" style:text-line-through-style="none" style:text-line-through-type="none" fo:text-shadow="none" style:text-underline-style="none" officeooo:rsid="001e266b" style:font-size-complex="14pt" style:text-emphasize="none"/>
    </style:style>
    <style:style style:name="T67" style:family="text">
      <style:text-properties style:text-outline="false" style:text-line-through-style="none" style:text-line-through-type="none" fo:text-shadow="none" style:text-underline-style="none" officeooo:rsid="002f8de1" style:font-size-complex="14pt" style:text-emphasize="none"/>
    </style:style>
    <style:style style:name="T68" style:family="text">
      <style:text-properties style:text-outline="false" style:text-line-through-style="none" style:text-line-through-type="none" fo:text-shadow="none" style:text-underline-style="none" officeooo:rsid="00329844" style:font-size-complex="14pt" style:text-emphasize="none"/>
    </style:style>
    <style:style style:name="T69" style:family="text">
      <style:text-properties style:text-outline="false" style:text-line-through-style="none" style:text-line-through-type="none" fo:text-shadow="none" style:text-underline-style="none" officeooo:rsid="0043931e" style:font-size-complex="14pt" style:text-emphasize="none"/>
    </style:style>
    <style:style style:name="T70" style:family="text">
      <style:text-properties style:text-outline="false" style:text-line-through-style="none" style:text-line-through-type="none" fo:text-shadow="none" style:text-underline-style="none" officeooo:rsid="0043f6ab" style:font-size-complex="14pt" style:text-emphasize="none"/>
    </style:style>
    <style:style style:name="T71" style:family="text">
      <style:text-properties style:text-outline="false" style:text-line-through-style="none" style:text-line-through-type="none" fo:text-shadow="none" style:text-underline-style="none" officeooo:rsid="0058194b" style:font-size-complex="14pt" style:text-emphasize="none"/>
    </style:style>
    <style:style style:name="T72" style:family="text">
      <style:text-properties style:text-outline="false" style:text-line-through-style="none" style:text-line-through-type="none" fo:text-shadow="none" style:text-underline-style="none" style:text-emphasize="none"/>
    </style:style>
    <style:style style:name="T73" style:family="text">
      <style:text-properties style:text-outline="false" style:text-line-through-style="none" style:text-line-through-type="none" fo:text-shadow="none" style:text-underline-style="none" officeooo:rsid="00062b12" style:text-emphasize="none"/>
    </style:style>
    <style:style style:name="T74" style:family="text">
      <style:text-properties style:text-outline="false" style:text-line-through-style="none" style:text-line-through-type="none" fo:text-shadow="none" style:text-underline-style="none" fo:font-weight="bold" officeooo:rsid="002d802e" style:font-weight-asian="bold" style:font-size-complex="14pt" style:font-weight-complex="bold" style:text-emphasize="none"/>
    </style:style>
    <style:style style:name="T75" style:family="text">
      <style:text-properties style:text-outline="false" style:text-line-through-style="none" style:text-line-through-type="none" fo:text-shadow="none" style:text-underline-style="none" fo:font-weight="bold" officeooo:rsid="002e2859" style:font-weight-asian="bold" style:font-size-complex="14pt" style:font-weight-complex="bold" style:text-emphasize="none"/>
    </style:style>
    <style:style style:name="T76" style:family="text">
      <style:text-properties style:text-outline="false" style:text-line-through-style="none" style:text-line-through-type="none" fo:text-shadow="none" style:text-underline-style="none" fo:font-weight="bold" officeooo:rsid="00511ecf" style:font-weight-asian="bold" style:font-size-complex="14pt" style:font-weight-complex="bold" style:text-emphasize="none"/>
    </style:style>
    <style:style style:name="T77" style:family="text">
      <style:text-properties style:text-outline="false" style:text-line-through-style="none" style:text-line-through-type="none" fo:text-shadow="none" style:text-underline-style="none" fo:font-weight="normal" officeooo:rsid="003d58b8" style:font-weight-asian="normal" style:font-size-complex="14pt" style:font-weight-complex="normal" style:text-emphasize="none"/>
    </style:style>
    <style:style style:name="T78" style:family="text">
      <style:text-properties style:text-outline="false" style:text-line-through-style="none" style:text-line-through-type="none" fo:text-shadow="none" style:text-underline-style="none" fo:font-weight="normal" officeooo:rsid="002d802e" style:font-weight-asian="normal" style:font-size-complex="14pt" style:font-weight-complex="normal" style:text-emphasize="none"/>
    </style:style>
    <style:style style:name="T79" style:family="text">
      <style:text-properties style:text-outline="false" style:text-line-through-style="none" style:text-line-through-type="none" fo:text-shadow="none" style:text-underline-style="none" fo:font-weight="normal" officeooo:rsid="00413f71" style:font-weight-asian="normal" style:font-size-complex="14pt" style:font-weight-complex="normal" style:text-emphasize="none"/>
    </style:style>
    <style:style style:name="T80" style:family="text">
      <style:text-properties fo:font-weight="bold" style:font-weight-asian="bold" style:font-weight-complex="bold"/>
    </style:style>
    <style:style style:name="T81" style:family="text">
      <style:text-properties fo:font-weight="bold" officeooo:rsid="001e06d9" style:font-weight-asian="bold" style:font-weight-complex="bold"/>
    </style:style>
    <style:style style:name="T82" style:family="text">
      <style:text-properties fo:font-weight="bold" officeooo:rsid="002e2859" style:font-weight-asian="bold" style:font-weight-complex="bold"/>
    </style:style>
    <style:style style:name="T83" style:family="text">
      <style:text-properties fo:font-weight="bold" officeooo:rsid="002d802e" style:font-weight-asian="bold" style:font-weight-complex="bold"/>
    </style:style>
    <style:style style:name="T84" style:family="text">
      <style:text-properties fo:font-weight="bold" officeooo:rsid="00413f71" style:font-weight-asian="bold" style:font-weight-complex="bold"/>
    </style:style>
    <style:style style:name="T85" style:family="text">
      <style:text-properties fo:font-weight="bold" officeooo:rsid="0043931e" style:font-weight-asian="bold" style:font-weight-complex="bold"/>
    </style:style>
    <style:style style:name="T86" style:family="text">
      <style:text-properties fo:font-weight="bold" officeooo:rsid="0043f6ab" style:font-weight-asian="bold" style:font-weight-complex="bold"/>
    </style:style>
    <style:style style:name="T87" style:family="text">
      <style:text-properties fo:font-weight="bold" officeooo:rsid="0044c2d4" style:font-weight-asian="bold" style:font-weight-complex="bold"/>
    </style:style>
    <style:style style:name="T88" style:family="text">
      <style:text-properties fo:font-weight="bold" officeooo:rsid="00452f7b" style:font-weight-asian="bold" style:font-weight-complex="bold"/>
    </style:style>
    <style:style style:name="T89" style:family="text">
      <style:text-properties fo:font-weight="bold" officeooo:rsid="00470b80" style:font-weight-asian="bold" style:font-weight-complex="bold"/>
    </style:style>
    <style:style style:name="T90" style:family="text">
      <style:text-properties fo:font-weight="bold" officeooo:rsid="0055dcf8" style:font-weight-asian="bold" style:font-weight-complex="bold"/>
    </style:style>
    <style:style style:name="T91" style:family="text">
      <style:text-properties fo:font-weight="bold" officeooo:rsid="0058194b" style:font-weight-asian="bold" style:font-weight-complex="bold"/>
    </style:style>
    <style:style style:name="T92" style:family="text">
      <style:text-properties fo:font-weight="normal" style:font-weight-asian="normal" style:font-weight-complex="normal"/>
    </style:style>
    <style:style style:name="T93" style:family="text">
      <style:text-properties fo:font-weight="normal" officeooo:rsid="0013c42a" style:font-weight-asian="normal" style:font-weight-complex="normal"/>
    </style:style>
    <style:style style:name="T94" style:family="text">
      <style:text-properties fo:font-weight="normal" officeooo:rsid="001cc702" style:font-weight-asian="normal" style:font-weight-complex="normal"/>
    </style:style>
    <style:style style:name="T95" style:family="text">
      <style:text-properties fo:font-weight="normal" officeooo:rsid="0023812b" style:font-weight-asian="normal" style:font-weight-complex="normal"/>
    </style:style>
    <style:style style:name="T96" style:family="text">
      <style:text-properties fo:font-weight="normal" officeooo:rsid="00272a04" style:font-weight-asian="normal" style:font-weight-complex="normal"/>
    </style:style>
    <style:style style:name="T97" style:family="text">
      <style:text-properties fo:font-weight="normal" officeooo:rsid="0029a620" style:font-weight-asian="normal" style:font-weight-complex="normal"/>
    </style:style>
    <style:style style:name="T98" style:family="text">
      <style:text-properties fo:font-weight="normal" officeooo:rsid="002a86d9" style:font-weight-asian="normal" style:font-weight-complex="normal"/>
    </style:style>
    <style:style style:name="T99" style:family="text">
      <style:text-properties fo:font-weight="normal" officeooo:rsid="003168b3" style:font-weight-asian="normal" style:font-weight-complex="normal"/>
    </style:style>
    <style:style style:name="T100" style:family="text">
      <style:text-properties fo:font-weight="normal" officeooo:rsid="00574109" style:font-weight-asian="normal" style:font-weight-complex="normal"/>
    </style:style>
    <style:style style:name="T101" style:family="text">
      <style:text-properties fo:font-weight="normal" officeooo:rsid="0057dec4" style:font-weight-asian="normal" style:font-weight-complex="normal"/>
    </style:style>
    <style:style style:name="T102" style:family="text">
      <style:text-properties fo:font-weight="normal" officeooo:rsid="000829c8" style:font-weight-asian="normal" style:font-weight-complex="normal"/>
    </style:style>
    <style:style style:name="T103" style:family="text">
      <style:text-properties fo:font-weight="normal" officeooo:rsid="00085f1f" style:font-weight-asian="normal" style:font-weight-complex="normal"/>
    </style:style>
    <style:style style:name="T104" style:family="text">
      <style:text-properties fo:font-weight="normal" officeooo:rsid="000b4c11" style:font-weight-asian="normal" style:font-weight-complex="normal"/>
    </style:style>
    <style:style style:name="T105" style:family="text">
      <style:text-properties fo:font-weight="normal" officeooo:rsid="000a07ea" style:font-weight-asian="normal" style:font-weight-complex="normal"/>
    </style:style>
    <style:style style:name="T106" style:family="text">
      <style:text-properties fo:font-weight="normal" officeooo:rsid="000d46d5" style:font-weight-asian="normal" style:font-weight-complex="normal"/>
    </style:style>
    <style:style style:name="T107" style:family="text">
      <style:text-properties fo:font-weight="normal" officeooo:rsid="000e591a" style:font-weight-asian="normal" style:font-weight-complex="normal"/>
    </style:style>
    <style:style style:name="T108" style:family="text">
      <style:text-properties fo:font-weight="normal" officeooo:rsid="000e5ad8" style:font-weight-asian="normal" style:font-weight-complex="normal"/>
    </style:style>
    <style:style style:name="T109" style:family="text">
      <style:text-properties fo:font-weight="normal" officeooo:rsid="0011380d" style:font-weight-asian="normal" style:font-weight-complex="normal"/>
    </style:style>
    <style:style style:name="T110" style:family="text">
      <style:text-properties fo:font-weight="normal" officeooo:rsid="00146b9a" style:font-weight-asian="normal" style:font-weight-complex="normal"/>
    </style:style>
    <style:style style:name="T111" style:family="text">
      <style:text-properties fo:font-weight="normal" officeooo:rsid="0014a3d6" style:font-weight-asian="normal" style:font-weight-complex="normal"/>
    </style:style>
    <style:style style:name="T112" style:family="text">
      <style:text-properties fo:font-weight="normal" officeooo:rsid="00167e42" style:font-weight-asian="normal" style:font-weight-complex="normal"/>
    </style:style>
    <style:style style:name="T113" style:family="text">
      <style:text-properties fo:font-weight="normal" officeooo:rsid="00189be5" style:font-weight-asian="normal" style:font-weight-complex="normal"/>
    </style:style>
    <style:style style:name="T114" style:family="text">
      <style:text-properties fo:font-weight="normal" officeooo:rsid="001a42f3" style:font-weight-asian="normal" style:font-weight-complex="normal"/>
    </style:style>
    <style:style style:name="T115" style:family="text">
      <style:text-properties fo:font-weight="normal" officeooo:rsid="001c74f2" style:font-weight-asian="normal" style:font-weight-complex="normal"/>
    </style:style>
    <style:style style:name="T116" style:family="text">
      <style:text-properties fo:font-weight="normal" officeooo:rsid="0064c417" style:font-weight-asian="normal" style:font-weight-complex="normal"/>
    </style:style>
    <style:style style:name="T117" style:family="text">
      <style:text-properties officeooo:rsid="0013c42a"/>
    </style:style>
    <style:style style:name="T118" style:family="text">
      <style:text-properties fo:color="#000000" loext:opacity="100%"/>
    </style:style>
    <style:style style:name="T119"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189f94" style:font-size-asian="14pt" style:font-style-asian="normal" style:font-weight-asian="normal" style:font-size-complex="14pt" style:font-style-complex="normal" style:font-weight-complex="normal" style:text-emphasize="none"/>
    </style:style>
    <style:style style:name="T120"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23812b" style:font-size-asian="14pt" style:font-style-asian="normal" style:font-weight-asian="normal" style:font-size-complex="14pt" style:font-style-complex="normal" style:font-weight-complex="normal" style:text-emphasize="none"/>
    </style:style>
    <style:style style:name="T121"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253927" style:font-size-asian="14pt" style:font-style-asian="normal" style:font-weight-asian="normal" style:font-size-complex="14pt" style:font-style-complex="normal" style:font-weight-complex="normal" style:text-emphasize="none"/>
    </style:style>
    <style:style style:name="T122"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16a768" style:font-size-asian="14pt" style:font-style-asian="normal" style:font-weight-asian="normal" style:font-size-complex="14pt" style:font-style-complex="normal" style:font-weight-complex="normal" style:text-emphasize="none"/>
    </style:style>
    <style:style style:name="T123"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201808" style:font-size-asian="14pt" style:font-style-asian="normal" style:font-weight-asian="normal" style:font-size-complex="14pt" style:font-style-complex="normal" style:font-weight-complex="normal" style:text-emphasize="none"/>
    </style:style>
    <style:style style:name="T124"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17f8bf" style:font-size-asian="14pt" style:font-style-asian="normal" style:font-weight-asian="normal" style:font-size-complex="14pt" style:font-style-complex="normal" style:font-weight-complex="normal" style:text-emphasize="none"/>
    </style:style>
    <style:style style:name="T125"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1e266b" style:font-size-asian="14pt" style:font-style-asian="normal" style:font-weight-asian="normal" style:font-size-complex="14pt" style:font-style-complex="normal" style:font-weight-complex="normal" style:text-emphasize="none"/>
    </style:style>
    <style:style style:name="T126"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541958" style:font-size-asian="14pt" style:font-style-asian="normal" style:font-weight-asian="normal" style:font-size-complex="14pt" style:font-style-complex="normal" style:font-weight-complex="normal" style:text-emphasize="none"/>
    </style:style>
    <style:style style:name="T127"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574109" style:font-size-asian="14pt" style:font-style-asian="normal" style:font-weight-asian="normal" style:font-size-complex="14pt" style:font-style-complex="normal" style:font-weight-complex="normal" style:text-emphasize="none"/>
    </style:style>
    <style:style style:name="T128"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57dec4" style:font-size-asian="14pt" style:font-style-asian="normal" style:font-weight-asian="normal" style:font-size-complex="14pt" style:font-style-complex="normal" style:font-weight-complex="normal" style:text-emphasize="none"/>
    </style:style>
    <style:style style:name="T129"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2a84dc" style:font-size-asian="14pt" style:font-style-asian="normal" style:font-weight-asian="normal" style:font-size-complex="14pt" style:font-style-complex="normal" style:font-weight-complex="normal" style:text-emphasize="none"/>
    </style:style>
    <style:style style:name="T130" style:family="text">
      <style:text-properties fo:color="#000000" loext:opacity="100%" style:text-outline="false" style:text-line-through-style="none" style:text-line-through-type="none" style:font-name="Segoe UI" fo:font-size="14pt" fo:font-style="normal" fo:text-shadow="none" style:text-underline-style="none" fo:font-weight="bold" style:font-size-asian="14pt" style:font-style-asian="normal" style:font-weight-asian="bold" style:font-weight-complex="bold" style:text-emphasize="none"/>
    </style:style>
    <style:style style:name="T131" style:family="text">
      <style:text-properties fo:color="#000000" loext:opacity="100%" style:text-outline="false" style:text-line-through-style="none" style:text-line-through-type="none" style:font-name="Segoe UI" fo:font-size="14pt" fo:font-style="normal" fo:text-shadow="none" style:text-underline-style="none" fo:font-weight="bold" officeooo:rsid="003a5d47" style:font-size-asian="14pt" style:font-style-asian="normal" style:font-weight-asian="bold" style:font-size-complex="14pt" style:font-style-complex="normal" style:font-weight-complex="bold" style:text-emphasize="none"/>
    </style:style>
    <style:style style:name="T132"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23812b" style:font-size-asian="14pt" style:font-style-asian="italic" style:font-weight-asian="normal" style:font-size-complex="14pt" style:font-style-complex="italic" style:font-weight-complex="normal" style:text-emphasize="none"/>
    </style:style>
    <style:style style:name="T133"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253927" style:font-size-asian="14pt" style:font-style-asian="italic" style:font-weight-asian="normal" style:font-size-complex="14pt" style:font-style-complex="italic" style:font-weight-complex="normal" style:text-emphasize="none"/>
    </style:style>
    <style:style style:name="T134"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2e2859" style:font-size-asian="14pt" style:font-style-asian="italic" style:font-weight-asian="normal" style:font-size-complex="14pt" style:font-style-complex="italic" style:font-weight-complex="normal" style:text-emphasize="none"/>
    </style:style>
    <style:style style:name="T135"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2d802e" style:font-size-asian="14pt" style:font-style-asian="italic" style:font-weight-asian="normal" style:font-size-complex="14pt" style:font-style-complex="italic" style:font-weight-complex="normal" style:text-emphasize="none"/>
    </style:style>
    <style:style style:name="T136"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3a5d47" style:font-size-asian="14pt" style:font-style-asian="italic" style:font-weight-asian="normal" style:font-size-complex="14pt" style:font-style-complex="italic" style:font-weight-complex="normal" style:text-emphasize="none"/>
    </style:style>
    <style:style style:name="T137"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521c75" style:font-size-asian="14pt" style:font-style-asian="italic" style:font-weight-asian="normal" style:font-size-complex="14pt" style:font-style-complex="italic" style:font-weight-complex="normal" style:text-emphasize="none"/>
    </style:style>
    <style:style style:name="T138"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201808" style:font-size-asian="14pt" style:font-style-asian="italic" style:font-weight-asian="normal" style:font-size-complex="14pt" style:font-style-complex="italic" style:font-weight-complex="normal" style:text-emphasize="none"/>
    </style:style>
    <style:style style:name="T139"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541958" style:font-size-asian="14pt" style:font-style-asian="italic" style:font-weight-asian="normal" style:font-size-complex="14pt" style:font-style-complex="italic" style:font-weight-complex="normal" style:text-emphasize="none"/>
    </style:style>
    <style:style style:name="T140"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57dec4" style:font-size-asian="14pt" style:font-style-asian="italic" style:font-weight-asian="normal" style:font-size-complex="14pt" style:font-style-complex="italic" style:font-weight-complex="normal" style:text-emphasize="none"/>
    </style:style>
    <style:style style:name="T141"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17f407" style:font-size-asian="14pt" style:font-style-asian="italic" style:font-weight-asian="normal" style:font-size-complex="14pt" style:font-style-complex="italic" style:font-weight-complex="normal" style:text-emphasize="none"/>
    </style:style>
    <style:style style:name="T142" style:family="text">
      <style:text-properties fo:color="#000000" loext:opacity="100%" style:text-outline="false" style:text-line-through-style="none" style:text-line-through-type="none" style:font-name="Segoe UI" fo:font-size="14pt" fo:font-style="italic" fo:text-shadow="none" style:text-underline-style="none" fo:font-weight="bold" officeooo:rsid="0017f407" style:font-size-asian="14pt" style:font-style-asian="italic" style:font-weight-asian="bold" style:font-size-complex="14pt" style:font-style-complex="italic" style:font-weight-complex="bold" style:text-emphasize="none"/>
    </style:style>
    <style:style style:name="T143" style:family="text">
      <style:text-properties fo:color="#000000" loext:opacity="100%" style:text-outline="false" style:text-line-through-style="none" style:text-line-through-type="none" style:font-name="Segoe UI" fo:font-size="14pt" fo:text-shadow="none" style:text-underline-style="none" officeooo:rsid="002d802e" style:font-size-asian="14pt" style:font-size-complex="14pt" style:text-emphasize="none"/>
    </style:style>
    <style:style style:name="T144" style:family="text">
      <style:text-properties fo:color="#000000" loext:opacity="100%" style:text-outline="false" style:text-line-through-style="none" style:text-line-through-type="none" style:font-name="Segoe UI" fo:font-size="14pt" fo:text-shadow="none" style:text-underline-style="none" fo:font-weight="normal" officeooo:rsid="003168b3" style:font-size-asian="14pt" style:font-weight-asian="normal" style:font-size-complex="14pt" style:font-weight-complex="normal" style:text-emphasize="none"/>
    </style:style>
    <style:style style:name="T145" style:family="text">
      <style:text-properties fo:color="#000000" loext:opacity="100%" style:text-outline="false" style:text-line-through-style="none" style:text-line-through-type="none" style:font-name="Segoe UI" fo:font-style="normal" fo:text-shadow="none" style:text-underline-style="none" fo:font-weight="bold" style:font-style-asian="normal" style:font-weight-asian="bold" style:font-weight-complex="bold" style:text-emphasize="none"/>
    </style:style>
    <style:style style:name="T146" style:family="text">
      <style:text-properties fo:color="#000000" loext:opacity="100%" style:text-outline="false" style:text-line-through-style="none" style:text-line-through-type="none" style:font-name="Segoe UI" fo:font-style="italic" fo:text-shadow="none" style:text-underline-style="none" style:font-style-asian="italic" style:font-style-complex="italic" style:text-emphasize="none"/>
    </style:style>
    <style:style style:name="T147" style:family="text">
      <style:text-properties fo:color="#000000" loext:opacity="100%" style:text-outline="false" style:text-line-through-style="none" style:text-line-through-type="none" style:font-name="Segoe UI" fo:font-style="italic" fo:text-shadow="none" style:text-underline-style="none" officeooo:rsid="00387c7e" style:font-style-asian="italic" style:font-style-complex="italic" style:text-emphasize="none"/>
    </style:style>
    <style:style style:name="T148" style:family="text">
      <style:text-properties fo:color="#000000" loext:opacity="100%" style:text-outline="false" style:text-line-through-style="none" style:text-line-through-type="none" fo:font-style="normal" fo:text-shadow="none" style:text-underline-style="none" officeooo:rsid="002c6433" style:font-style-asian="normal" style:font-style-complex="normal" style:text-emphasize="none"/>
    </style:style>
    <style:style style:name="T149" style:family="text">
      <style:text-properties fo:color="#000000" loext:opacity="100%" style:text-outline="false" style:text-line-through-style="none" style:text-line-through-type="none" fo:text-shadow="none" style:text-underline-style="none" officeooo:rsid="002c6433" style:text-emphasize="none"/>
    </style:style>
    <style:style style:name="T150" style:family="text">
      <style:text-properties fo:color="#000000" loext:opacity="100%" style:font-name="Segoe UI"/>
    </style:style>
    <style:style style:name="T151" style:family="text">
      <style:text-properties fo:color="#000000" loext:opacity="100%" style:font-name="Segoe UI" fo:font-size="14pt" style:font-size-asian="14pt"/>
    </style:style>
    <style:style style:name="T152" style:family="text">
      <style:text-properties fo:color="#000000" loext:opacity="100%" style:font-name="Segoe UI" fo:font-size="14pt" officeooo:rsid="003d58b8" style:font-size-asian="14pt"/>
    </style:style>
    <style:style style:name="T153" style:family="text">
      <style:text-properties fo:color="#000000" loext:opacity="100%" style:font-name="Segoe UI" fo:font-size="14pt" officeooo:rsid="003f44eb" style:font-size-asian="14pt"/>
    </style:style>
    <style:style style:name="T154" style:family="text">
      <style:text-properties fo:color="#000000" loext:opacity="100%" style:font-name="Segoe UI" fo:font-size="14pt" fo:font-style="italic" officeooo:rsid="001c9f9f" style:font-size-asian="14pt" style:font-style-asian="italic" style:font-style-complex="italic"/>
    </style:style>
    <style:style style:name="T155" style:family="text">
      <style:text-properties fo:color="#000000" loext:opacity="100%" style:font-name="Segoe UI" fo:font-size="14pt" fo:font-weight="bold" style:font-size-asian="14pt" style:font-weight-asian="bold" style:font-weight-complex="bold"/>
    </style:style>
    <style:style style:name="T156" style:family="text">
      <style:text-properties fo:color="#000000" loext:opacity="100%" style:font-name="Segoe UI" fo:font-style="italic" officeooo:rsid="001c6201" style:font-style-asian="italic" style:font-style-complex="italic"/>
    </style:style>
    <style:style style:name="T157" style:family="text">
      <style:text-properties fo:color="#000000" loext:opacity="100%" style:font-name="Segoe UI" fo:font-style="italic" officeooo:rsid="001c9f9f" style:font-style-asian="italic" style:font-style-complex="italic"/>
    </style:style>
    <style:style style:name="T158" style:family="text">
      <style:text-properties fo:color="#000000" loext:opacity="100%" style:font-name="Segoe UI" fo:font-weight="bold" style:font-weight-asian="bold" style:font-weight-complex="bold"/>
    </style:style>
    <style:style style:name="T159" style:family="text">
      <style:text-properties fo:color="#000000" loext:opacity="100%" style:font-name="Segoe UI" officeooo:rsid="003a5d47"/>
    </style:style>
    <style:style style:name="T160" style:family="text">
      <style:text-properties fo:color="#000000" loext:opacity="100%" style:font-name="Segoe UI" officeooo:rsid="003c1e32"/>
    </style:style>
    <style:style style:name="T161" style:family="text">
      <style:text-properties fo:color="#000000" loext:opacity="100%" style:font-name="Segoe UI" officeooo:rsid="003f44eb"/>
    </style:style>
    <style:style style:name="T162" style:family="text">
      <style:text-properties fo:color="#000000" loext:opacity="100%" style:font-name="Segoe UI1" fo:font-size="14pt" fo:font-style="italic" officeooo:rsid="001a46f0" style:font-size-asian="12.25pt" style:font-style-asian="italic" style:font-size-complex="14pt" style:font-style-complex="italic"/>
    </style:style>
    <style:style style:name="T163" style:family="text">
      <style:text-properties fo:color="#000000" loext:opacity="100%" style:font-name="Segoe UI1" fo:font-size="14pt" fo:font-style="normal" officeooo:rsid="001a46f0" style:font-size-asian="12.25pt" style:font-style-asian="normal" style:font-size-complex="14pt" style:font-style-complex="normal"/>
    </style:style>
    <style:style style:name="T164" style:family="text">
      <style:text-properties fo:color="#000000" loext:opacity="100%" officeooo:rsid="003f44eb"/>
    </style:style>
    <style:style style:name="T165" style:family="text">
      <style:text-properties fo:color="#000000" loext:opacity="100%" officeooo:rsid="00415ad0"/>
    </style:style>
    <style:style style:name="T166" style:family="text">
      <style:text-properties officeooo:rsid="0009b27b"/>
    </style:style>
    <style:style style:name="T167" style:family="text">
      <style:text-properties officeooo:rsid="000c15c9"/>
    </style:style>
    <style:style style:name="T168" style:family="text">
      <style:text-properties fo:font-style="italic" style:font-style-asian="italic" style:font-style-complex="italic"/>
    </style:style>
    <style:style style:name="T169" style:family="text">
      <style:text-properties fo:font-style="italic" officeooo:rsid="0017f407" style:font-style-asian="italic" style:font-style-complex="italic"/>
    </style:style>
    <style:style style:name="T170" style:family="text">
      <style:text-properties fo:font-style="italic" officeooo:rsid="001c9f9f" style:font-style-asian="italic" style:font-style-complex="italic"/>
    </style:style>
    <style:style style:name="T171" style:family="text">
      <style:text-properties fo:font-style="italic" officeooo:rsid="001e06d9" style:font-style-asian="italic" style:font-style-complex="italic"/>
    </style:style>
    <style:style style:name="T172" style:family="text">
      <style:text-properties fo:font-style="italic" officeooo:rsid="001e266b" style:font-style-asian="italic" style:font-style-complex="italic"/>
    </style:style>
    <style:style style:name="T173" style:family="text">
      <style:text-properties fo:font-style="italic" officeooo:rsid="00201808" style:font-style-asian="italic" style:font-style-complex="italic"/>
    </style:style>
    <style:style style:name="T174" style:family="text">
      <style:text-properties fo:font-style="italic" officeooo:rsid="0021a734" style:font-style-asian="italic" style:font-style-complex="italic"/>
    </style:style>
    <style:style style:name="T175" style:family="text">
      <style:text-properties fo:font-style="italic" officeooo:rsid="00253927" style:font-style-asian="italic" style:font-style-complex="italic"/>
    </style:style>
    <style:style style:name="T176" style:family="text">
      <style:text-properties fo:font-style="italic" officeooo:rsid="00295b5f" style:font-style-asian="italic" style:font-style-complex="italic"/>
    </style:style>
    <style:style style:name="T177" style:family="text">
      <style:text-properties fo:font-style="italic" officeooo:rsid="0029a620" style:font-style-asian="italic" style:font-style-complex="italic"/>
    </style:style>
    <style:style style:name="T178" style:family="text">
      <style:text-properties fo:font-style="italic" officeooo:rsid="002a86d9" style:font-style-asian="italic" style:font-style-complex="italic"/>
    </style:style>
    <style:style style:name="T179" style:family="text">
      <style:text-properties fo:font-style="italic" officeooo:rsid="002f8de1" style:font-style-asian="italic" style:font-style-complex="italic"/>
    </style:style>
    <style:style style:name="T180" style:family="text">
      <style:text-properties fo:font-style="italic" officeooo:rsid="00282ac8" style:font-style-asian="italic" style:font-style-complex="italic"/>
    </style:style>
    <style:style style:name="T181" style:family="text">
      <style:text-properties fo:font-style="italic" officeooo:rsid="003601ae" style:font-style-asian="italic" style:font-style-complex="italic"/>
    </style:style>
    <style:style style:name="T182" style:family="text">
      <style:text-properties fo:font-style="italic" officeooo:rsid="00362c23" style:font-style-asian="italic" style:font-style-complex="italic"/>
    </style:style>
    <style:style style:name="T183" style:family="text">
      <style:text-properties fo:font-style="italic" officeooo:rsid="004321bb" style:font-style-asian="italic" style:font-style-complex="italic"/>
    </style:style>
    <style:style style:name="T184" style:family="text">
      <style:text-properties fo:font-style="italic" officeooo:rsid="0043931e" style:font-style-asian="italic" style:font-style-complex="italic"/>
    </style:style>
    <style:style style:name="T185" style:family="text">
      <style:text-properties fo:font-style="italic" officeooo:rsid="00486160" style:font-style-asian="italic" style:font-style-complex="italic"/>
    </style:style>
    <style:style style:name="T186" style:family="text">
      <style:text-properties fo:font-style="italic" officeooo:rsid="003168b3" style:font-style-asian="italic" style:font-style-complex="italic"/>
    </style:style>
    <style:style style:name="T187" style:family="text">
      <style:text-properties fo:font-style="italic" officeooo:rsid="00189f94" style:font-style-asian="italic" style:font-style-complex="italic"/>
    </style:style>
    <style:style style:name="T188" style:family="text">
      <style:text-properties fo:font-style="italic" officeooo:rsid="004cc249" style:font-style-asian="italic" style:font-style-complex="italic"/>
    </style:style>
    <style:style style:name="T189" style:family="text">
      <style:text-properties fo:font-style="italic" officeooo:rsid="00541958" style:font-style-asian="italic" style:font-style-complex="italic"/>
    </style:style>
    <style:style style:name="T190" style:family="text">
      <style:text-properties fo:font-style="italic" officeooo:rsid="0055dcf8" style:font-style-asian="italic" style:font-style-complex="italic"/>
    </style:style>
    <style:style style:name="T191" style:family="text">
      <style:text-properties fo:font-style="italic" officeooo:rsid="00574109" style:font-style-asian="italic" style:font-style-complex="italic"/>
    </style:style>
    <style:style style:name="T192" style:family="text">
      <style:text-properties fo:font-style="italic" officeooo:rsid="0057dec4" style:font-style-asian="italic" style:font-style-complex="italic"/>
    </style:style>
    <style:style style:name="T193" style:family="text">
      <style:text-properties fo:font-style="italic" officeooo:rsid="005e83c1" style:font-style-asian="italic" style:font-style-complex="italic"/>
    </style:style>
    <style:style style:name="T194" style:family="text">
      <style:text-properties fo:font-style="italic" officeooo:rsid="005e9fb7" style:font-style-asian="italic" style:font-style-complex="italic"/>
    </style:style>
    <style:style style:name="T195" style:family="text">
      <style:text-properties fo:font-style="italic" officeooo:rsid="005fe690" style:font-style-asian="italic" style:font-style-complex="italic"/>
    </style:style>
    <style:style style:name="T196" style:family="text">
      <style:text-properties fo:font-style="italic" officeooo:rsid="0016dee6" style:font-style-asian="italic" style:font-style-complex="italic"/>
    </style:style>
    <style:style style:name="T197" style:family="text">
      <style:text-properties fo:font-style="italic" officeooo:rsid="0064c417" style:font-style-asian="italic" style:font-style-complex="italic"/>
    </style:style>
    <style:style style:name="T198" style:family="text">
      <style:text-properties fo:font-style="italic" fo:font-weight="normal" style:font-style-asian="italic" style:font-weight-asian="normal" style:font-style-complex="italic" style:font-weight-complex="normal"/>
    </style:style>
    <style:style style:name="T199" style:family="text">
      <style:text-properties fo:font-style="italic" fo:font-weight="normal" officeooo:rsid="001cc702" style:font-style-asian="italic" style:font-weight-asian="normal" style:font-style-complex="italic" style:font-weight-complex="normal"/>
    </style:style>
    <style:style style:name="T200" style:family="text">
      <style:text-properties fo:font-style="italic" fo:font-weight="normal" officeooo:rsid="0023812b" style:font-style-asian="italic" style:font-weight-asian="normal" style:font-style-complex="italic" style:font-weight-complex="normal"/>
    </style:style>
    <style:style style:name="T201" style:family="text">
      <style:text-properties fo:font-style="italic" fo:font-weight="normal" officeooo:rsid="0029a620" style:font-style-asian="italic" style:font-weight-asian="normal" style:font-style-complex="italic" style:font-weight-complex="normal"/>
    </style:style>
    <style:style style:name="T202" style:family="text">
      <style:text-properties fo:font-style="italic" fo:font-weight="normal" officeooo:rsid="002a86d9" style:font-style-asian="italic" style:font-weight-asian="normal" style:font-style-complex="italic" style:font-weight-complex="normal"/>
    </style:style>
    <style:style style:name="T203" style:family="text">
      <style:text-properties fo:font-style="italic" fo:font-weight="normal" officeooo:rsid="004cc249" style:font-style-asian="italic" style:font-weight-asian="normal" style:font-style-complex="italic" style:font-weight-complex="normal"/>
    </style:style>
    <style:style style:name="T204" style:family="text">
      <style:text-properties fo:font-style="italic" fo:font-weight="normal" officeooo:rsid="00574109" style:font-style-asian="italic" style:font-weight-asian="normal" style:font-style-complex="italic" style:font-weight-complex="normal"/>
    </style:style>
    <style:style style:name="T205" style:family="text">
      <style:text-properties fo:font-style="italic" fo:font-weight="bold" officeooo:rsid="0017f407" style:font-style-asian="italic" style:font-weight-asian="bold" style:font-style-complex="italic" style:font-weight-complex="bold"/>
    </style:style>
    <style:style style:name="T206" style:family="text">
      <style:text-properties officeooo:rsid="0017f407"/>
    </style:style>
    <style:style style:name="T207" style:family="text">
      <style:text-properties fo:color="#ffbf00" loext:opacity="100%"/>
    </style:style>
    <style:style style:name="T208" style:family="text">
      <style:text-properties fo:color="#ffbf00" loext:opacity="100%" officeooo:rsid="0017f407"/>
    </style:style>
    <style:style style:name="T209" style:family="text">
      <style:text-properties fo:color="#ffbf00" loext:opacity="100%" fo:font-style="italic" style:font-style-asian="italic" style:font-style-complex="italic"/>
    </style:style>
    <style:style style:name="T210" style:family="text">
      <style:text-properties fo:color="#ffbf00" loext:opacity="100%" fo:font-style="italic" officeooo:rsid="0017f407" style:font-style-asian="italic" style:font-style-complex="italic"/>
    </style:style>
    <style:style style:name="T211" style:family="text">
      <style:text-properties fo:color="#ffbf00" loext:opacity="100%" fo:font-style="italic" officeooo:rsid="0016a768" style:font-style-asian="italic" style:font-style-complex="italic"/>
    </style:style>
    <style:style style:name="T212" style:family="text">
      <style:text-properties fo:color="#ffbf00" loext:opacity="100%" style:font-name="Segoe UI1" fo:font-size="14pt" fo:font-style="italic" officeooo:rsid="001a46f0" style:font-size-asian="12.25pt" style:font-style-asian="italic" style:font-size-complex="14pt" style:font-style-complex="italic"/>
    </style:style>
    <style:style style:name="T213" style:family="text">
      <style:text-properties fo:color="#ffbf00" loext:opacity="100%" officeooo:rsid="003f44eb"/>
    </style:style>
    <style:style style:name="T214" style:family="text">
      <style:text-properties fo:color="#ffbf00" loext:opacity="100%" officeooo:rsid="000e591a"/>
    </style:style>
    <style:style style:name="T215" style:family="text">
      <style:text-properties fo:color="#ffbf00" loext:opacity="100%" officeooo:rsid="0011c30d"/>
    </style:style>
    <style:style style:name="T216" style:family="text">
      <style:text-properties fo:color="#ffbf00" loext:opacity="100%" officeooo:rsid="001454a1"/>
    </style:style>
    <style:style style:name="T217" style:family="text">
      <style:text-properties fo:color="#ffbf00" loext:opacity="100%" officeooo:rsid="001531d5"/>
    </style:style>
    <style:style style:name="T218" style:family="text">
      <style:text-properties fo:color="#ffbf00" loext:opacity="100%" officeooo:rsid="001b9ab6"/>
    </style:style>
    <style:style style:name="T219" style:family="text">
      <style:text-properties fo:color="#ffbf00" loext:opacity="100%" officeooo:rsid="001c4720"/>
    </style:style>
    <style:style style:name="T220" style:family="text">
      <style:text-properties fo:color="#ffbf00" loext:opacity="100%" fo:font-style="normal" style:font-style-asian="normal" style:font-style-complex="normal"/>
    </style:style>
    <style:style style:name="T221" style:family="text">
      <style:text-properties fo:color="#ffbf00" loext:opacity="100%" style:text-outline="false" style:text-line-through-style="none" style:text-line-through-type="none" style:font-name="Liberation Sans" fo:font-style="normal" fo:text-shadow="none" style:text-underline-style="none" style:font-style-asian="normal" style:text-emphasize="none"/>
    </style:style>
    <style:style style:name="T222" style:family="text">
      <style:text-properties officeooo:rsid="0017f8bf"/>
    </style:style>
    <style:style style:name="T223" style:family="text">
      <style:text-properties fo:font-variant="normal" fo:text-transform="none" fo:color="#f44336" loext:opacity="100%" style:font-name="Segoe UI1" fo:font-size="14pt" fo:letter-spacing="normal" fo:font-style="normal" fo:font-weight="normal" style:font-size-asian="14pt" style:font-size-complex="14pt"/>
    </style:style>
    <style:style style:name="T224" style:family="text">
      <style:text-properties fo:font-variant="normal" fo:text-transform="none" fo:color="#f44336" loext:opacity="100%" style:font-name="Segoe UI1" fo:font-size="14pt" fo:letter-spacing="normal" fo:font-style="normal" fo:font-weight="normal" officeooo:rsid="00201808" style:font-size-asian="14pt" style:font-size-complex="14pt"/>
    </style:style>
    <style:style style:name="T225" style:family="text">
      <style:text-properties fo:font-variant="normal" fo:text-transform="none" fo:color="#f44336" loext:opacity="100%" style:font-name="Segoe UI1" fo:font-size="14pt" fo:letter-spacing="normal" fo:font-style="normal" fo:font-weight="normal" officeooo:rsid="001a46f0" style:font-size-asian="14pt" style:font-style-asian="normal" style:font-size-complex="14pt" style:font-style-complex="normal"/>
    </style:style>
    <style:style style:name="T226" style:family="text">
      <style:text-properties fo:font-variant="normal" fo:text-transform="none" fo:color="#f44336" loext:opacity="100%" style:font-name="Segoe UI1" fo:font-size="14pt" fo:letter-spacing="normal" fo:font-style="normal" fo:font-weight="normal" officeooo:rsid="00201808" style:font-size-asian="14pt" style:font-style-asian="normal" style:font-size-complex="14pt" style:font-style-complex="normal"/>
    </style:style>
    <style:style style:name="T227" style:family="text">
      <style:text-properties fo:font-variant="normal" fo:text-transform="none" fo:color="#f44336" loext:opacity="100%" style:font-name="Segoe UI1" fo:font-size="14pt" fo:letter-spacing="normal" fo:font-style="normal" fo:font-weight="normal" officeooo:rsid="0021a734" style:font-size-asian="14pt" style:font-style-asian="normal" style:font-size-complex="14pt" style:font-style-complex="normal"/>
    </style:style>
    <style:style style:name="T228" style:family="text">
      <style:text-properties fo:font-variant="normal" fo:text-transform="none" fo:color="#f44336" loext:opacity="100%" style:font-name="Segoe UI1" fo:font-size="14pt" fo:letter-spacing="normal" fo:font-style="normal" fo:font-weight="normal" officeooo:rsid="005a8170" style:font-size-asian="14pt" style:font-style-asian="normal" style:font-size-complex="14pt" style:font-style-complex="normal"/>
    </style:style>
    <style:style style:name="T229" style:family="text">
      <style:text-properties fo:font-variant="normal" fo:text-transform="none" fo:color="#f44336" loext:opacity="100%" style:text-outline="false" style:text-line-through-style="none" style:text-line-through-type="none" style:font-name="Segoe UI1" fo:font-size="14pt" fo:letter-spacing="normal" fo:font-style="normal" fo:text-shadow="none" style:text-underline-style="none" fo:font-weight="normal" officeooo:rsid="001a46f0" style:font-size-asian="14pt" style:font-style-asian="normal" style:font-weight-asian="normal" style:font-size-complex="14pt" style:font-style-complex="normal" style:text-emphasize="none"/>
    </style:style>
    <style:style style:name="T230" style:family="text">
      <style:text-properties fo:font-variant="normal" fo:text-transform="none" fo:color="#f44336" loext:opacity="100%" style:text-outline="false" style:text-line-through-style="none" style:text-line-through-type="none" style:font-name="Segoe UI1" fo:font-size="14pt" fo:letter-spacing="normal" fo:font-style="normal" fo:text-shadow="none" style:text-underline-style="none" fo:font-weight="normal" officeooo:rsid="00201808" style:font-size-asian="14pt" style:font-style-asian="normal" style:font-weight-asian="normal" style:font-size-complex="14pt" style:font-style-complex="normal" style:text-emphasize="none"/>
    </style:style>
    <style:style style:name="T231" style:family="text">
      <style:text-properties fo:font-variant="normal" fo:text-transform="none" fo:color="#f44336" loext:opacity="100%" style:text-outline="false" style:text-line-through-style="none" style:text-line-through-type="none" style:font-name="Segoe UI1" fo:font-size="14pt" fo:letter-spacing="normal" fo:font-style="normal" fo:text-shadow="none" style:text-underline-style="none" fo:font-weight="normal" officeooo:rsid="00201808" style:font-size-asian="14pt" style:font-style-asian="normal" style:font-weight-asian="normal" style:font-size-complex="14pt" style:font-style-complex="normal" style:font-weight-complex="normal" style:text-emphasize="none"/>
    </style:style>
    <style:style style:name="T232" style:family="text">
      <style:text-properties fo:font-variant="normal" fo:text-transform="none" fo:color="#f44336" loext:opacity="100%" style:text-outline="false" style:text-line-through-style="none" style:text-line-through-type="none" style:font-name="Segoe UI1" fo:font-size="14pt" fo:letter-spacing="normal" fo:font-style="normal" fo:text-shadow="none" style:text-underline-style="none" fo:font-weight="normal" officeooo:rsid="002a86d9" style:font-size-asian="14pt" style:font-style-asian="normal" style:font-weight-asian="normal" style:font-size-complex="14pt" style:font-style-complex="normal" style:font-weight-complex="normal" style:text-emphasize="none"/>
    </style:style>
    <style:style style:name="T233" style:family="text">
      <style:text-properties fo:font-variant="normal" fo:text-transform="none" fo:color="#f44336" loext:opacity="100%" style:text-outline="false" style:text-line-through-style="none" style:text-line-through-type="none" style:font-name="Segoe UI1" fo:font-size="14pt" fo:letter-spacing="normal" fo:font-style="normal" fo:text-shadow="none" style:text-underline-style="none" fo:font-weight="normal" officeooo:rsid="00282ac8" style:font-size-asian="14pt" style:font-style-asian="normal" style:font-weight-asian="normal" style:font-size-complex="14pt" style:font-style-complex="italic" style:font-weight-complex="normal" style:text-emphasize="none"/>
    </style:style>
    <style:style style:name="T234" style:family="text">
      <style:text-properties fo:font-variant="normal" fo:text-transform="none" fo:color="#000000" loext:opacity="100%" style:font-name="Segoe UI1" fo:font-size="14pt" fo:letter-spacing="normal" fo:font-style="normal" fo:font-weight="normal" officeooo:rsid="001a46f0" style:font-size-asian="14pt" style:font-style-asian="normal" style:font-size-complex="14pt" style:font-style-complex="normal"/>
    </style:style>
    <style:style style:name="T235" style:family="text">
      <style:text-properties fo:font-variant="normal" fo:text-transform="none" fo:color="#000000" loext:opacity="100%" style:font-name="Segoe UI1" fo:font-size="14pt" fo:letter-spacing="normal" fo:font-style="normal" fo:font-weight="normal" officeooo:rsid="001a46f0" style:font-size-asian="12.25pt" style:font-style-asian="normal" style:font-size-complex="14pt" style:font-style-complex="normal"/>
    </style:style>
    <style:style style:name="T236"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style:font-size-asian="14pt" style:font-style-asian="normal" style:font-weight-asian="normal" style:font-size-complex="14pt" style:font-style-complex="normal" style:font-weight-complex="normal" style:text-emphasize="none"/>
    </style:style>
    <style:style style:name="T237"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style:font-size-asian="14pt" style:font-style-asian="normal" style:font-weight-asian="normal" style:font-size-complex="14pt" style:font-style-complex="normal" style:font-weight-complex="normal" style:text-emphasize="none"/>
    </style:style>
    <style:style style:name="T238"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55dcf8" style:font-size-asian="14pt" style:font-style-asian="normal" style:font-weight-asian="normal" style:font-size-complex="14pt" style:font-style-complex="normal" style:font-weight-complex="normal" style:text-emphasize="none"/>
    </style:style>
    <style:style style:name="T239"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57dec4" style:font-size-asian="14pt" style:font-style-asian="normal" style:font-weight-asian="normal" style:font-size-complex="14pt" style:font-style-complex="normal" style:font-weight-complex="normal" style:text-emphasize="none"/>
    </style:style>
    <style:style style:name="T240"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0d46d5" style:font-size-asian="14pt" style:font-style-asian="normal" style:font-weight-asian="normal" style:font-size-complex="14pt" style:font-style-complex="normal" style:font-weight-complex="normal" style:text-emphasize="none"/>
    </style:style>
    <style:style style:name="T241"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0829c8" style:font-size-asian="14pt" style:font-style-asian="normal" style:font-weight-asian="normal" style:font-size-complex="14pt" style:font-style-complex="normal" style:font-weight-complex="normal" style:text-emphasize="none"/>
    </style:style>
    <style:style style:name="T242"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4a3d6" style:font-size-asian="14pt" style:font-style-asian="normal" style:font-weight-asian="normal" style:font-size-complex="14pt" style:font-style-complex="normal" style:font-weight-complex="normal" style:text-emphasize="none"/>
    </style:style>
    <style:style style:name="T243"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454a1" style:font-size-asian="14pt" style:font-style-asian="normal" style:font-weight-asian="normal" style:font-size-complex="14pt" style:font-style-complex="normal" style:font-weight-complex="normal" style:text-emphasize="none"/>
    </style:style>
    <style:style style:name="T244"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46b9a" style:font-size-asian="14pt" style:font-style-asian="normal" style:font-weight-asian="normal" style:font-size-complex="14pt" style:font-style-complex="normal" style:font-weight-complex="normal" style:text-emphasize="none"/>
    </style:style>
    <style:style style:name="T245"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style:font-size-asian="14pt" style:font-style-asian="normal" style:font-size-complex="14pt" style:font-style-complex="normal" style:text-emphasize="none"/>
    </style:style>
    <style:style style:name="T246" style:family="text">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1a46f0" style:font-size-asian="14pt" style:font-style-asian="italic" style:font-weight-asian="normal" style:font-size-complex="14pt" style:font-style-complex="italic" style:font-weight-complex="normal" style:text-emphasize="none"/>
    </style:style>
    <style:style style:name="T247" style:family="text">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282ac8" style:font-size-asian="14pt" style:font-style-asian="italic" style:font-weight-asian="normal" style:font-size-complex="14pt" style:font-style-complex="italic" style:font-weight-complex="normal" style:text-emphasize="none"/>
    </style:style>
    <style:style style:name="T248" style:family="text">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574109" style:font-size-asian="14pt" style:font-style-asian="italic" style:font-weight-asian="normal" style:font-size-complex="14pt" style:font-style-complex="italic" style:font-weight-complex="normal" style:text-emphasize="none"/>
    </style:style>
    <style:style style:name="T249" style:family="text">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style:font-size-asian="14pt" style:font-style-asian="italic" style:font-size-complex="14pt" style:font-style-complex="italic" style:text-emphasize="none"/>
    </style:style>
    <style:style style:name="T250" style:family="text">
      <style:text-properties fo:font-variant="normal" fo:text-transform="none" fo:color="#000000" loext:opacity="100%" style:text-outline="false" style:text-line-through-style="none" style:text-line-through-type="none" style:font-name="Segoe UI1" fo:font-size="14pt" fo:letter-spacing="normal" fo:font-style="normal" fo:text-shadow="none" style:text-underline-style="none" fo:font-weight="normal" officeooo:rsid="001a46f0" style:font-size-asian="14pt" style:font-style-asian="normal" style:font-weight-asian="normal" style:font-size-complex="14pt" style:font-style-complex="normal" style:text-emphasize="none"/>
    </style:style>
    <style:style style:name="T251" style:family="text">
      <style:text-properties fo:font-variant="normal" fo:text-transform="none" fo:color="#000000" loext:opacity="100%" style:text-outline="false" style:text-line-through-style="none" style:text-line-through-type="none" style:font-name="Segoe UI1" fo:font-size="14pt" fo:letter-spacing="normal" fo:font-style="normal" fo:text-shadow="none" style:text-underline-style="none" fo:font-weight="normal" officeooo:rsid="002a86d9" style:font-size-asian="14pt" style:font-style-asian="normal" style:font-weight-asian="normal" style:font-size-complex="14pt" style:font-style-complex="normal" style:font-weight-complex="normal" style:text-emphasize="none"/>
    </style:style>
    <style:style style:name="T252" style:family="text">
      <style:text-properties fo:font-variant="normal" fo:text-transform="none" fo:color="#000000" loext:opacity="100%" style:text-outline="false" style:text-line-through-style="none" style:text-line-through-type="none" style:font-name="Segoe UI1" fo:font-size="14pt" fo:letter-spacing="normal" fo:font-style="normal" fo:text-shadow="none" style:text-underline-style="none" fo:font-weight="normal" officeooo:rsid="00574109" style:font-size-asian="14pt" style:font-style-asian="normal" style:font-weight-asian="normal" style:font-size-complex="14pt" style:font-style-complex="normal" style:font-weight-complex="normal" style:text-emphasize="none"/>
    </style:style>
    <style:style style:name="T253" style:family="text">
      <style:text-properties fo:font-variant="normal" fo:text-transform="none" fo:color="#ffbf00" loext:opacity="100%" style:text-outline="false" style:text-line-through-style="none" style:text-line-through-type="none" style:font-name="Segoe UI" fo:font-size="14pt" fo:letter-spacing="normal" fo:font-style="italic" fo:text-shadow="none" style:text-underline-style="none" fo:font-weight="normal" officeooo:rsid="0017f407" style:font-size-asian="14pt" style:font-style-asian="italic" style:font-weight-asian="normal" style:font-size-complex="14pt" style:font-style-complex="italic" style:font-weight-complex="normal" style:text-emphasize="none"/>
    </style:style>
    <style:style style:name="T254" style:family="text">
      <style:text-properties fo:font-variant="normal" fo:text-transform="none" fo:color="#ffbf00" loext:opacity="100%" style:text-outline="false" style:text-line-through-style="none" style:text-line-through-type="none" style:font-name="Segoe UI" fo:font-size="14pt" fo:letter-spacing="normal" fo:font-style="normal" fo:text-shadow="none" style:text-underline-style="none" fo:font-weight="normal" style:font-size-asian="14pt" style:font-style-asian="normal" style:font-weight-asian="normal" style:font-size-complex="14pt" style:font-style-complex="normal" style:font-weight-complex="normal" style:text-emphasize="none"/>
    </style:style>
    <style:style style:name="T255" style:family="text">
      <style:text-properties fo:font-variant="normal" fo:text-transform="none" fo:color="#ffbf00" loext:opacity="100%" style:text-outline="false" style:text-line-through-style="none" style:text-line-through-type="none" style:font-name="Segoe UI" fo:font-size="14pt" fo:letter-spacing="normal" fo:font-style="normal" fo:text-shadow="none" style:text-underline-style="none" fo:font-weight="normal" officeooo:rsid="000829c8" style:font-size-asian="14pt" style:font-style-asian="normal" style:font-weight-asian="normal" style:font-size-complex="14pt" style:font-style-complex="normal" style:font-weight-complex="normal" style:text-emphasize="none"/>
    </style:style>
    <style:style style:name="T256" style:family="text">
      <style:text-properties fo:font-variant="normal" fo:text-transform="none" fo:color="#ffbf00" loext:opacity="100%" style:text-outline="false" style:text-line-through-style="none" style:text-line-through-type="none" style:font-name="Segoe UI" fo:font-size="14pt" fo:letter-spacing="normal" fo:font-style="normal" fo:text-shadow="none" style:text-underline-style="none" fo:font-weight="normal" officeooo:rsid="001fdbe5" style:font-size-asian="14pt" style:font-style-asian="normal" style:font-weight-asian="normal" style:font-size-complex="14pt" style:font-style-complex="normal" style:font-weight-complex="normal" style:text-emphasize="none"/>
    </style:style>
    <style:style style:name="T257" style:family="text">
      <style:text-properties fo:font-variant="normal" fo:text-transform="none" fo:letter-spacing="normal"/>
    </style:style>
    <style:style style:name="T258" style:family="text">
      <style:text-properties fo:font-variant="normal" fo:text-transform="none" fo:letter-spacing="normal" fo:font-style="italic" officeooo:rsid="0021a734" style:font-style-asian="italic" style:font-style-complex="italic"/>
    </style:style>
    <style:style style:name="T259" style:family="text">
      <style:text-properties fo:font-variant="normal" fo:text-transform="none" fo:letter-spacing="normal" fo:font-style="italic" officeooo:rsid="0023812b" style:font-style-asian="italic" style:font-style-complex="italic"/>
    </style:style>
    <style:style style:name="T260" style:family="text">
      <style:text-properties fo:font-variant="normal" fo:text-transform="none" fo:letter-spacing="normal" fo:font-style="italic" officeooo:rsid="00253927" style:font-style-asian="italic" style:font-style-complex="italic"/>
    </style:style>
    <style:style style:name="T261" style:family="text">
      <style:text-properties fo:font-variant="normal" fo:text-transform="none" fo:letter-spacing="normal" fo:font-style="italic" officeooo:rsid="002a2700" style:font-style-asian="italic" style:font-style-complex="italic"/>
    </style:style>
    <style:style style:name="T262" style:family="text">
      <style:text-properties fo:font-variant="normal" fo:text-transform="none" fo:letter-spacing="normal" officeooo:rsid="000e5ad8"/>
    </style:style>
    <style:style style:name="T263" style:family="text">
      <style:text-properties fo:font-variant="normal" fo:text-transform="none" fo:letter-spacing="normal" officeooo:rsid="001531d5"/>
    </style:style>
    <style:style style:name="T264" style:family="text">
      <style:text-properties fo:font-variant="normal" fo:text-transform="none" fo:color="#ea7500" loext:opacity="100%" style:text-outline="false" style:text-line-through-style="none" style:text-line-through-type="none" style:font-name="Segoe UI" fo:font-size="14pt" fo:letter-spacing="normal" fo:font-style="italic" fo:text-shadow="none" style:text-underline-style="none" fo:font-weight="normal" officeooo:rsid="0017f407" style:font-size-asian="14pt" style:font-style-asian="italic" style:font-weight-asian="normal" style:font-size-complex="14pt" style:font-style-complex="italic" style:font-weight-complex="normal" style:text-emphasize="none"/>
    </style:style>
    <style:style style:name="T265" style:family="text">
      <style:text-properties fo:font-variant="normal" fo:text-transform="none" fo:color="#ea7500" loext:opacity="100%" style:text-outline="false" style:text-line-through-style="none" style:text-line-through-type="none" style:font-name="Segoe UI" fo:font-size="14pt" fo:letter-spacing="normal" fo:font-style="italic" fo:text-shadow="none" style:text-underline-style="none" fo:font-weight="normal" officeooo:rsid="001e266b" style:font-size-asian="14pt" style:font-style-asian="italic" style:font-weight-asian="normal" style:font-size-complex="14pt" style:font-style-complex="italic" style:font-weight-complex="normal" style:text-emphasize="none"/>
    </style:style>
    <style:style style:name="T266" style:family="text">
      <style:text-properties fo:font-variant="normal" fo:text-transform="none" fo:color="#a1467e" loext:opacity="100%" style:font-name="Liberation Sans" fo:letter-spacing="normal" officeooo:rsid="0009b27b"/>
    </style:style>
    <style:style style:name="T267" style:family="text">
      <style:text-properties fo:font-variant="normal" fo:text-transform="none" fo:color="#a1467e" loext:opacity="100%" style:font-name="Liberation Sans" fo:letter-spacing="normal" fo:font-style="italic" officeooo:rsid="0009b27b" style:font-style-asian="italic" style:font-style-complex="italic"/>
    </style:style>
    <style:style style:name="T268" style:family="text">
      <style:text-properties fo:font-variant="normal" fo:text-transform="none" fo:color="#a1467e" loext:opacity="100%" style:font-name="Liberation Sans" fo:letter-spacing="normal" officeooo:rsid="003601ae"/>
    </style:style>
    <style:style style:name="T269" style:family="text">
      <style:text-properties fo:font-variant="normal" fo:text-transform="none" fo:color="#a1467e" loext:opacity="100%" style:font-name="Liberation Sans" fo:letter-spacing="normal" officeooo:rsid="00362c23"/>
    </style:style>
    <style:style style:name="T270" style:family="text">
      <style:text-properties fo:font-variant="normal" fo:text-transform="none" fo:color="#784b04" loext:opacity="100%" style:text-outline="false" style:text-line-through-style="none" style:text-line-through-type="none" style:font-name="Segoe UI" fo:font-size="14pt" fo:letter-spacing="normal" fo:font-style="italic" fo:text-shadow="none" style:text-underline-style="none" fo:font-weight="normal" officeooo:rsid="00282ac8" style:font-size-asian="14pt" style:font-style-asian="italic" style:font-weight-asian="normal" style:font-size-complex="14pt" style:font-style-complex="italic" style:font-weight-complex="normal" style:text-emphasize="none"/>
    </style:style>
    <style:style style:name="T271" style:family="text">
      <style:text-properties fo:font-variant="normal" fo:text-transform="none" fo:color="#c9211e" loext:opacity="100%" style:font-name="Segoe UI1" fo:font-size="14pt" fo:letter-spacing="normal" fo:font-style="normal" fo:font-weight="bold" style:font-size-asian="14pt" style:font-weight-asian="bold" style:font-size-complex="14pt" style:font-weight-complex="bold"/>
    </style:style>
    <style:style style:name="T272" style:family="text">
      <style:text-properties fo:font-variant="normal" fo:text-transform="none" fo:color="#ff4000" loext:opacity="100%" style:text-outline="false" style:text-line-through-style="none" style:text-line-through-type="none" style:font-name="Segoe UI" fo:font-size="14pt" fo:letter-spacing="normal" fo:font-style="normal" fo:text-shadow="none" style:text-underline-style="none" fo:font-weight="normal" style:font-size-asian="14pt" style:font-style-asian="normal" style:font-weight-asian="normal" style:font-size-complex="14pt" style:font-style-complex="normal" style:font-weight-complex="normal" style:text-emphasize="none"/>
    </style:style>
    <style:style style:name="T273" style:family="text">
      <style:text-properties fo:font-variant="normal" fo:text-transform="none" fo:color="#ff4000" loext:opacity="100%" style:text-outline="false" style:text-line-through-style="none" style:text-line-through-type="none" style:font-name="Segoe UI" fo:font-size="14pt" fo:letter-spacing="normal" fo:font-style="normal" fo:text-shadow="none" style:text-underline-style="none" fo:font-weight="normal" officeooo:rsid="00146b9a" style:font-size-asian="14pt" style:font-style-asian="normal" style:font-weight-asian="normal" style:font-size-complex="14pt" style:font-style-complex="normal" style:font-weight-complex="normal" style:text-emphasize="none"/>
    </style:style>
    <style:style style:name="T274" style:family="text">
      <style:text-properties fo:font-variant="normal" fo:text-transform="none" fo:color="#ff4000" loext:opacity="100%" fo:letter-spacing="normal" officeooo:rsid="000e5ad8"/>
    </style:style>
    <style:style style:name="T275" style:family="text">
      <style:text-properties fo:font-variant="normal" fo:text-transform="none" fo:color="#ff4000" loext:opacity="100%" fo:letter-spacing="normal" officeooo:rsid="001531d5"/>
    </style:style>
    <style:style style:name="T276" style:family="text">
      <style:text-properties fo:font-variant="normal" fo:text-transform="none" style:text-outline="false" style:text-line-through-style="none" style:text-line-through-type="none" style:font-name="Segoe UI" fo:font-size="14pt" fo:letter-spacing="normal" fo:font-style="normal" fo:text-shadow="none" style:text-underline-style="none" fo:font-weight="normal" style:font-size-asian="14pt" style:font-style-asian="normal" style:font-weight-asian="normal" style:font-size-complex="14pt" style:font-style-complex="normal" style:font-weight-complex="normal" style:text-emphasize="none"/>
    </style:style>
    <style:style style:name="T277" style:family="text">
      <style:text-properties fo:font-variant="normal" fo:text-transform="none" style:text-outline="false" style:text-line-through-style="none" style:text-line-through-type="none" style:font-name="Segoe UI" fo:font-size="14pt" fo:letter-spacing="normal" fo:font-style="normal" fo:text-shadow="none" style:text-underline-style="none" fo:font-weight="normal" officeooo:rsid="0014a3d6" style:font-size-asian="14pt" style:font-style-asian="normal" style:font-weight-asian="normal" style:font-size-complex="14pt" style:font-style-complex="normal" style:font-weight-complex="normal" style:text-emphasize="none"/>
    </style:style>
    <style:style style:name="T278" style:family="text">
      <style:text-properties fo:font-variant="normal" fo:text-transform="none" style:text-outline="false" style:text-line-through-style="none" style:text-line-through-type="none" style:font-name="Segoe UI" fo:font-size="14pt" fo:letter-spacing="normal" fo:font-style="normal" fo:text-shadow="none" style:text-underline-style="none" fo:font-weight="normal" officeooo:rsid="001454a1" style:font-size-asian="14pt" style:font-style-asian="normal" style:font-weight-asian="normal" style:font-size-complex="14pt" style:font-style-complex="normal" style:font-weight-complex="normal" style:text-emphasize="none"/>
    </style:style>
    <style:style style:name="T279" style:family="text">
      <style:text-properties fo:font-variant="normal" fo:text-transform="none" style:text-outline="false" style:text-line-through-style="none" style:text-line-through-type="none" style:font-name="Segoe UI" fo:font-size="14pt" fo:letter-spacing="normal" fo:font-style="normal" fo:text-shadow="none" style:text-underline-style="none" fo:font-weight="normal" officeooo:rsid="000a07ea" style:font-size-asian="14pt" style:font-style-asian="normal" style:font-weight-asian="normal" style:font-size-complex="14pt" style:font-style-complex="normal" style:font-weight-complex="normal" style:text-emphasize="none"/>
    </style:style>
    <style:style style:name="T280" style:family="text">
      <style:text-properties style:font-name="Segoe UI1" fo:font-size="14pt" officeooo:rsid="001a46f0" style:font-size-asian="12.25pt" style:font-size-complex="14pt"/>
    </style:style>
    <style:style style:name="T281" style:family="text">
      <style:text-properties officeooo:rsid="001c6201"/>
    </style:style>
    <style:style style:name="T282" style:family="text">
      <style:text-properties style:font-name="Segoe UI"/>
    </style:style>
    <style:style style:name="T283" style:family="text">
      <style:text-properties style:font-name="Segoe UI" fo:font-style="italic" style:font-style-asian="italic" style:font-style-complex="italic"/>
    </style:style>
    <style:style style:name="T284" style:family="text">
      <style:text-properties style:font-name="Segoe UI" fo:font-style="italic" officeooo:rsid="001c9f9f" style:font-style-asian="italic" style:font-style-complex="italic"/>
    </style:style>
    <style:style style:name="T285" style:family="text">
      <style:text-properties style:font-name="Segoe UI" fo:font-style="italic" officeooo:rsid="002c6433" style:font-style-asian="italic" style:font-style-complex="italic"/>
    </style:style>
    <style:style style:name="T286" style:family="text">
      <style:text-properties style:font-name="Segoe UI" fo:font-style="italic" officeooo:rsid="00345424" style:font-style-asian="italic" style:font-style-complex="italic"/>
    </style:style>
    <style:style style:name="T287" style:family="text">
      <style:text-properties style:font-name="Segoe UI" fo:font-style="italic" officeooo:rsid="003561ac" style:font-style-asian="italic" style:font-style-complex="italic"/>
    </style:style>
    <style:style style:name="T288" style:family="text">
      <style:text-properties style:font-name="Segoe UI" fo:font-style="normal" officeooo:rsid="002c6433" style:font-style-asian="normal" style:font-style-complex="normal"/>
    </style:style>
    <style:style style:name="T289" style:family="text">
      <style:text-properties style:font-name="Segoe UI" officeooo:rsid="002c6433"/>
    </style:style>
    <style:style style:name="T290" style:family="text">
      <style:text-properties style:font-name="Segoe UI" officeooo:rsid="00345424"/>
    </style:style>
    <style:style style:name="T291" style:family="text">
      <style:text-properties style:font-name="Segoe UI" officeooo:rsid="003561ac"/>
    </style:style>
    <style:style style:name="T292" style:family="text">
      <style:text-properties officeooo:rsid="001e06d9"/>
    </style:style>
    <style:style style:name="T293" style:family="text">
      <style:text-properties fo:color="#ff8000" loext:opacity="100%"/>
    </style:style>
    <style:style style:name="T294" style:family="text">
      <style:text-properties fo:color="#ff8000" loext:opacity="100%" officeooo:rsid="003d58b8"/>
    </style:style>
    <style:style style:name="T295" style:family="text">
      <style:text-properties fo:color="#ff8000" loext:opacity="100%" style:text-outline="false" style:text-line-through-style="none" style:text-line-through-type="none" fo:text-shadow="none" style:text-underline-style="none" fo:font-weight="normal" officeooo:rsid="003d58b8" style:font-weight-asian="normal" style:font-size-complex="14pt" style:font-weight-complex="normal" style:text-emphasize="none"/>
    </style:style>
    <style:style style:name="T296" style:family="text">
      <style:text-properties fo:color="#ff8000" loext:opacity="100%" style:text-outline="false" style:text-line-through-style="none" style:text-line-through-type="none" fo:text-shadow="none" style:text-underline-style="none" fo:font-weight="normal" officeooo:rsid="002d802e" style:font-weight-asian="normal" style:font-size-complex="14pt" style:font-weight-complex="normal" style:text-emphasize="none"/>
    </style:style>
    <style:style style:name="T297" style:family="text">
      <style:text-properties officeooo:rsid="001e266b"/>
    </style:style>
    <style:style style:name="T298" style:family="text">
      <style:text-properties fo:color="#ea7500" loext:opacity="100%" fo:font-style="italic" officeooo:rsid="001e266b" style:font-style-asian="italic" style:font-style-complex="italic"/>
    </style:style>
    <style:style style:name="T299" style:family="text">
      <style:text-properties fo:color="#ea7500" loext:opacity="100%" fo:font-style="italic" officeooo:rsid="002f8de1" style:font-style-asian="italic" style:font-style-complex="italic"/>
    </style:style>
    <style:style style:name="T300" style:family="text">
      <style:text-properties fo:color="#ea7500" loext:opacity="100%" fo:font-style="italic" officeooo:rsid="00511ecf" style:font-style-asian="italic" style:font-style-complex="italic"/>
    </style:style>
    <style:style style:name="T301" style:family="text">
      <style:text-properties fo:color="#ea7500" loext:opacity="100%" fo:font-style="italic" officeooo:rsid="0017f407" style:font-style-asian="italic" style:font-style-complex="italic"/>
    </style:style>
    <style:style style:name="T302" style:family="text">
      <style:text-properties fo:color="#ea7500" loext:opacity="100%" style:text-outline="false" style:text-line-through-style="none" style:text-line-through-type="none" style:font-name="Segoe UI" fo:font-size="14pt" fo:font-style="italic" fo:text-shadow="none" style:text-underline-style="none" fo:font-weight="normal" officeooo:rsid="001e266b" style:font-size-asian="14pt" style:font-style-asian="italic" style:font-weight-asian="normal" style:font-size-complex="14pt" style:font-style-complex="italic" style:font-weight-complex="normal" style:text-emphasize="none"/>
    </style:style>
    <style:style style:name="T303" style:family="text">
      <style:text-properties fo:color="#ea7500" loext:opacity="100%" style:text-outline="false" style:text-line-through-style="none" style:text-line-through-type="none" fo:font-style="italic" fo:text-shadow="none" style:text-underline-style="none" fo:font-weight="normal" officeooo:rsid="001e266b" style:font-style-asian="italic" style:font-weight-asian="normal" style:font-size-complex="14pt" style:font-style-complex="italic" style:font-weight-complex="normal" style:text-emphasize="none"/>
    </style:style>
    <style:style style:name="T304" style:family="text">
      <style:text-properties fo:color="#ea7500" loext:opacity="100%" style:text-outline="false" style:text-line-through-style="none" style:text-line-through-type="none" fo:font-style="italic" fo:text-shadow="none" style:text-underline-style="none" fo:font-weight="normal" officeooo:rsid="0017f407" style:font-style-asian="italic" style:font-weight-asian="normal" style:font-size-complex="14pt" style:font-style-complex="italic" style:font-weight-complex="normal" style:text-emphasize="none"/>
    </style:style>
    <style:style style:name="T305" style:family="text">
      <style:text-properties fo:color="#ea7500" loext:opacity="100%" style:text-outline="false" style:text-line-through-style="none" style:text-line-through-type="none" fo:font-style="italic" fo:text-shadow="none" style:text-underline-style="none" fo:font-weight="normal" officeooo:rsid="002f8de1" style:font-style-asian="italic" style:font-weight-asian="normal" style:font-size-complex="14pt" style:font-style-complex="italic" style:font-weight-complex="normal" style:text-emphasize="none"/>
    </style:style>
    <style:style style:name="T306" style:family="text">
      <style:text-properties fo:color="#ea7500" loext:opacity="100%" style:text-outline="false" style:text-line-through-style="none" style:text-line-through-type="none" fo:font-style="italic" fo:text-shadow="none" style:text-underline-style="none" fo:font-weight="normal" officeooo:rsid="00511ecf" style:font-style-asian="italic" style:font-weight-asian="normal" style:font-size-complex="14pt" style:font-style-complex="italic" style:font-weight-complex="normal" style:text-emphasize="none"/>
    </style:style>
    <style:style style:name="T307" style:family="text">
      <style:text-properties officeooo:rsid="00201808"/>
    </style:style>
    <style:style style:name="T308" style:family="text">
      <style:text-properties fo:color="#f44336" loext:opacity="100%" style:text-outline="false" style:text-line-through-style="none" style:text-line-through-type="none" style:font-name="Segoe UI" fo:font-size="14pt" fo:font-style="normal" fo:text-shadow="none" style:text-underline-style="none" fo:font-weight="normal" officeooo:rsid="00201808" style:font-size-asian="14pt" style:font-style-asian="normal" style:font-weight-asian="normal" style:font-size-complex="14pt" style:font-style-complex="normal" style:font-weight-complex="normal" style:text-emphasize="none"/>
    </style:style>
    <style:style style:name="T309" style:family="text">
      <style:text-properties fo:color="#f44336" loext:opacity="100%" style:text-outline="false" style:text-line-through-style="none" style:text-line-through-type="none" style:font-name="Segoe UI1" fo:font-size="14pt" fo:font-style="normal" fo:text-shadow="none" style:text-underline-style="none" fo:font-weight="normal" style:font-size-asian="14pt" style:font-style-asian="normal" style:font-weight-asian="normal" style:font-size-complex="14pt" style:text-emphasize="none"/>
    </style:style>
    <style:style style:name="T310" style:family="text">
      <style:text-properties fo:color="#f44336" loext:opacity="100%" style:text-outline="false" style:text-line-through-style="none" style:text-line-through-type="none" style:font-name="Segoe UI1" fo:font-size="14pt" fo:font-style="normal" fo:text-shadow="none" style:text-underline-style="none" fo:font-weight="normal" officeooo:rsid="002a2700" style:font-size-asian="14pt" style:font-style-asian="normal" style:font-weight-asian="normal" style:font-size-complex="14pt" style:text-emphasize="none"/>
    </style:style>
    <style:style style:name="T311" style:family="text">
      <style:text-properties officeooo:rsid="0021a734"/>
    </style:style>
    <style:style style:name="T312" style:family="text">
      <style:text-properties officeooo:rsid="0023812b"/>
    </style:style>
    <style:style style:name="T313" style:family="text">
      <style:text-properties fo:color="#a1467e" loext:opacity="100%"/>
    </style:style>
    <style:style style:name="T314" style:family="text">
      <style:text-properties fo:color="#a1467e" loext:opacity="100%" officeooo:rsid="003601ae"/>
    </style:style>
    <style:style style:name="T315" style:family="text">
      <style:text-properties fo:color="#a1467e" loext:opacity="100%" officeooo:rsid="00362c23"/>
    </style:style>
    <style:style style:name="T316" style:family="text">
      <style:text-properties officeooo:rsid="00253927"/>
    </style:style>
    <style:style style:name="T317" style:family="text">
      <style:text-properties fo:color="#808080" loext:opacity="100%"/>
    </style:style>
    <style:style style:name="T318" style:family="text">
      <style:text-properties fo:color="#808080" loext:opacity="100%" officeooo:rsid="0043f6ab"/>
    </style:style>
    <style:style style:name="T319" style:family="text">
      <style:text-properties officeooo:rsid="002738e8"/>
    </style:style>
    <style:style style:name="T320" style:family="text">
      <style:text-properties officeooo:rsid="00282ac8"/>
    </style:style>
    <style:style style:name="T321" style:family="text">
      <style:text-properties fo:color="#784b04" loext:opacity="100%" fo:font-style="italic" officeooo:rsid="00282ac8" style:font-style-asian="italic" style:font-style-complex="italic"/>
    </style:style>
    <style:style style:name="T322" style:family="text">
      <style:text-properties fo:color="#784b04" loext:opacity="100%" officeooo:rsid="00282ac8"/>
    </style:style>
    <style:style style:name="T323" style:family="text">
      <style:text-properties fo:color="#784b04" loext:opacity="100%" style:text-outline="false" style:text-line-through-style="none" style:text-line-through-type="none" style:font-name="Segoe UI" fo:font-size="14pt" fo:font-style="italic" fo:text-shadow="none" style:text-underline-style="none" fo:font-weight="normal" officeooo:rsid="00282ac8" style:font-size-asian="14pt" style:font-style-asian="italic" style:font-weight-asian="normal" style:font-size-complex="14pt" style:font-style-complex="italic" style:font-weight-complex="normal" style:text-emphasize="none"/>
    </style:style>
    <style:style style:name="T324" style:family="text">
      <style:text-properties officeooo:rsid="00295b5f"/>
    </style:style>
    <style:style style:name="T325" style:family="text">
      <style:text-properties officeooo:rsid="0029a620"/>
    </style:style>
    <style:style style:name="T326" style:family="text">
      <style:text-properties fo:color="#4e102d" loext:opacity="100%" style:font-name="Segoe UI" officeooo:rsid="003561ac"/>
    </style:style>
    <style:style style:name="T327" style:family="text">
      <style:text-properties fo:color="#2a6099" loext:opacity="100%"/>
    </style:style>
    <style:style style:name="T328" style:family="text">
      <style:text-properties fo:color="#2a6099" loext:opacity="100%" officeooo:rsid="002a84dc"/>
    </style:style>
    <style:style style:name="T329" style:family="text">
      <style:text-properties fo:color="#2a6099" loext:opacity="100%" fo:font-style="italic" officeooo:rsid="002a84dc" style:font-style-asian="italic" style:font-style-complex="italic"/>
    </style:style>
    <style:style style:name="T330" style:family="text">
      <style:text-properties fo:color="#2a6099" loext:opacity="100%" style:text-outline="false" style:text-line-through-style="none" style:text-line-through-type="none" style:font-name="Segoe UI" fo:font-size="14pt" fo:font-style="normal" fo:text-shadow="none" style:text-underline-style="none" fo:font-weight="normal" officeooo:rsid="002a84dc" style:font-size-asian="14pt" style:font-style-asian="normal" style:font-weight-asian="normal" style:font-size-complex="14pt" style:font-style-complex="normal" style:font-weight-complex="normal" style:text-emphasize="none"/>
    </style:style>
    <style:style style:name="T331" style:family="text">
      <style:text-properties fo:color="#ff3838" loext:opacity="100%" style:text-outline="false" style:text-line-through-style="none" style:text-line-through-type="none" style:font-name="Segoe UI" fo:font-size="14pt" fo:font-style="normal" fo:text-shadow="none" style:text-underline-style="none" fo:font-weight="normal" officeooo:rsid="00189f94" style:font-size-asian="14pt" style:font-style-asian="normal" style:font-weight-asian="normal" style:font-size-complex="14pt" style:font-style-complex="normal" style:font-weight-complex="normal" style:text-emphasize="none"/>
    </style:style>
    <style:style style:name="T332" style:family="text">
      <style:text-properties officeooo:rsid="002c6433"/>
    </style:style>
    <style:style style:name="T333" style:family="text">
      <style:text-properties officeooo:rsid="002d802e"/>
    </style:style>
    <style:style style:name="T334" style:family="text">
      <style:text-properties fo:color="#8e86ae" loext:opacity="100%" style:text-outline="false" style:text-line-through-style="none" style:text-line-through-type="none" style:font-name="Segoe UI" fo:font-size="14pt" fo:font-style="italic" fo:text-shadow="none" style:text-underline-style="none" fo:font-weight="normal" officeooo:rsid="003a5d47" style:font-size-asian="14pt" style:font-style-asian="italic" style:font-weight-asian="normal" style:font-size-complex="14pt" style:font-style-complex="italic" style:font-weight-complex="normal" style:text-emphasize="none"/>
    </style:style>
    <style:style style:name="T335" style:family="text">
      <style:text-properties fo:color="#8e86ae" loext:opacity="100%" fo:font-style="italic" officeooo:rsid="003a5d47" style:font-style-asian="italic" style:font-style-complex="italic"/>
    </style:style>
    <style:style style:name="T336" style:family="text">
      <style:text-properties officeooo:rsid="002e2859"/>
    </style:style>
    <style:style style:name="T337" style:family="text">
      <style:text-properties fo:color="#b85c00" loext:opacity="100%"/>
    </style:style>
    <style:style style:name="T338" style:family="text">
      <style:text-properties fo:color="#b85c00" loext:opacity="100%" officeooo:rsid="00362c23"/>
    </style:style>
    <style:style style:name="T339" style:family="text">
      <style:text-properties fo:color="#b85c00" loext:opacity="100%" fo:font-weight="bold" style:font-weight-asian="bold" style:font-weight-complex="bold"/>
    </style:style>
    <style:style style:name="T340" style:family="text">
      <style:text-properties fo:color="#b85c00" loext:opacity="100%" fo:font-weight="bold" officeooo:rsid="00362c23" style:font-weight-asian="bold" style:font-weight-complex="bold"/>
    </style:style>
    <style:style style:name="T341" style:family="text">
      <style:text-properties fo:color="#b85c00" loext:opacity="100%" style:font-name="Liberation Sans" fo:font-weight="bold" officeooo:rsid="000e30e4" style:font-weight-asian="bold" style:font-weight-complex="bold"/>
    </style:style>
    <style:style style:name="T342" style:family="text">
      <style:text-properties style:font-name="Liberation Sans"/>
    </style:style>
    <style:style style:name="T343" style:family="text">
      <style:text-properties style:font-name="Liberation Sans" officeooo:rsid="000e30e4"/>
    </style:style>
    <style:style style:name="T344" style:family="text">
      <style:text-properties style:font-name="Liberation Sans" officeooo:rsid="004321bb"/>
    </style:style>
    <style:style style:name="T345" style:family="text">
      <style:text-properties style:font-name="Liberation Sans" officeooo:rsid="00486160"/>
    </style:style>
    <style:style style:name="T346" style:family="text">
      <style:text-properties style:font-name="Liberation Sans" fo:font-style="italic" officeooo:rsid="00486160" style:font-style-asian="italic" style:font-style-complex="italic"/>
    </style:style>
    <style:style style:name="T347" style:family="text">
      <style:text-properties style:font-name="Liberation Sans" officeooo:rsid="005e83c1"/>
    </style:style>
    <style:style style:name="T348" style:family="text">
      <style:text-properties officeooo:rsid="003561ac"/>
    </style:style>
    <style:style style:name="T349" style:family="text">
      <style:text-properties fo:color="#d62e4e" loext:opacity="100%" style:text-underline-style="solid" style:text-underline-width="auto" style:text-underline-color="font-color" fo:font-weight="bold" officeooo:rsid="00150f96" style:font-weight-asian="bold" style:font-weight-complex="bold"/>
    </style:style>
    <style:style style:name="T350" style:family="text">
      <style:text-properties fo:color="#d62e4e" loext:opacity="100%" style:text-underline-style="solid" style:text-underline-width="auto" style:text-underline-color="font-color" fo:font-weight="bold" officeooo:rsid="003168b3" style:font-weight-asian="bold" style:font-weight-complex="bold"/>
    </style:style>
    <style:style style:name="T351" style:family="text">
      <style:text-properties fo:color="#d62e4e" loext:opacity="100%" style:text-underline-style="solid" style:text-underline-width="auto" style:text-underline-color="font-color" officeooo:rsid="00150f96"/>
    </style:style>
    <style:style style:name="T352" style:family="text">
      <style:text-properties fo:color="#d62e4e" loext:opacity="100%" style:text-underline-style="solid" style:text-underline-width="auto" style:text-underline-color="font-color" officeooo:rsid="0029a620"/>
    </style:style>
    <style:style style:name="T353" style:family="text">
      <style:text-properties fo:color="#d62e4e" loext:opacity="100%" fo:font-style="italic" style:text-underline-style="solid" style:text-underline-width="auto" style:text-underline-color="font-color" officeooo:rsid="0029a620" style:font-style-asian="italic" style:font-style-complex="italic"/>
    </style:style>
    <style:style style:name="T354" style:family="text">
      <style:text-properties officeooo:rsid="003601ae"/>
    </style:style>
    <style:style style:name="T355" style:family="text">
      <style:text-properties officeooo:rsid="00362c23"/>
    </style:style>
    <style:style style:name="T356" style:family="text">
      <style:text-properties officeooo:rsid="0037c2ca"/>
    </style:style>
    <style:style style:name="T357" style:family="text">
      <style:text-properties officeooo:rsid="003a5d47"/>
    </style:style>
    <style:style style:name="T358" style:family="text">
      <style:text-properties officeooo:rsid="003c1e32"/>
    </style:style>
    <style:style style:name="T359" style:family="text">
      <style:text-properties officeooo:rsid="003d58b8"/>
    </style:style>
    <style:style style:name="T360" style:family="text">
      <style:text-properties officeooo:rsid="003f44eb"/>
    </style:style>
    <style:style style:name="T361" style:family="text">
      <style:text-properties officeooo:rsid="00413f71"/>
    </style:style>
    <style:style style:name="T362" style:family="text">
      <style:text-properties fo:color="#bf0041" loext:opacity="100%" officeooo:rsid="003f44eb"/>
    </style:style>
    <style:style style:name="T363" style:family="text">
      <style:text-properties fo:color="#bf0041" loext:opacity="100%" officeooo:rsid="00415ad0"/>
    </style:style>
    <style:style style:name="T364" style:family="text">
      <style:text-properties fo:color="#bf0041" loext:opacity="100%" officeooo:rsid="00521c75"/>
    </style:style>
    <style:style style:name="T365" style:family="text">
      <style:text-properties fo:color="#bf0041" loext:opacity="100%" style:text-outline="false" style:text-line-through-style="none" style:text-line-through-type="none" style:font-name="Segoe UI" fo:font-size="14pt" fo:font-style="normal" fo:text-shadow="none" style:text-underline-style="none" fo:font-weight="normal" officeooo:rsid="00415ad0" style:font-size-asian="14pt" style:font-style-asian="normal" style:font-weight-asian="normal" style:font-size-complex="14pt" style:font-style-complex="normal" style:font-weight-complex="normal" style:text-emphasize="none"/>
    </style:style>
    <style:style style:name="T366" style:family="text">
      <style:text-properties fo:color="#bf0041" loext:opacity="100%" style:text-outline="false" style:text-line-through-style="none" style:text-line-through-type="none" style:font-name="Segoe UI" fo:font-size="14pt" fo:font-style="normal" fo:text-shadow="none" style:text-underline-style="none" fo:font-weight="normal" officeooo:rsid="00541958" style:font-size-asian="14pt" style:font-style-asian="normal" style:font-weight-asian="normal" style:font-size-complex="14pt" style:font-style-complex="normal" style:font-weight-complex="normal" style:text-emphasize="none"/>
    </style:style>
    <style:style style:name="T367" style:family="text">
      <style:text-properties fo:color="#bf0041" loext:opacity="100%" officeooo:rsid="00574109"/>
    </style:style>
    <style:style style:name="T368" style:family="text">
      <style:text-properties officeooo:rsid="00415ad0"/>
    </style:style>
    <style:style style:name="T369" style:family="text">
      <style:text-properties fo:color="#ff4000" loext:opacity="100%" style:font-name="Segoe UI" fo:font-weight="bold" officeooo:rsid="002d802e" style:font-weight-asian="bold" style:font-weight-complex="bold"/>
    </style:style>
    <style:style style:name="T370" style:family="text">
      <style:text-properties fo:color="#ff4000" loext:opacity="100%" style:font-name="Segoe UI" fo:font-weight="bold" officeooo:rsid="002e2859" style:font-weight-asian="bold" style:font-weight-complex="bold"/>
    </style:style>
    <style:style style:name="T371" style:family="text">
      <style:text-properties fo:color="#ff4000" loext:opacity="100%" style:font-name="Segoe UI" fo:font-weight="bold" officeooo:rsid="003561ac" style:font-weight-asian="bold" style:font-weight-complex="bold"/>
    </style:style>
    <style:style style:name="T372" style:family="text">
      <style:text-properties fo:color="#ff4000" loext:opacity="100%" style:font-name="Segoe UI" fo:font-weight="bold" officeooo:rsid="0043931e" style:font-weight-asian="bold" style:font-weight-complex="bold"/>
    </style:style>
    <style:style style:name="T373" style:family="text">
      <style:text-properties fo:color="#ff4000" loext:opacity="100%" style:font-name="Segoe UI" fo:font-weight="bold" officeooo:rsid="0043f6ab" style:font-weight-asian="bold" style:font-weight-complex="bold"/>
    </style:style>
    <style:style style:name="T374" style:family="text">
      <style:text-properties fo:color="#ff4000" loext:opacity="100%" style:font-name="Segoe UI" fo:font-weight="bold" officeooo:rsid="00470b80" style:font-weight-asian="bold" style:font-weight-complex="bold"/>
    </style:style>
    <style:style style:name="T375" style:family="text">
      <style:text-properties fo:color="#ff4000" loext:opacity="100%" style:font-name="Segoe UI" fo:font-weight="bold" officeooo:rsid="0058194b" style:font-weight-asian="bold" style:font-weight-complex="bold"/>
    </style:style>
    <style:style style:name="T376" style:family="text">
      <style:text-properties fo:color="#ff4000" loext:opacity="100%" fo:font-weight="bold" officeooo:rsid="002d802e" style:font-weight-asian="bold" style:font-weight-complex="bold"/>
    </style:style>
    <style:style style:name="T377" style:family="text">
      <style:text-properties fo:color="#ff4000" loext:opacity="100%" fo:font-weight="bold" officeooo:rsid="002e2859" style:font-weight-asian="bold" style:font-weight-complex="bold"/>
    </style:style>
    <style:style style:name="T378" style:family="text">
      <style:text-properties fo:color="#ff4000" loext:opacity="100%" fo:font-weight="bold" officeooo:rsid="00345424" style:font-weight-asian="bold" style:font-weight-complex="bold"/>
    </style:style>
    <style:style style:name="T379" style:family="text">
      <style:text-properties fo:color="#a7074b" loext:opacity="100%" officeooo:rsid="002738e8"/>
    </style:style>
    <style:style style:name="T380" style:family="text">
      <style:text-properties fo:color="#a7074b" loext:opacity="100%" officeooo:rsid="003561ac"/>
    </style:style>
    <style:style style:name="T381" style:family="text">
      <style:text-properties fo:color="#e8a202" loext:opacity="100%" officeooo:rsid="002738e8"/>
    </style:style>
    <style:style style:name="T382" style:family="text">
      <style:text-properties fo:color="#e8a202" loext:opacity="100%" officeooo:rsid="003561ac"/>
    </style:style>
    <style:style style:name="T383" style:family="text">
      <style:text-properties officeooo:rsid="004321bb"/>
    </style:style>
    <style:style style:name="T384" style:family="text">
      <style:text-properties officeooo:rsid="0043931e"/>
    </style:style>
    <style:style style:name="T385" style:family="text">
      <style:text-properties officeooo:rsid="0043f6ab"/>
    </style:style>
    <style:style style:name="T386" style:family="text">
      <style:text-properties officeooo:rsid="0043fc6c"/>
    </style:style>
    <style:style style:name="T387" style:family="text">
      <style:text-properties officeooo:rsid="0044c2d4"/>
    </style:style>
    <style:style style:name="T388" style:family="text">
      <style:text-properties officeooo:rsid="00452f7b"/>
    </style:style>
    <style:style style:name="T389" style:family="text">
      <style:text-properties officeooo:rsid="00486160"/>
    </style:style>
    <style:style style:name="T390" style:family="text">
      <style:text-properties fo:color="#ff0000" loext:opacity="100%" officeooo:rsid="00486160"/>
    </style:style>
    <style:style style:name="T391" style:family="text">
      <style:text-properties officeooo:rsid="004a28ad"/>
    </style:style>
    <style:style style:name="T392" style:family="text">
      <style:text-properties officeooo:rsid="004cc249"/>
    </style:style>
    <style:style style:name="T393" style:family="text">
      <style:text-properties officeooo:rsid="00189f94"/>
    </style:style>
    <style:style style:name="T394" style:family="text">
      <style:text-properties officeooo:rsid="00541958"/>
    </style:style>
    <style:style style:name="T395" style:family="text">
      <style:text-properties officeooo:rsid="0048982e"/>
    </style:style>
    <style:style style:name="T396" style:family="text">
      <style:text-properties fo:color="#3faf46" loext:opacity="100%"/>
    </style:style>
    <style:style style:name="T397" style:family="text">
      <style:text-properties fo:color="#3faf46" loext:opacity="100%" officeooo:rsid="0048982e"/>
    </style:style>
    <style:style style:name="T398" style:family="text">
      <style:text-properties fo:color="#3faf46" loext:opacity="100%" style:text-outline="false" style:text-line-through-style="none" style:text-line-through-type="none" style:font-name="Segoe UI" fo:font-size="14pt" fo:font-style="italic" fo:text-shadow="none" style:text-underline-style="none" fo:font-weight="normal" officeooo:rsid="005e9fb7" style:font-size-asian="14pt" style:font-style-asian="italic" style:font-weight-asian="normal" style:font-size-complex="14pt" style:font-style-complex="italic" style:font-weight-complex="normal" style:text-emphasize="none"/>
    </style:style>
    <style:style style:name="T399" style:family="text">
      <style:text-properties fo:color="#3faf46" loext:opacity="100%" style:text-outline="false" style:text-line-through-style="none" style:text-line-through-type="none" style:font-name="Segoe UI" fo:font-size="14pt" fo:font-style="italic" fo:text-shadow="none" style:text-underline-style="none" fo:font-weight="normal" officeooo:rsid="0017f407" style:font-size-asian="14pt" style:font-style-asian="italic" style:font-weight-asian="normal" style:font-size-complex="14pt" style:font-style-complex="italic" style:font-weight-complex="normal" style:text-emphasize="none"/>
    </style:style>
    <style:style style:name="T400" style:family="text">
      <style:text-properties fo:color="#3faf46" loext:opacity="100%" style:text-outline="false" style:text-line-through-style="none" style:text-line-through-type="none" style:font-name="Segoe UI" fo:font-size="14pt" fo:font-style="italic" fo:text-shadow="none" style:text-underline-style="none" fo:font-weight="bold" officeooo:rsid="0017f407" style:font-size-asian="14pt" style:font-style-asian="italic" style:font-weight-asian="bold" style:font-size-complex="14pt" style:font-style-complex="italic" style:font-weight-complex="bold" style:text-emphasize="none"/>
    </style:style>
    <style:style style:name="T401" style:family="text">
      <style:text-properties fo:color="#3faf46" loext:opacity="100%" style:text-outline="false" style:text-line-through-style="none" style:text-line-through-type="none" style:font-name="Segoe UI" fo:font-size="14pt" fo:font-style="normal" fo:text-shadow="none" style:text-underline-style="none" fo:font-weight="normal" officeooo:rsid="005e9fb7" style:font-size-asian="14pt" style:font-style-asian="normal" style:font-weight-asian="normal" style:font-size-complex="14pt" style:font-style-complex="normal" style:font-weight-complex="normal" style:text-emphasize="none"/>
    </style:style>
    <style:style style:name="T402" style:family="text">
      <style:text-properties fo:color="#3faf46" loext:opacity="100%" fo:font-style="italic" officeooo:rsid="0017f407" style:font-style-asian="italic" style:font-style-complex="italic"/>
    </style:style>
    <style:style style:name="T403" style:family="text">
      <style:text-properties officeooo:rsid="0057dec4"/>
    </style:style>
    <style:style style:name="T404" style:family="text">
      <style:text-properties officeooo:rsid="0058194b"/>
    </style:style>
    <style:style style:name="T405" style:family="text">
      <style:text-properties officeooo:rsid="005a9842"/>
    </style:style>
    <style:style style:name="T406" style:family="text">
      <style:text-properties officeooo:rsid="005c9cf1"/>
    </style:style>
    <style:style style:name="T407" style:family="text">
      <style:text-properties officeooo:rsid="005e83c1"/>
    </style:style>
    <style:style style:name="T408" style:family="text">
      <style:text-properties officeooo:rsid="005e9fb7"/>
    </style:style>
    <style:style style:name="T409" style:family="text">
      <style:text-properties officeooo:rsid="005fe690"/>
    </style:style>
    <style:style style:name="T410" style:family="text">
      <style:text-properties officeooo:rsid="0060b38a"/>
    </style:style>
    <style:style style:name="T411" style:family="text">
      <style:text-properties fo:color="#c9211e" loext:opacity="100%" style:text-outline="false" style:text-line-through-style="none" style:text-line-through-type="none" style:font-name="Segoe UI1" fo:font-size="14pt" fo:font-style="normal" fo:text-shadow="none" style:text-underline-style="none" fo:font-weight="bold" officeooo:rsid="00611ae1" style:font-size-asian="14pt" style:font-style-asian="normal" style:font-weight-asian="bold" style:font-size-complex="14pt" style:font-style-complex="normal" style:font-weight-complex="bold" style:text-emphasize="none"/>
    </style:style>
    <style:style style:name="T412" style:family="text">
      <style:text-properties officeooo:rsid="00611ae1"/>
    </style:style>
    <style:style style:name="T413" style:family="text">
      <style:text-properties officeooo:rsid="000d9989"/>
    </style:style>
    <style:style style:name="T414" style:family="text">
      <style:text-properties officeooo:rsid="000d46d5"/>
    </style:style>
    <style:style style:name="T415" style:family="text">
      <style:text-properties officeooo:rsid="000d6430"/>
    </style:style>
    <style:style style:name="T416" style:family="text">
      <style:text-properties officeooo:rsid="000e591a"/>
    </style:style>
    <style:style style:name="T417" style:family="text">
      <style:text-properties officeooo:rsid="000e5ad8"/>
    </style:style>
    <style:style style:name="T418" style:family="text">
      <style:text-properties officeooo:rsid="000f424c"/>
    </style:style>
    <style:style style:name="T419" style:family="text">
      <style:text-properties officeooo:rsid="00138fdf"/>
    </style:style>
    <style:style style:name="T420" style:family="text">
      <style:text-properties officeooo:rsid="001454a1"/>
    </style:style>
    <style:style style:name="T421" style:family="text">
      <style:text-properties officeooo:rsid="0016464f"/>
    </style:style>
    <style:style style:name="T422" style:family="text">
      <style:text-properties officeooo:rsid="00146b9a"/>
    </style:style>
    <style:style style:name="T423" style:family="text">
      <style:text-properties officeooo:rsid="0014a3d6"/>
    </style:style>
    <style:style style:name="T424" style:family="text">
      <style:text-properties officeooo:rsid="00204512"/>
    </style:style>
    <style:style style:name="T425" style:family="text">
      <style:text-properties officeooo:rsid="001531d5"/>
    </style:style>
    <style:style style:name="T426" style:family="text">
      <style:text-properties officeooo:rsid="00189be5"/>
    </style:style>
    <style:style style:name="T427" style:family="text">
      <style:text-properties officeooo:rsid="0016dee6"/>
    </style:style>
    <style:style style:name="T428" style:family="text">
      <style:text-properties officeooo:rsid="001c4720"/>
    </style:style>
    <style:style style:name="T429" style:family="text">
      <style:text-properties officeooo:rsid="001c74f2"/>
    </style:style>
    <style:style style:name="T430" style:family="text">
      <style:text-properties officeooo:rsid="001e117a"/>
    </style:style>
    <style:style style:name="T431" style:family="text">
      <style:text-properties officeooo:rsid="0066945d"/>
    </style:style>
    <style:style style:name="T432" style:family="text">
      <style:text-properties officeooo:rsid="0066204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80">Tytuł:</text:span> <text:span text:style-name="T117">Zbiór przypadków testowych </text:span><text:span text:style-name="T410">dla</text:span><text:span text:style-name="T117"> aplikacji</text:span></text:p>
      <text:p text:style-name="P1">Autor:<text:span text:style-name="T92"> Andrzej Wachnicki</text:span></text:p>
      <text:p text:style-name="P2">Wersja dokumentu:<text:span text:style-name="T92"> 1</text:span></text:p>
      <text:p text:style-name="P2">Data:<text:span text:style-name="T92"> 2</text:span><text:span text:style-name="T93">2</text:span><text:span text:style-name="T92">.03.2022r.</text:span></text:p>
      <text:p text:style-name="P4">Nazwa aplikacji:<text:span text:style-name="T92"> JaNieTakiOrk Generator RPG</text:span></text:p>
      <text:p text:style-name="P1"><text:span text:style-name="T2">Link do aplikacji:</text:span><text:span text:style-name="T28"> </text:span><text:a xlink:type="simple" xlink:href="https://github.com/MaciejGrochowski/PRI" text:style-name="Internet_20_link" text:visited-style-name="Visited_20_Internet_20_Link"><text:span text:style-name="T49">https://github.com/MaciejGrochowski/PRI</text:span></text:a></text:p>
      <text:p text:style-name="P201"/>
      <text:p text:style-name="P201"/>
      <text:p text:style-name="P330"><text:span text:style-name="T221">Testowana funkcjonalność:</text:span><text:span text:style-name="T49"> </text:span><text:span text:style-name="T50">Założenie nowego konta użytkownika</text:span></text:p>
      <text:p text:style-name="P202"/>
      <text:p text:style-name="P9"><text:span text:style-name="T52">W</text:span><text:span text:style-name="T51">ybrane testy wraz z danymi testowymi:</text:span></text:p>
      <text:p text:style-name="P203"/>
      <text:p text:style-name="P291"><text:span text:style-name="T72">1. </text:span><text:span text:style-name="T148">Pole </text:span><text:span text:style-name="T149">Nazwa użytkownika</text:span><text:span text:style-name="T73">:</text:span></text:p>
      <text:p text:style-name="P260"><text:span text:style-name="T130">Poprawne klasy r</text:span><text:span text:style-name="T155">ównoważności:</text:span><text:span text:style-name="T151"> </text:span></text:p>
      <text:p text:style-name="P292"><text:span text:style-name="T151">(</text:span><text:span text:style-name="T152">3</text:span><text:span text:style-name="T151">&lt;</text:span><text:span text:style-name="T152">=Liczba znaków&lt;=20</text:span><text:span text:style-name="T151">)</text:span><text:span text:style-name="T153">=&gt;(3, 4, 8, 10, 14, 17, 19, 20)</text:span><text:span text:style-name="T151">: </text:span><text:span text:style-name="T154">Brak komunikatu o błędzie</text:span></text:p>
      <text:p text:style-name="P187"><text:span text:style-name="T80">Niepoprawne klasy równoważności:</text:span> </text:p>
      <text:p text:style-name="P188">(<text:span text:style-name="T360">Liczba znaków==0</text:span>)<text:span text:style-name="T360">=&gt;(0)</text:span>: Brak komunikatu o błędzie, <text:span text:style-name="T168">nieaktywny przycisk "Zarejestruj"</text:span></text:p>
      <text:p text:style-name="P192">(<text:span text:style-name="T360">1</text:span>&lt;<text:span text:style-name="T360">=Liczba znaków&lt;=2</text:span>)<text:span text:style-name="T360">=&gt;(1, </text:span><text:span text:style-name="T213">2</text:span><text:span text:style-name="T360">)</text:span>: <text:span text:style-name="T170">Komunikat o błędzie (nazwa użytkownika jest zbyt krótka)</text:span>, <text:span text:style-name="T171">nieaktywny przycisk "Zarejestruj"</text:span></text:p>
      <text:p text:style-name="P192">(<text:span text:style-name="T360">Liczba znaków&gt;20</text:span>)<text:span text:style-name="T360">=&gt;(21, </text:span><text:span text:style-name="T208">26</text:span><text:span text:style-name="T206">, </text:span><text:span text:style-name="T360">28, 35, 42)</text:span>: <text:span text:style-name="T170">Komunikat o błędzie (nazwa użytkownika jest zbyt długa), </text:span><text:span text:style-name="T171">nieaktywny przycisk "Zarejestruj"</text:span></text:p>
      <text:p text:style-name="P195"><text:span text:style-name="T59">A</text:span><text:span text:style-name="T58">naliz</text:span><text:span text:style-name="T59">a</text:span><text:span text:style-name="T58"> wartości brzegowych:</text:span><text:span text:style-name="T55"> </text:span></text:p>
      <text:p text:style-name="P13">(<text:span text:style-name="T360">2</text:span>&lt;<text:span text:style-name="T360">=Liczba znaków&lt;=3</text:span>)<text:span text:style-name="T360">=&gt;(</text:span>2, 3<text:span text:style-name="T360">)</text:span>, </text:p>
      <text:p text:style-name="P13">(<text:span text:style-name="T360">20</text:span>&lt;<text:span text:style-name="T360">=Liczba znaków&lt;=21 </text:span>)<text:span text:style-name="T360">=&gt;(</text:span>20, 21<text:span text:style-name="T360">)</text:span></text:p>
      <text:p text:style-name="P293"><text:span text:style-name="T83">Dane testowe </text:span><text:span text:style-name="T82">do testu #TC</text:span><text:span text:style-name="T84">1</text:span><text:span text:style-name="T83">:</text:span></text:p>
      <text:p text:style-name="P129"><text:span text:style-name="T360">(21, </text:span><text:span text:style-name="T208">26</text:span><text:span text:style-name="T206">, </text:span><text:span text:style-name="T360">28, 35, 42)</text:span><text:span text:style-name="T361">=&gt;(</text:span><text:span text:style-name="T210">SlavicUbermenschRPGfan17@</text:span><text:span text:style-name="T361">)</text:span></text:p>
      <text:p text:style-name="P129"><text:span text:style-name="T360">(1, </text:span><text:span text:style-name="T213">2</text:span><text:span text:style-name="T360">)</text:span><text:span text:style-name="T361">=&gt;(</text:span><text:span text:style-name="T211">Ad</text:span><text:span text:style-name="T361">)</text:span></text:p>
      <text:p text:style-name="P293"><text:span text:style-name="T83">Dane testowe </text:span><text:span text:style-name="T82">do testu #TC</text:span><text:span text:style-name="T84">8, </text:span><text:span text:style-name="T85">#TC2, #TC3, </text:span><text:span text:style-name="T86">#TC4, </text:span><text:span text:style-name="T87">#TC5, </text:span><text:span text:style-name="T88">#TC6, </text:span><text:span text:style-name="T89">#TC7, </text:span><text:span text:style-name="T90">#TC10, </text:span><text:span text:style-name="T91">#TC12</text:span><text:span text:style-name="T83">:</text:span></text:p>
      <text:p text:style-name="P294"><text:span text:style-name="T164">(</text:span><text:span text:style-name="T362">3</text:span><text:span text:style-name="T164">, 4, </text:span><text:span text:style-name="T362">8</text:span><text:span text:style-name="T164">, </text:span><text:span text:style-name="T362">10</text:span><text:span text:style-name="T164">, 14, 17, 19, 20)</text:span><text:span text:style-name="T165">=&gt;(</text:span><text:span text:style-name="T362">8</text:span><text:span text:style-name="T165">)=&gt;(</text:span><text:span text:style-name="T363">RPGFan17, </text:span><text:span text:style-name="T364">RPGFan1766, Ryu</text:span><text:span text:style-name="T165">)</text:span></text:p>
      <text:p text:style-name="P19">2. <text:span text:style-name="T288">Pole </text:span><text:span text:style-name="T289">Hasło</text:span><text:span text:style-name="T288">:</text:span></text:p>
      <text:p text:style-name="P5"><text:span text:style-name="T145">Poprawne klasy r</text:span><text:span text:style-name="T158">ównoważności:</text:span><text:span text:style-name="T150"> </text:span></text:p>
      <text:p text:style-name="P6"><text:span text:style-name="T159">(</text:span><text:span text:style-name="T150"> </text:span><text:span text:style-name="T159">3</text:span><text:span text:style-name="T150">&lt;</text:span><text:span text:style-name="T159">=Liczba znaków&lt;=64</text:span><text:span text:style-name="T150">)</text:span><text:span text:style-name="T160">=&gt;</text:span><text:span text:style-name="T146">(3, 7, </text:span><text:span text:style-name="T147">10, </text:span><text:span text:style-name="T146">16, 24, 38, 45, 52, 64)</text:span><text:span text:style-name="T150">: </text:span><text:span text:style-name="T156">Długość hasła jest prawidłowa, brak komunikatu o błędzie</text:span></text:p>
      <text:p text:style-name="P186"><text:span text:style-name="T80">Niepoprawne klasy równoważności:</text:span> </text:p>
      <text:p text:style-name="P189">(<text:span text:style-name="T358">Liczba znaków == 0</text:span>)<text:span text:style-name="T358">=&gt;(0)</text:span>: Pole pozostaje puste, nie pojawia się żaden komunikat</text:p>
      <text:p text:style-name="P186">(1<text:span text:style-name="T333">&lt;</text:span><text:span text:style-name="T358">=Liczba znaków&lt;=2</text:span>)<text:span text:style-name="T358">=&gt;(1, 2)</text:span>: <text:span text:style-name="T281">Komunikat "Hasło jest zbyt krótkie"</text:span>, </text:p>
      <text:p text:style-name="P191"><text:soft-page-break/>(<text:span text:style-name="T359">Liczba znaków&gt;64</text:span>)<text:span text:style-name="T359">=&gt;(</text:span><text:span text:style-name="T333">65, </text:span><text:span text:style-name="T359">68, 73, 85)</text:span>: <text:span text:style-name="T281">Komunikat "Hasło jest zbyt długie"</text:span></text:p>
      <text:p text:style-name="P194"><text:span text:style-name="T292">A</text:span>naliz<text:span text:style-name="T292">a</text:span> wartości brzegowych: </text:p>
      <text:p text:style-name="P191"><text:span text:style-name="T333">(</text:span><text:span text:style-name="T359">2</text:span><text:span text:style-name="T333">&lt;</text:span><text:span text:style-name="T359">=Liczba znaków&lt;=3</text:span><text:span text:style-name="T333">)</text:span><text:span text:style-name="T359">=&gt;(</text:span><text:span text:style-name="T294">2</text:span><text:span text:style-name="T359">, 3)</text:span></text:p>
      <text:p text:style-name="P191">(<text:span text:style-name="T294">64</text:span><text:span text:style-name="T333">&lt;</text:span><text:span text:style-name="T359">=Liczba znaków&lt;=65 </text:span>)<text:span text:style-name="T359">=&gt;(64, </text:span><text:span text:style-name="T294">65</text:span><text:span text:style-name="T359">)</text:span></text:p>
      <text:p text:style-name="P302"><text:span text:style-name="T83">Dane testowe </text:span><text:span text:style-name="T82">do testu #TC2*</text:span><text:span text:style-name="T83">:</text:span><text:span text:style-name="T333"> </text:span></text:p>
      <text:p text:style-name="P191"><text:s/><text:span text:style-name="T359">(</text:span><text:span text:style-name="T294">2</text:span><text:span text:style-name="T359">, 3), </text:span>(64, <text:span text:style-name="T293">65</text:span>)<text:span text:style-name="T333">=&gt;</text:span><text:span text:style-name="T359">(</text:span><text:span text:style-name="T294">2</text:span><text:span text:style-name="T359">, </text:span><text:span text:style-name="T294">65</text:span><text:span text:style-name="T359">)</text:span><text:span text:style-name="T361">=&gt;</text:span></text:p>
      <text:p text:style-name="P193"><text:span text:style-name="T333">( </text:span><text:span text:style-name="T303">Ag, </text:span><text:span text:style-name="T304">SlavicUbermenschRPGfan17@SlavicUbermenschRPGfan17@SlavicUberm</text:span><text:span text:style-name="T305">17@S</text:span><text:span text:style-name="T61">)</text:span><text:span text:style-name="T303"> </text:span></text:p>
      <text:p text:style-name="P304"><text:span text:style-name="T74">Dane testowe </text:span><text:span text:style-name="T75">do testu #TC</text:span><text:span text:style-name="T76">10</text:span><text:span text:style-name="T75">*</text:span><text:span text:style-name="T74">:</text:span></text:p>
      <text:p text:style-name="P196"><text:span text:style-name="T74"><text:s/></text:span><text:span text:style-name="T77">(2, </text:span><text:span text:style-name="T295">3</text:span><text:span text:style-name="T77">), </text:span><text:span text:style-name="T78">(</text:span><text:span text:style-name="T296">64</text:span><text:span text:style-name="T78">, 65)=&gt;</text:span><text:span text:style-name="T77">(</text:span><text:span text:style-name="T295">2</text:span><text:span text:style-name="T77">, </text:span><text:span text:style-name="T295">65</text:span><text:span text:style-name="T77">)</text:span><text:span text:style-name="T79">=&gt;</text:span></text:p>
      <text:p text:style-name="P196"><text:span text:style-name="T78">( </text:span><text:span text:style-name="T303">A</text:span><text:span text:style-name="T306">1@</text:span><text:span text:style-name="T303">, </text:span><text:span text:style-name="T304">SlavicUbermenschRPGfan17@SlavicUbermenschRPGfan17@SlavicUberm</text:span><text:span text:style-name="T305">17@</text:span><text:span text:style-name="T61">)</text:span><text:span text:style-name="T303"> </text:span></text:p>
      <text:p text:style-name="P303"><text:span text:style-name="T66">D</text:span><text:span text:style-name="T65">ane testowe do testu #</text:span><text:span text:style-name="T67">TC</text:span><text:span text:style-name="T68">8, </text:span><text:span text:style-name="T69">TC1, #TC3, </text:span><text:span text:style-name="T70">#TC4, </text:span><text:span text:style-name="T71">#TC12</text:span><text:span text:style-name="T67">*:</text:span></text:p>
      <text:p text:style-name="P190"><text:span text:style-name="T62">(3, 7, </text:span><text:span text:style-name="T63">10, </text:span><text:span text:style-name="T62">16, 24, 38, 45, 52, 64)</text:span><text:span text:style-name="T63">+spełnione warunki z kolumny 1 w tablicy decyzyjnej</text:span><text:span text:style-name="T62">:</text:span><text:span text:style-name="T60">=&gt;</text:span><text:span text:style-name="T64">(10)=&gt;</text:span></text:p>
      <text:p text:style-name="P290"><text:span text:style-name="T134">(</text:span><text:span text:style-name="T334">Arkana56$</text:span><text:span text:style-name="T135">)</text:span></text:p>
      <text:p text:style-name="P289"><text:span text:style-name="T143">* </text:span><text:span text:style-name="T144">Zostały spełnione dodatkowo warunki z tablicy decyzyjnej (tablica dostępna w innym pliku)</text:span></text:p>
      <text:p text:style-name="P10"/>
      <text:p text:style-name="P18"><text:span text:style-name="T319">3</text:span><text:span text:style-name="T166">. </text:span><text:span text:style-name="T336">P</text:span><text:span text:style-name="T167">ol</text:span><text:span text:style-name="T336">e</text:span><text:span text:style-name="T167"> Opis profilu:</text:span></text:p>
      <text:p text:style-name="P7"><text:span text:style-name="T145">Poprawne klasy r</text:span><text:span text:style-name="T158">ównoważności:</text:span><text:span text:style-name="T150"> </text:span></text:p>
      <text:p text:style-name="P8"><text:span text:style-name="T150">(</text:span><text:span text:style-name="T161">0</text:span><text:span text:style-name="T150">&lt;</text:span><text:span text:style-name="T161">=Liczba znaków&lt;=1000</text:span><text:span text:style-name="T150">)</text:span><text:span text:style-name="T161">=&gt;(</text:span><text:span text:style-name="T150">0, 6, 15, 35, 42, 1000</text:span><text:span text:style-name="T161">)</text:span><text:span text:style-name="T150">: </text:span><text:span text:style-name="T157">Brak komunikatu o błędzie</text:span></text:p>
      <text:p text:style-name="P187"><text:span text:style-name="T80">Niepoprawne klasy równoważności:</text:span> </text:p>
      <text:p text:style-name="P192">(<text:span text:style-name="T360">Liczba znaków &gt; 1000</text:span>)<text:span text:style-name="T360">=&gt;(1001, 1050, 1200)</text:span>: <text:span text:style-name="T170">Komunikat o błędzie (opis profilu jest zbyt długi)</text:span></text:p>
      <text:p text:style-name="P70"><text:span text:style-name="T81">A</text:span><text:span text:style-name="T80">naliz</text:span><text:span text:style-name="T81">a</text:span><text:span text:style-name="T80"> wartości brzegowych:</text:span> </text:p>
      <text:p text:style-name="P72">(<text:span text:style-name="T360">1000</text:span>&lt;<text:span text:style-name="T360">=Liczba znaków&lt;=1001</text:span>)<text:span text:style-name="T336">=&gt;</text:span><text:span text:style-name="T360">(</text:span>1000, <text:span text:style-name="T317">1001</text:span><text:span text:style-name="T360">)</text:span></text:p>
      <text:p text:style-name="P35"/>
      <text:p text:style-name="P299">Dane testowe do testu <text:span text:style-name="T355">TC#</text:span><text:span text:style-name="T385">4</text:span>:</text:p>
      <text:p text:style-name="P74"><text:span text:style-name="T360">(</text:span>1000, <text:span text:style-name="T317">1001</text:span><text:span text:style-name="T360">)</text:span><text:span text:style-name="T383">=&gt;(</text:span><text:span text:style-name="T317">1001</text:span><text:span text:style-name="T383">)=&gt;</text:span></text:p>
      <text:p text:style-name="P258">Lorem ipsum dolor sit amet, consectetur adipiscing elit. Ut luctus urna eget mi sollicitudin consequat. Duis eget nisi lectus. Duis scelerisque libero accumsan lectus sagittis bibendum. Nunc vitae libero eu leo mollis blandit sit amet in enim. Mauris tincidunt nisl in consectetur ultrices. Lorem ipsum dolor sit amet, consectetur adipiscing elit. Quisque viverra pellentesque ligula, non hendrerit mauris elementum in. Curabitur dictum enim ac nisi condimentum, non ornare ex aliquam. Praesent vel tellus quam. Vestibulum rutrum scelerisque libero, quis <text:soft-page-break/>rhoncus velit feugiat id. Aenean at quam blandit, scelerisque nunc sed, maximus lectus.</text:p>
      <text:p text:style-name="P258">Vestibulum nibh purus, tempus vehicula elementum quis, imperdiet id urna. Donec non massa a massa ullamcorper pharetra. Nam maximus, sapien quis posuere varius, erat est feugiat sapien, vel sodales arcu lacus non libero. Aliquam posuere dapibus neque, vel viverra ipsum lacinia ac. Curabitur vel nunc eu massa tristique consectetur. Nam malesuada lectus s</text:p>
      <text:p text:style-name="P298">Dane testowe do testu <text:span text:style-name="T355">TC#</text:span><text:span text:style-name="T383">8</text:span>:</text:p>
      <text:p text:style-name="P75"><text:span text:style-name="T360">(</text:span><text:span text:style-name="T317">1000</text:span>, 1001<text:span text:style-name="T360">)</text:span><text:span text:style-name="T383">=&gt;(</text:span><text:span text:style-name="T317">100</text:span><text:span text:style-name="T318">0</text:span><text:span text:style-name="T383">)=&gt;</text:span></text:p>
      <text:p text:style-name="P258">Lorem ipsum dolor sit amet, consectetur adipiscing elit. Ut luctus urna eget mi sollicitudin consequat. Duis eget nisi lectus. Duis scelerisque libero accumsan lectus sagittis bibendum. Nunc vitae libero eu leo mollis blandit sit amet in enim. Mauris tincidunt nisl in consectetur ultrices. Lorem ipsum dolor sit amet, consectetur adipiscing elit. Quisque viverra pellentesque ligula, non hendrerit mauris elementum in. Curabitur dictum enim ac nisi condimentum, non ornare ex aliquam. Praesent vel tellus quam. Vestibulum rutrum scelerisque libero, quis rhoncus velit feugiat id. Aenean at quam blandit, scelerisque nunc sed, maximus lectus.</text:p>
      <text:p text:style-name="P258">Vestibulum nibh purus, tempus vehicula elementum quis, imperdiet id urna. Donec non massa a massa ullamcorper pharetra. Nam maximus, sapien quis posuere varius, erat est feugiat sapien, vel sodales arcu lacus non libero. Aliquam posuere dapibus neque, vel viverra ipsum lacinia ac. Curabitur vel nunc eu massa tristique consectetur. Nam malesuada lectus<text:span text:style-name="T385">t</text:span></text:p>
      <text:p text:style-name="P258"/>
      <text:p text:style-name="P197"><text:span text:style-name="T57">5</text:span><text:span text:style-name="T55">. </text:span><text:span text:style-name="T53">P</text:span><text:span text:style-name="T54">ol</text:span><text:span text:style-name="T53">e</text:span><text:span text:style-name="T55"> </text:span><text:span text:style-name="T56">Discord:</text:span></text:p>
      <text:p text:style-name="P206">Poprawne klasy równoważności:</text:p>
      <text:p text:style-name="P205"><text:span text:style-name="T389">(Liczba znaków == 0): Brak komunikatu o błędzie, aktywny przycisk </text:span><text:span text:style-name="T185">Zarejestruj</text:span></text:p>
      <text:p text:style-name="P204">(<text:span text:style-name="T338">Liczba cyfr po znaku # == 4</text:span>): <text:span text:style-name="T170">Brak komunikatu o błędzie</text:span></text:p>
      <text:p text:style-name="P11"><text:span text:style-name="T80">Niepoprawne klasy równoważności:</text:span> </text:p>
      <text:p text:style-name="P11">(<text:span text:style-name="T314">Liczba cyfr po znaku # &lt; 4 || Liczba cyfr po znaku # &gt; 4</text:span>): <text:span text:style-name="T284">Komunikat o błędzie (niepoprawna wartość)</text:span></text:p>
      <text:p text:style-name="P11"/>
      <text:p text:style-name="P297">Dane testowe do testu <text:span text:style-name="T403">#</text:span><text:span text:style-name="T355">TC3</text:span>:</text:p>
      <text:p text:style-name="P12">(<text:span text:style-name="T314">Liczba cyfr po znaku # &lt; 4 || Liczba cyfr po znaku # &gt; 4</text:span>)<text:span text:style-name="T354">=&gt;</text:span></text:p>
      <text:p text:style-name="P17"><text:span text:style-name="T315">(</text:span><text:span text:style-name="T313">Ork#12345</text:span>, <text:span text:style-name="T314">Ork</text:span><text:span text:style-name="T313">#475</text:span><text:span text:style-name="T315">)</text:span></text:p>
      <text:p text:style-name="P306"/>
      <text:p text:style-name="P300">Dane testowe do testu <text:span text:style-name="T403">#</text:span>TC8:</text:p>
      <text:p text:style-name="P16"><text:span text:style-name="T337">(</text:span><text:span text:style-name="T338">Liczba cyfr po znaku # == 4</text:span><text:span text:style-name="T337">)</text:span><text:span text:style-name="T338">=&gt; </text:span><text:span text:style-name="T340">(</text:span><text:span text:style-name="T339">Ork#1234</text:span><text:span text:style-name="T340">)</text:span></text:p>
      <text:p text:style-name="P36"/>
      <text:p text:style-name="P20"><text:soft-page-break/><text:span text:style-name="T285">6</text:span><text:span text:style-name="T284">. </text:span><text:span text:style-name="T290">Pole </text:span><text:span text:style-name="T286">Powtórz hasło</text:span><text:span text:style-name="T283">:</text:span></text:p>
      <text:p text:style-name="P174">Niepoprawne klasy równoważności:</text:p>
      <text:p text:style-name="P131">(Liczba znaków == 0): Nieaktywny przycisk <text:span text:style-name="T168">Zarejestruj</text:span></text:p>
      <text:p text:style-name="P14"><text:span text:style-name="T282">(</text:span><text:span text:style-name="T291">Pole </text:span><text:span text:style-name="T326">Hasło != Pole Powórz hasło</text:span><text:span text:style-name="T282">): </text:span><text:span text:style-name="T283">Komunikat o niepasujących do siebie wartościach w polach Hasło i Powtórz hasło</text:span></text:p>
      <text:p text:style-name="P179">Poprawne klasy równoważności:</text:p>
      <text:p text:style-name="P15"><text:span text:style-name="T282">(</text:span><text:span text:style-name="T291">Pole </text:span><text:span text:style-name="T326">Hasło == Pole Powórz hasło</text:span><text:span text:style-name="T282">): </text:span><text:span text:style-name="T287">Identyczne hasła, brak komunikatu o błędzie</text:span></text:p>
      <text:p text:style-name="P73"><text:span text:style-name="T376">Dane testowe </text:span><text:span text:style-name="T377">do testu #TC</text:span><text:span text:style-name="T378">6</text:span><text:span text:style-name="T376">:</text:span><text:span text:style-name="T333"> </text:span></text:p>
      <text:p text:style-name="P73"><text:span text:style-name="T319">(</text:span><text:span text:style-name="T348">Pole Hasło != Pole Powórz hasło</text:span><text:span text:style-name="T319">)</text:span><text:span text:style-name="T348">=&gt;</text:span><text:span text:style-name="T319">(</text:span><text:span text:style-name="T379">Arkana</text:span><text:span text:style-name="T380">56$</text:span><text:span text:style-name="T319">, </text:span><text:span text:style-name="T379">Arkana</text:span><text:span text:style-name="T380">565$</text:span><text:span text:style-name="T319">)</text:span></text:p>
      <text:p text:style-name="P15"><text:span text:style-name="T369">Dane testowe </text:span><text:span text:style-name="T370">do testu #TC</text:span><text:span text:style-name="T371">8, </text:span><text:span text:style-name="T372">#TC1, #TC3, </text:span><text:span text:style-name="T373">#TC4, </text:span><text:span text:style-name="T374">#TC7, </text:span><text:span text:style-name="T375">#TC12</text:span><text:span text:style-name="T369">:</text:span></text:p>
      <text:p text:style-name="P73"><text:span text:style-name="T319">(</text:span><text:span text:style-name="T348">Pole Hasło == Pole Powórz hasło</text:span><text:span text:style-name="T319">)</text:span><text:span text:style-name="T348">=&gt;</text:span><text:span text:style-name="T319">(</text:span><text:span text:style-name="T381">Arkana</text:span><text:span text:style-name="T382">56$</text:span><text:span text:style-name="T319">, </text:span><text:span text:style-name="T381">Arkana</text:span><text:span text:style-name="T382">56$</text:span><text:span text:style-name="T319">)</text:span></text:p>
      <text:p text:style-name="P71"/>
      <text:p text:style-name="P184"><text:span text:style-name="T332">7</text:span>. <text:span text:style-name="T356">Pole</text:span> <text:span text:style-name="T404">Adres </text:span><text:span text:style-name="T356">E</text:span>-mail:</text:p>
      <text:p text:style-name="P175">Niepoprawne klasy równoważności:</text:p>
      <text:p text:style-name="P126">(E-mail nie zawiera <text:span text:style-name="T357">znaku </text:span>"@" || <text:span text:style-name="T356">Znak "@" znajduje się w niewłaściwym miejscu podanego adresu e-mail || Po symbolu "@" nie występują żadne inne znaki || Ilość znaków po symbolu "." &lt; </text:span><text:span text:style-name="T357">2</text:span><text:span text:style-name="T356">): </text:span><text:span text:style-name="T389">Wyświetlany jest komunikat </text:span><text:span text:style-name="T390">Podaj poprawny adres e-mail</text:span><text:span text:style-name="T389"> poniżej pola </text:span><text:span text:style-name="T185">Adres e-mail</text:span></text:p>
      <text:p text:style-name="P131"><text:span text:style-name="T389">(</text:span>Liczba znaków == 0): Nieaktywny przycisk <text:span text:style-name="T168">Zarejestruj</text:span></text:p>
      <text:p text:style-name="P176"><text:span text:style-name="T357">P</text:span>oprawne klasy równoważności:</text:p>
      <text:p text:style-name="P128">(E-mail zawiera <text:span text:style-name="T357">znak </text:span>"@" || <text:span text:style-name="T356">Znak "@" znajduje się w właściwym miejscu podanego adresu e-mail || Po symbolu "@" występują inne znaki || Ilość znaków po symbolu "." &gt;</text:span><text:span text:style-name="T357">=</text:span><text:span text:style-name="T356"> </text:span><text:span text:style-name="T357">2</text:span><text:span text:style-name="T356">)</text:span></text:p>
      <text:p text:style-name="P128"/>
      <text:p text:style-name="P296">Dane testowe do testu #TC7:</text:p>
      <text:p text:style-name="P127"><text:span text:style-name="T92">(E-mail nie zawiera </text:span><text:span text:style-name="T357">znaku </text:span><text:span text:style-name="T92">"@" || </text:span><text:span text:style-name="T356">Znak "@" znajduje się w niewłaściwym miejscu podanego adresu e-mail || Po symbolu "@" nie występują żadne inne znaki || Ilość znaków po symbolu "." &lt; 3)=&gt;</text:span></text:p>
      <text:p text:style-name="P177">(<text:span text:style-name="T327">testowygmail.com</text:span>, <text:span text:style-name="T327">@testowygmail.com</text:span>, <text:span text:style-name="T327">testowy@.com</text:span>, <text:a xlink:type="simple" xlink:href="mailto:testowy@gmail" text:style-name="Internet_20_link" text:visited-style-name="Visited_20_Internet_20_Link"><text:span text:style-name="T327">testowy@gmail</text:span></text:a>, <text:a xlink:type="simple" xlink:href="mailto:testowy@gmail.c" text:style-name="Internet_20_link" text:visited-style-name="Visited_20_Internet_20_Link"><text:span text:style-name="T327">testowy@gmail.c</text:span></text:a>)</text:p>
      <text:p text:style-name="P177"/>
      <text:p text:style-name="P295">Dane testowe do testu #TC<text:span text:style-name="T357">8, </text:span><text:span text:style-name="T384">#TC1, #TC2, </text:span><text:span text:style-name="T385">#TC3, </text:span><text:span text:style-name="T386">#TC4, </text:span><text:span text:style-name="T387">#TC5, </text:span><text:span text:style-name="T388">#TC6, </text:span><text:span text:style-name="T404">#TC12, </text:span><text:span text:style-name="T408">#TC10</text:span>:</text:p>
      <text:p text:style-name="P128">(E-mail zawiera <text:span text:style-name="T357">znak </text:span>"@" || <text:span text:style-name="T356">Znak "@" znajduje się w właściwym miejscu podanego adresu e-mail || Po symbolu "@" występują inne znaki || Ilość znaków po symbolu "." &gt;</text:span><text:span text:style-name="T357">=</text:span><text:span text:style-name="T356"> </text:span><text:span text:style-name="T357">2</text:span><text:span text:style-name="T356">)</text:span><text:span text:style-name="T357">=&gt;</text:span></text:p>
      <text:p text:style-name="P310"><text:span text:style-name="T131">(</text:span><text:span text:style-name="T142">kowalskimariusz715@gmail.com, </text:span><text:a xlink:type="simple" xlink:href="mailto:ryuuken989@gmail.com" text:style-name="Internet_20_link" text:visited-style-name="Visited_20_Internet_20_Link"><text:span text:style-name="T136">ryuuken98</text:span></text:a><text:a xlink:type="simple" xlink:href="mailto:ryuuken989@gmail.com" text:style-name="Internet_20_link" text:visited-style-name="Visited_20_Internet_20_Link"><text:span text:style-name="T137">9</text:span></text:a><text:a xlink:type="simple" xlink:href="mailto:ryuuken989@gmail.com" text:style-name="Internet_20_link" text:visited-style-name="Visited_20_Internet_20_Link">@gmail.com</text:a><text:span text:style-name="T136">, </text:span><text:span text:style-name="T398">2 tymczasowe </text:span><text:soft-page-break/><text:span text:style-name="T398">adresy e-mail</text:span><text:span text:style-name="T131">)</text:span></text:p>
      <text:p text:style-name="P180"/>
      <text:p text:style-name="P185">8. Pole Link do facebooka:</text:p>
      <text:p text:style-name="P178">Poprawne klasy równoważności:</text:p>
      <text:p text:style-name="P132">(Liczba znaków == 0): <text:span text:style-name="T345">Brak komunikatu o błędzie, aktywny przycisk </text:span><text:span text:style-name="T346">Zarejestruj</text:span></text:p>
      <text:p text:style-name="P133"><text:span text:style-name="T345">(</text:span><text:span text:style-name="T342">Link zawiera: słowo https, słowo facebook, ciąg znaków, np. profile.php?id=100079329954723)=&gt;(</text:span><text:a xlink:type="simple" xlink:href="https://www.facebook.com/profile.php?id=100079329954723" text:style-name="Internet_20_link" text:visited-style-name="Visited_20_Internet_20_Link"><text:span text:style-name="T186">https://www.facebook.com/profile.php?</text:span></text:a><text:a xlink:type="simple" xlink:href="https://www.facebook.com/profile.php?id=100079329954723" text:style-name="Internet_20_link" text:visited-style-name="Visited_20_Internet_20_Link"><text:span text:style-name="T186">id=100079329954723</text:span></text:a><text:span text:style-name="T342">): </text:span><text:span text:style-name="T345">Brak komunikatu o błędzie, aktywny przycisk </text:span><text:span text:style-name="T346">Zarejestruj</text:span></text:p>
      <text:p text:style-name="P178">Niepoprawne klasy równoważności:</text:p>
      <text:p text:style-name="P132">(dowolny ciąg znaków, link lub kod)=&gt;(<text:span text:style-name="T396">AAAAAAqwewe12323</text:span>, <text:span text:style-name="T396">&lt;s&gt;Profil&lt;/s&gt;</text:span>, </text:p>
      <text:p text:style-name="P76"><text:a xlink:type="simple" xlink:href="https://allegro.pl/dzial/moda" text:style-name="Internet_20_link" text:visited-style-name="Visited_20_Internet_20_Link"><text:span text:style-name="T396">https://allegro.pl/dzial/moda</text:span></text:a><text:span text:style-name="T391">): Komunikat o niepoprawnym formacie linku (?)</text:span></text:p>
      <text:p text:style-name="P76"/>
      <text:p text:style-name="P301">Dane testowe do testu <text:span text:style-name="T403">#</text:span>TC<text:span text:style-name="T403">11</text:span>:</text:p>
      <text:p text:style-name="P134">(dowolny ciąg znaków, link lub kod)=&gt;(<text:span text:style-name="T396">AAAAAAqwewe12323</text:span>, <text:span text:style-name="T396">&lt;s&gt;Profil&lt;/s&gt;</text:span>, </text:p>
      <text:p text:style-name="P77"><text:a xlink:type="simple" xlink:href="https://allegro.pl/dzial/moda" text:style-name="Internet_20_link" text:visited-style-name="Visited_20_Internet_20_Link"><text:span text:style-name="T396">https://allegro.pl/dzial/moda</text:span></text:a><text:span text:style-name="T391">)</text:span></text:p>
      <text:p text:style-name="P278"/>
      <text:p text:style-name="P278"/>
      <text:p text:style-name="P321"><text:span text:style-name="T411">2. </text:span><text:span text:style-name="T271">Podczas użycia poszczególnych technik przeanalizuj czy mają one jakieś ograniczenia, a następnie wypisz je dla każdej z nich</text:span></text:p>
      <text:p text:style-name="P321"/>
      <text:p text:style-name="P181">Podział na klasy równoważności:</text:p>
      <text:p text:style-name="P287">* <text:span text:style-name="T412">Każda klasa zawiera zbiór wartości, które powodują ten sam efekt, nie ma możliwości łączenia w jedną klasę równoważności dwóch zestawów danych, które powodują odmienny efekt</text:span></text:p>
      <text:p text:style-name="P181">Analiza wartości brzegowych:</text:p>
      <text:p text:style-name="P287">* <text:span text:style-name="T412">Sprawdzamy tylko ograniczoną ilość danych (dane, które reprezentują przejście z niepoprawnej klasy równoważności do poprawnej), więc istnieje ryzyko, że dla pozostałych danych system może zachować się inaczej. Należy łączyć technikę podziału na klasy równoważności z analizą wartości brzegowych.</text:span></text:p>
      <text:p text:style-name="P181">Tablica decyzyjna:</text:p>
      <text:p text:style-name="P287">* <text:span text:style-name="T412">Technika podobnie jak w przypadku podziału na klasy równoważności sprawdza się w przypadku danych dających ten sam efekt (np. Dla określonego obszaru funkcjonalności)</text:span></text:p>
      <text:p text:style-name="P278"/>
      <text:p text:style-name="P278"/>
      <text:p text:style-name="P278"/>
      <text:p text:style-name="P334"><text:soft-page-break/><text:span text:style-name="T207">Funkcjonalność:</text:span> <text:span text:style-name="T118">Założenie nowego konta użytkownika</text:span></text:p>
      <text:p text:style-name="P278"/>
      <text:p text:style-name="P269"><text:span text:style-name="T29">#TC1:</text:span><text:span text:style-name="T1"> Użytkownik wysyła formularz z nieprawidłowymi danymi w polu </text:span>Nazwa użytkownika </text:p>
      <text:p text:style-name="P21"/>
      <text:p text:style-name="P147">Opis:<text:span text:style-name="T92"> Użytkownik próbuje zatwierdzić wysłanie formularza przy niewłaściwych danych podanych w polu </text:span><text:span text:style-name="T198">Nazwa użytkownika</text:span></text:p>
      <text:p text:style-name="P147">Dane testowe:</text:p>
      <text:p text:style-name="P52">Nazwa użytkownika: <text:span text:style-name="T209">Ad</text:span><text:span text:style-name="T168">, </text:span><text:span text:style-name="T210">SlavicUbermenschRPGfan17@</text:span></text:p>
      <text:p text:style-name="P309"><text:span text:style-name="T122">Adres e-mail: </text:span><text:span text:style-name="T142">kowalskimariusz715@gmail.com</text:span></text:p>
      <text:p text:style-name="P58">Hasło: <text:span text:style-name="T335">Arkana56$</text:span></text:p>
      <text:p text:style-name="P58">Powtórz hasło: <text:span text:style-name="T335">Arkana56$</text:span></text:p>
      <text:p text:style-name="P147">Warunki wstępne:</text:p>
      <text:p text:style-name="P39">Użytkownik znajduje sie na stronie <text:a xlink:type="simple" xlink:href="https://localhost:3000/register" text:style-name="Internet_20_link" text:visited-style-name="Visited_20_Internet_20_Link">https://localhost:3000/register</text:a></text:p>
      <text:p text:style-name="P147">Kroki:</text:p>
      <text:p text:style-name="P39"/>
      <text:p text:style-name="P79">1. <text:span text:style-name="T222">Uzupełnij pola </text:span><text:span text:style-name="T173">Adres-email</text:span><text:span text:style-name="T307">, </text:span><text:span text:style-name="T173">Hasło</text:span><text:span text:style-name="T307"> i </text:span><text:span text:style-name="T173">Powtórz hasło</text:span><text:span text:style-name="T222"> danymi testowymi</text:span></text:p>
      <text:p text:style-name="P93">2. Uzupełnij pole <text:span text:style-name="T168">Nazwa użytkownika</text:span> pierwszą wartością <text:span text:style-name="T297">podaną w danych testowych (</text:span><text:span text:style-name="T211">Ad</text:span><text:span text:style-name="T297">)</text:span></text:p>
      <text:p text:style-name="P101">3. Zaznacz opcję <text:span text:style-name="T168">Akceptuję Regulamin</text:span></text:p>
      <text:p text:style-name="P117">4. Kliknij przycisk<text:span text:style-name="T168"> Zarejestruj</text:span></text:p>
      <text:p text:style-name="P100"><text:span text:style-name="T325">5</text:span>. Powtórz test <text:s/><text:span text:style-name="T324">tyle razy, ile wynosi</text:span> <text:span text:style-name="T320">liczba wartości podanych </text:span><text:span text:style-name="T324">w danych testowych</text:span><text:span text:style-name="T320"> dla pola </text:span><text:span text:style-name="T176">Nazwa użytkownika</text:span><text:span text:style-name="T320">. </text:span><text:span text:style-name="T324">Za każdym razem </text:span>zmie<text:span text:style-name="T324">ń</text:span> wartość z punktu <text:span text:style-name="T355">2</text:span> na <text:span text:style-name="T311">kolejną</text:span><text:span text:style-name="T307"> podaną w danych testowych </text:span><text:span text:style-name="T311">dla pola </text:span><text:span text:style-name="T174">Nazwa użytkownika</text:span></text:p>
      <text:p text:style-name="P207"/>
      <text:p text:style-name="P161"><text:span text:style-name="T206">O</text:span>czekiwany rezultat:</text:p>
      <text:p text:style-name="P315"><text:span text:style-name="T119">Wyświetlany jest komunikat </text:span><text:span text:style-name="T223">Nazwa użytkownika jest zbyt krótka</text:span> <text:span text:style-name="T280">(w przypadku wartości </text:span><text:span text:style-name="T212">Ad</text:span><text:span text:style-name="T162">) </text:span><text:span text:style-name="T163">lub <text:s/></text:span><text:span text:style-name="T225">Nazwa użytkownika </text:span><text:span text:style-name="T228">jest zbyt długa</text:span><text:span text:style-name="T235"> </text:span><text:span text:style-name="T225"><text:s/></text:span><text:span text:style-name="T234">(w przypadku wartości </text:span><text:span text:style-name="T253">SlavicUbermenschRPGfan17@</text:span><text:span text:style-name="T246">). </text:span><text:span text:style-name="T237">Przycisk</text:span><text:span text:style-name="T246"> Zarejestruj </text:span><text:span text:style-name="T237">jest nieaktywny</text:span><text:span text:style-name="T246">, a jego k</text:span><text:span text:style-name="T237">liknięcie nie powoduje wysłania formularza.</text:span></text:p>
      <text:p text:style-name="P221"/>
      <text:p text:style-name="P239">Warunki wyjściowe:</text:p>
      <text:p text:style-name="P200"><text:span text:style-name="T245">Użytkownik pozostaje na stronie rejestracji i widzi komunikat o błędzie poniżej pola </text:span><text:span text:style-name="T249">Nazwa użytkownika</text:span></text:p>
      <text:p text:style-name="P81"/>
      <text:p text:style-name="P81"/>
      <text:p text:style-name="P81"/>
      <text:p text:style-name="P283"/>
      <text:p text:style-name="P283"><text:soft-page-break/></text:p>
      <text:p text:style-name="P283"/>
      <text:p text:style-name="P283"/>
      <text:p text:style-name="P268"><text:span text:style-name="T29">#TC</text:span><text:span text:style-name="T30">2</text:span><text:span text:style-name="T29">: </text:span><text:span text:style-name="T1">Użytkownik wysyła formularz z nieprawidłow</text:span><text:span text:style-name="T3">ą</text:span><text:span text:style-name="T1"> d</text:span><text:span text:style-name="T3">ługością hasła</text:span></text:p>
      <text:p text:style-name="P22"/>
      <text:p text:style-name="P152">Opis:<text:span text:style-name="T92"> Użytkownik próbuje zatwierdzić wysłanie formularza przy </text:span><text:span text:style-name="T94">podaniu hasła </text:span></text:p>
      <text:p text:style-name="P152"><text:span text:style-name="T94">o niewłaściwej długości</text:span><text:span text:style-name="T92"> w polu </text:span><text:span text:style-name="T199">Hasło</text:span></text:p>
      <text:p text:style-name="P148">Dane testowe:</text:p>
      <text:p text:style-name="P65">Nazwa użytkownika: <text:span text:style-name="T172"><text:s/></text:span><text:span text:style-name="T363">RPGFan17, <text:s/></text:span><text:span text:style-name="T364">Ryu</text:span></text:p>
      <text:p text:style-name="P307"><text:span text:style-name="T122">Adres e-mail: </text:span><text:span text:style-name="T142">kowalskimariusz715@gmail.com, </text:span><text:span text:style-name="T136">ryuuken98</text:span><text:span text:style-name="T137">9</text:span><text:span text:style-name="T136">@gmail.com</text:span></text:p>
      <text:p text:style-name="P66">Hasło: <text:span text:style-name="T298">Ag</text:span><text:span text:style-name="T172">,</text:span></text:p>
      <text:p text:style-name="P261"><text:span text:style-name="T169">SlavicUbermenschRPGfan17@SlavicUbermenschRPGfan17@SlavicUberm</text:span><text:span text:style-name="T179">17@S</text:span></text:p>
      <text:p text:style-name="P53">Powtórz hasło: <text:span text:style-name="T184">wartości w polu Hasło</text:span></text:p>
      <text:p text:style-name="P148">Warunki wstępne:</text:p>
      <text:p text:style-name="P40">Użytkownik znajduje sie na stronie <text:a xlink:type="simple" xlink:href="https://localhost:3000/register" text:style-name="Internet_20_link" text:visited-style-name="Visited_20_Internet_20_Link">https://localhost:3000/register</text:a></text:p>
      <text:p text:style-name="P148">Kroki:</text:p>
      <text:p text:style-name="P40"/>
      <text:p text:style-name="P311"><text:span text:style-name="T123">1</text:span><text:span text:style-name="T124">. Uzupełnij pola </text:span><text:span text:style-name="T138">Nazwa użytkownika</text:span><text:span text:style-name="T123"> i </text:span><text:span text:style-name="T138">Adres e-mail</text:span><text:span text:style-name="T124"> <text:s/>pierwszą wartością </text:span><text:span text:style-name="T125">podaną w danych testowych </text:span><text:span text:style-name="T126">(</text:span><text:span text:style-name="T365">RPGFan17 </text:span><text:span text:style-name="T126">dla pola </text:span><text:span text:style-name="T139">Nazwa użytkownika</text:span><text:span text:style-name="T126"> i</text:span><text:span text:style-name="T366"> <text:s/></text:span><text:span text:style-name="T142">kowalskimariusz715@gmail.com </text:span><text:span text:style-name="T126">dla pola</text:span><text:span text:style-name="T139"> Adres e-mail</text:span><text:span text:style-name="T126">)</text:span></text:p>
      <text:p text:style-name="P78"><text:span text:style-name="T307">2</text:span>. <text:span text:style-name="T222">Uzupełnij pole </text:span><text:span text:style-name="T172">Hasło</text:span><text:span text:style-name="T222"> pierwszą wartością </text:span><text:span text:style-name="T297">podaną w danych testowych (Ag)</text:span></text:p>
      <text:p text:style-name="P85">3. Uzupełnij pole <text:span text:style-name="T168">Powtórz hasło</text:span> taką samą wartością jaką podałeś w punkcie <text:span text:style-name="T405">2</text:span></text:p>
      <text:p text:style-name="P97"><text:span text:style-name="T307">4</text:span>. Zaznacz opcję <text:span text:style-name="T168">Akceptuję Regulamin</text:span></text:p>
      <text:p text:style-name="P117">5. Kliknij przycisk<text:span text:style-name="T168"> Zarejestruj</text:span></text:p>
      <text:p text:style-name="P106"><text:span text:style-name="T325">6</text:span>. Powtórz test <text:span text:style-name="T320">tyle razy, ile wynosi liczba wartości podanych </text:span><text:span text:style-name="T324">w danych testowych</text:span><text:span text:style-name="T320"> dla pola Hasło.</text:span> <text:span text:style-name="T324">Za każdym razem </text:span>zmie<text:span text:style-name="T324">ń</text:span> wartość z punktu <text:span text:style-name="T394">1 i</text:span> <text:span text:style-name="T354">2</text:span> <text:span text:style-name="T307">na </text:span><text:span text:style-name="T311">kolejną</text:span><text:span text:style-name="T307"> podaną w danych testowych </text:span><text:span text:style-name="T311">dla p</text:span><text:span text:style-name="T394">ól</text:span><text:span text:style-name="T311"> </text:span><text:span text:style-name="T173">Nazwa użytkownika, Adres e-mail </text:span><text:span text:style-name="T189">i</text:span><text:span text:style-name="T173"> </text:span><text:span text:style-name="T174">Hasło.</text:span></text:p>
      <text:p text:style-name="P208"/>
      <text:p text:style-name="P162"><text:span text:style-name="T206">O</text:span>czekiwany rezultat:</text:p>
      <text:p text:style-name="P262"><text:span text:style-name="T119">Wyświetlany jest komunikat </text:span><text:span text:style-name="T308">Hasło</text:span><text:span text:style-name="T223"> jest zbyt krótk</text:span><text:span text:style-name="T224">ie</text:span> <text:span text:style-name="T280">(w przypadku wartości </text:span><text:span text:style-name="T302">Ag</text:span><text:span text:style-name="T162">) </text:span><text:span text:style-name="T163">lub <text:s/></text:span><text:span text:style-name="T308">Hasło</text:span><text:span text:style-name="T225"> jest zbyt </text:span><text:span text:style-name="T227">dług</text:span><text:span text:style-name="T226">ie</text:span><text:span text:style-name="T225"> </text:span><text:span text:style-name="T234">(w przypadku wartości </text:span><text:span text:style-name="T264">Slavic UbermenschRPGfan17@Slavic UbermenschRPGfan17@Slavic Uberm</text:span><text:span text:style-name="T265">t</text:span><text:span text:style-name="T246">). </text:span><text:span text:style-name="T237">Przycisk</text:span><text:span text:style-name="T246"> Zarejestruj </text:span><text:span text:style-name="T237">jest nieaktywny</text:span><text:span text:style-name="T246">, a jego k</text:span><text:span text:style-name="T237">liknięcie nie powoduje wysłania formularza.</text:span></text:p>
      <text:p text:style-name="P221"/>
      <text:p text:style-name="P239">Warunki wyjściowe:</text:p>
      <text:p text:style-name="P110"><text:span text:style-name="T257">Użytkownik pozostaje na stronie rejestracji i widzi komunikat o błędzie poniżej pola </text:span><text:span text:style-name="T258">Hasło</text:span></text:p>
      <text:p text:style-name="P251"><text:soft-page-break/></text:p>
      <text:p text:style-name="P251"/>
      <text:p text:style-name="P279"/>
      <text:p text:style-name="P267"><text:span text:style-name="T29">#TC</text:span><text:span text:style-name="T31">3</text:span><text:span text:style-name="T29">: </text:span><text:span text:style-name="T1">Użytkownik wysyła formularz z </text:span><text:span text:style-name="T4">nie</text:span><text:span text:style-name="T1">prawidłow</text:span><text:span text:style-name="T3">ą</text:span><text:span text:style-name="T1"> </text:span><text:span text:style-name="T4">wartością podaną w polu Discord</text:span></text:p>
      <text:p text:style-name="P23"/>
      <text:p text:style-name="P149">Opis:<text:span text:style-name="T92"> Użytkownik próbuje zatwierdzić wysłanie formularza przy </text:span><text:span text:style-name="T94">podaniu </text:span><text:span text:style-name="T95">nie</text:span><text:span text:style-name="T94">właściwej </text:span><text:span text:style-name="T95">wart</text:span><text:span text:style-name="T94">ości</text:span><text:span text:style-name="T92"> w polu </text:span><text:span text:style-name="T200">Discord</text:span></text:p>
      <text:p text:style-name="P149">Dane testowe:</text:p>
      <text:p text:style-name="P59">Nazwa użytkownika: <text:span text:style-name="T363">RPGFan17</text:span></text:p>
      <text:p text:style-name="P308"><text:span text:style-name="T122">Adres e-mail: </text:span><text:span text:style-name="T142">kowalskimariusz715@gmail.com</text:span></text:p>
      <text:p text:style-name="P58">Hasło: <text:span text:style-name="T335">Arkana56$</text:span></text:p>
      <text:p text:style-name="P58">Powtórz hasło: <text:span text:style-name="T381">Arkana</text:span><text:span text:style-name="T382">56$</text:span></text:p>
      <text:p text:style-name="P116"><text:span text:style-name="T172">D</text:span><text:span text:style-name="T168">iscord: </text:span><text:span text:style-name="T258"><text:s/></text:span><text:span text:style-name="T267"><text:s/></text:span><text:span text:style-name="T266">Ork#12345, </text:span><text:span text:style-name="T268">Ork#</text:span><text:span text:style-name="T269">475</text:span></text:p>
      <text:p text:style-name="P149">Warunki wstępne:</text:p>
      <text:p text:style-name="P41">Użytkownik znajduje sie na stronie <text:a xlink:type="simple" xlink:href="https://localhost:3000/register" text:style-name="Internet_20_link" text:visited-style-name="Visited_20_Internet_20_Link">https://localhost:3000/register</text:a></text:p>
      <text:p text:style-name="P149">Kroki:</text:p>
      <text:p text:style-name="P41"/>
      <text:p text:style-name="P88"><text:span text:style-name="T307">1</text:span>. Uzupełnij pola <text:span text:style-name="T173">Nazwa użytkownika, Adres e-mail, </text:span><text:span text:style-name="T172">Hasło, </text:span><text:span text:style-name="T173">Powtórz hasło</text:span><text:span text:style-name="T312"> </text:span>danymi testowymi</text:p>
      <text:p text:style-name="P93">2. Uzupełnij pole <text:span text:style-name="T182">Discord</text:span> pierwszą wartością <text:span text:style-name="T297">podaną w danych testowych (</text:span><text:span text:style-name="T266">Ork#12345</text:span><text:span text:style-name="T297">)</text:span></text:p>
      <text:p text:style-name="P96"><text:span text:style-name="T355">3</text:span>. Zaznacz opcję <text:span text:style-name="T168">Akceptuję Regulamin</text:span></text:p>
      <text:p text:style-name="P117"><text:span text:style-name="T355">4</text:span>. Kliknij przycisk<text:span text:style-name="T168"> Zarejestruj</text:span></text:p>
      <text:p text:style-name="P105"><text:span text:style-name="T182">5</text:span><text:span text:style-name="T168">. Powtórz test </text:span><text:span text:style-name="T180">tyle razy, ile wynosi liczba wartości podanych </text:span><text:span text:style-name="T176">w danych testowych</text:span><text:span text:style-name="T180"> dla pola </text:span><text:span text:style-name="T181">Discord</text:span><text:span text:style-name="T180">.</text:span><text:span text:style-name="T168"> </text:span><text:span text:style-name="T176">Za każdym razem </text:span><text:span text:style-name="T168">zmie</text:span><text:span text:style-name="T176">ń</text:span><text:span text:style-name="T168"> wartość z punktu </text:span><text:span text:style-name="T182">2</text:span><text:span text:style-name="T168"> </text:span><text:span text:style-name="T173">na </text:span><text:span text:style-name="T174">kolejną</text:span><text:span text:style-name="T173"> podaną w danych testowych </text:span><text:span text:style-name="T174">dla pola Hasło</text:span></text:p>
      <text:p text:style-name="P209"/>
      <text:p text:style-name="P163"><text:span text:style-name="T206">O</text:span>czekiwany rezultat:</text:p>
      <text:p text:style-name="P262"><text:span text:style-name="T119">Wyświetlany jest komunikat </text:span><text:span text:style-name="T120">informujący o niepoprawnej wartości wprowadzonej w polu </text:span><text:span text:style-name="T132">Discord</text:span><text:span text:style-name="T246">. </text:span><text:span text:style-name="T237">Przycisk</text:span><text:span text:style-name="T246"> Zarejestruj </text:span><text:span text:style-name="T237">jest nieaktywny</text:span><text:span text:style-name="T246">, a jego k</text:span><text:span text:style-name="T237">liknięcie nie powoduje wysłania formularza.</text:span></text:p>
      <text:p text:style-name="P222"/>
      <text:p text:style-name="P240">Warunki wyjściowe:</text:p>
      <text:p text:style-name="P113"><text:span text:style-name="T258">Użytkownik pozostaje na stronie rejestracji i widzi komunikat o błędzie poniżej pola </text:span><text:span text:style-name="T259">Discord</text:span></text:p>
      <text:p text:style-name="P280"/>
      <text:p text:style-name="P280"/>
      <text:p text:style-name="P280"/>
      <text:p text:style-name="P280"><text:soft-page-break/></text:p>
      <text:p text:style-name="P280"/>
      <text:p text:style-name="P271"><text:span text:style-name="T29">#TC</text:span><text:span text:style-name="T31">4</text:span><text:span text:style-name="T29">: </text:span><text:span text:style-name="T1">Użytkownik wysyła formularz z </text:span><text:span text:style-name="T4">nie</text:span><text:span text:style-name="T1">prawidłow</text:span><text:span text:style-name="T3">ą</text:span><text:span text:style-name="T1"> </text:span><text:span text:style-name="T5">długością opisu profilu</text:span></text:p>
      <text:p text:style-name="P25"><text:span text:style-name="T29">Opis:</text:span><text:span text:style-name="T1"> Użytkownik próbuje zatwierdzić wysłanie formularza przy </text:span><text:span text:style-name="T3">podaniu </text:span><text:span text:style-name="T5">opisu profilu o </text:span><text:span text:style-name="T4">nie</text:span><text:span text:style-name="T3">właściwej </text:span><text:span text:style-name="T5">długo</text:span><text:span text:style-name="T3">ści</text:span><text:span text:style-name="T1"> w polu </text:span><text:span text:style-name="T316">Opis profilu</text:span></text:p>
      <text:p text:style-name="P150">Dane testowe:</text:p>
      <text:p text:style-name="P60">Nazwa użytkownika: <text:span text:style-name="T363">RPGFan17</text:span></text:p>
      <text:p text:style-name="P60">Adres e-mail: <text:a xlink:type="simple" xlink:href="mailto:kowalskimariusz715@gmail.com" text:style-name="Internet_20_link" text:visited-style-name="Visited_20_Internet_20_Link"><text:span text:style-name="T205">kowalskimariusz715@gmail.com</text:span></text:a></text:p>
      <text:p text:style-name="P60">Hasło: <text:span text:style-name="T335">Arkana56$</text:span></text:p>
      <text:p text:style-name="P60">Powtórz hasło: <text:span text:style-name="T381">Arkana</text:span><text:span text:style-name="T382">56$</text:span></text:p>
      <text:p text:style-name="P115"><text:span text:style-name="T175">Opis profilu</text:span><text:span text:style-name="T168">: </text:span></text:p>
      <text:p text:style-name="P257">Lorem ipsum dolor sit amet, consectetur adipiscing elit. Ut luctus urna eget mi sollicitudin consequat. Duis eget nisi lectus. Duis scelerisque libero accumsan lectus sagittis bibendum. Nunc vitae libero eu leo mollis blandit sit amet in enim. Mauris tincidunt nisl in consectetur ultrices. Lorem ipsum dolor sit amet, consectetur adipiscing elit. Quisque viverra pellentesque ligula, non hendrerit mauris elementum in. Curabitur dictum enim ac nisi condimentum, non ornare ex aliquam. Praesent vel tellus quam. Vestibulum rutrum scelerisque libero, quis rhoncus velit feugiat id. Aenean at quam blandit, scelerisque nunc sed, maximus lectus.</text:p>
      <text:p text:style-name="P257">Vestibulum nibh purus, tempus vehicula elementum quis, imperdiet id urna. Donec non massa a massa ullamcorper pharetra. Nam maximus, sapien quis posuere varius, erat est feugiat sapien, vel sodales arcu lacus non libero. Aliquam posuere dapibus neque, vel viverra ipsum lacinia ac. Curabitur vel nunc eu massa tristique consectetur. Nam malesuada lectus s<text:span text:style-name="T405">ttt</text:span></text:p>
      <text:p text:style-name="P150">Warunki wstępne:</text:p>
      <text:p text:style-name="P42">Użytkownik znajduje sie na stronie <text:a xlink:type="simple" xlink:href="https://localhost:3000/register" text:style-name="Internet_20_link" text:visited-style-name="Visited_20_Internet_20_Link">https://localhost:3000/register</text:a></text:p>
      <text:p text:style-name="P150">Kroki:</text:p>
      <text:p text:style-name="P42"/>
      <text:p text:style-name="P88"><text:span text:style-name="T307">1</text:span>. Uzupełnij pola <text:span text:style-name="T173">Nazwa użytkownika, Adres e-mail, </text:span><text:span text:style-name="T172">Hasło, </text:span><text:span text:style-name="T173">Powtórz hasło</text:span> <text:span text:style-name="T312">i </text:span><text:span text:style-name="T175">Opis profilu</text:span><text:span text:style-name="T312"> </text:span>danymi testowymi</text:p>
      <text:p text:style-name="P98"><text:span text:style-name="T312">2</text:span>. Zaznacz opcję <text:span text:style-name="T168">Akceptuję Regulamin</text:span></text:p>
      <text:p text:style-name="P117">3. Kliknij przycisk<text:span text:style-name="T168"> Zarejestruj</text:span></text:p>
      <text:p text:style-name="P210"/>
      <text:p text:style-name="P164"><text:span text:style-name="T206">O</text:span>czekiwany rezultat:</text:p>
      <text:p text:style-name="P263"><text:span text:style-name="T119">Wyświetlany jest komunikat </text:span><text:span text:style-name="T120">informujący o niepoprawnej </text:span><text:span text:style-name="T121">dług</text:span><text:span text:style-name="T120">ości </text:span><text:span text:style-name="T121">opisu</text:span><text:span text:style-name="T120"> w polu </text:span><text:span text:style-name="T133">Opis profilu</text:span><text:span text:style-name="T246">. </text:span><text:span text:style-name="T237">Przycisk</text:span><text:span text:style-name="T246"> Zarejestruj </text:span><text:span text:style-name="T237">jest nieaktywny</text:span><text:span text:style-name="T246">, a jego k</text:span><text:span text:style-name="T237">liknięcie nie powoduje wysłania formularza.</text:span></text:p>
      <text:p text:style-name="P223"/>
      <text:p text:style-name="P241"><text:soft-page-break/>Warunki wyjściowe:</text:p>
      <text:p text:style-name="P111"><text:span text:style-name="T258">Użytkownik pozostaje na stronie rejestracji i widzi komunikat o błędzie poniżej pola </text:span><text:span text:style-name="T260">Opis profilu</text:span></text:p>
      <text:p text:style-name="P253"/>
      <text:p text:style-name="P281"/>
      <text:p text:style-name="P281"/>
      <text:p text:style-name="P266"><text:span text:style-name="T29">#TC</text:span><text:span text:style-name="T31">5</text:span><text:span text:style-name="T29">: </text:span><text:span text:style-name="T1">Użytkownik wysyła formularz z nieprawidłow</text:span><text:span text:style-name="T3">ą</text:span><text:span text:style-name="T1"> </text:span><text:span text:style-name="T6">wartością</text:span><text:span text:style-name="T3"> hasła</text:span></text:p>
      <text:p text:style-name="P24"/>
      <text:p text:style-name="P151">Opis:<text:span text:style-name="T92"> Użytkownik próbuje zatwierdzić wysłanie formularza przy </text:span><text:span text:style-name="T94">podaniu hasła o niewłaściw</text:span><text:span text:style-name="T96">ym</text:span><text:span text:style-name="T94"> </text:span><text:span text:style-name="T96">formacie</text:span><text:span text:style-name="T92"> w polu </text:span><text:span text:style-name="T199">Hasło</text:span></text:p>
      <text:p text:style-name="P151">Dane testowe:</text:p>
      <text:p text:style-name="P62">Nazwa użytkownika: <text:span text:style-name="T363">RPGFan17</text:span></text:p>
      <text:p text:style-name="P61">Adres e-mail: <text:a xlink:type="simple" xlink:href="mailto:kowalskimariusz715@gmail.com" text:style-name="Internet_20_link" text:visited-style-name="Visited_20_Internet_20_Link"><text:span text:style-name="T205">kowalskimariusz715@gmail.com</text:span></text:a></text:p>
      <text:p text:style-name="P54">Hasło: <text:span text:style-name="T321">arkana56$, Arkana$, Arkana56</text:span></text:p>
      <text:p text:style-name="P61">Powtórz hasło: <text:span text:style-name="T321">arkana56$, Arkana$, Arkana56</text:span></text:p>
      <text:p text:style-name="P151">Warunki wstępne:</text:p>
      <text:p text:style-name="P43">Użytkownik znajduje sie na stronie <text:a xlink:type="simple" xlink:href="https://localhost:3000/register" text:style-name="Internet_20_link" text:visited-style-name="Visited_20_Internet_20_Link">https://localhost:3000/register</text:a></text:p>
      <text:p text:style-name="P151">Kroki:</text:p>
      <text:p text:style-name="P43"/>
      <text:p text:style-name="P89"><text:span text:style-name="T307">1</text:span>. Uzupełnij pola <text:span text:style-name="T173">Nazwa użytkownika</text:span><text:span text:style-name="T307"> i </text:span><text:span text:style-name="T173">Adres e-mail</text:span> danymi testowymi</text:p>
      <text:p text:style-name="P80"><text:span text:style-name="T307">2</text:span>. <text:span text:style-name="T222">Uzupełnij pole </text:span><text:span text:style-name="T172">Hasło</text:span><text:span text:style-name="T222"> pierwszą wartością </text:span><text:span text:style-name="T297">podaną w danych testowych (</text:span><text:span text:style-name="T322">arkana56$</text:span><text:span text:style-name="T297">)</text:span></text:p>
      <text:p text:style-name="P86">3. Uzupełnij pole <text:span text:style-name="T168">Powtórz hasło</text:span> taką samą wartością jaką podałeś w punkcie <text:span text:style-name="T405">2</text:span></text:p>
      <text:p text:style-name="P99"><text:span text:style-name="T307">4</text:span>. Zaznacz opcję <text:span text:style-name="T168">Akceptuję Regulamin</text:span></text:p>
      <text:p text:style-name="P117">5.<text:span text:style-name="T168"> </text:span>Kliknij przycisk<text:span text:style-name="T168"> Zarejestruj</text:span></text:p>
      <text:p text:style-name="P99"><text:span text:style-name="T325">6</text:span>. Powtórz test <text:span text:style-name="T320">tyle razy, ile wynosi liczba wartości podanych </text:span><text:span text:style-name="T324">w danych testowych</text:span><text:span text:style-name="T320"> dla pola Hasło.</text:span> <text:span text:style-name="T324">Za każdym razem </text:span>zmie<text:span text:style-name="T324">ń</text:span> wartość z punktu <text:span text:style-name="T354">2</text:span> <text:span text:style-name="T307">na </text:span><text:span text:style-name="T311">kolejną</text:span><text:span text:style-name="T307"> podaną w danych testowych </text:span><text:span text:style-name="T311">dla pola </text:span><text:span text:style-name="T174">Hasło</text:span></text:p>
      <text:p text:style-name="P211"/>
      <text:p text:style-name="P165"><text:span text:style-name="T206">O</text:span>czekiwany rezultat:</text:p>
      <text:p text:style-name="P264"><text:span text:style-name="T119">Wyświetlany jest komunikat </text:span><text:span text:style-name="T231">Has</text:span><text:span text:style-name="T309">ło musi posiadać co najmniej jedną wielką literę </text:span><text:span text:style-name="T280">(w przypadku wartości </text:span><text:span text:style-name="T323">arkana56$</text:span><text:span text:style-name="T162">) </text:span><text:span text:style-name="T163">lub </text:span><text:span text:style-name="T230">Has</text:span><text:span text:style-name="T309">ło musi posiadać co najmniej jedną liczbę</text:span><text:span text:style-name="T229"> </text:span><text:span text:style-name="T234">(w przypadku wartości </text:span><text:span text:style-name="T270">Arkana$</text:span><text:span text:style-name="T246">) </text:span><text:span text:style-name="T247">lub </text:span><text:span text:style-name="T233">Has</text:span><text:span text:style-name="T309">ło musi posiadać co najmniej jeden znak specjalny </text:span><text:span text:style-name="T250">(w przypadku wartości </text:span><text:span text:style-name="T270">Arkana56</text:span><text:span text:style-name="T246">). </text:span><text:span text:style-name="T237">Przycisk</text:span><text:span text:style-name="T246"> Zarejestruj </text:span><text:span text:style-name="T237">jest nieaktywny</text:span><text:span text:style-name="T246">, a jego k</text:span><text:span text:style-name="T237">liknięcie nie powoduje wysłania formularza.</text:span></text:p>
      <text:p text:style-name="P224"/>
      <text:p text:style-name="P242">Warunki wyjściowe:</text:p>
      <text:p text:style-name="P114"><text:span text:style-name="T260">Użytkownik pozostaje na stronie rejestracji i widzi komunikat o błędzie poniżej </text:span><text:soft-page-break/><text:span text:style-name="T260">pola </text:span><text:span text:style-name="T258">Hasło</text:span></text:p>
      <text:p text:style-name="P259"/>
      <text:p text:style-name="P114"><text:span text:style-name="T349">#TC</text:span><text:span text:style-name="T350">6</text:span><text:span text:style-name="T349">: </text:span><text:span text:style-name="T351">Użytkownik wysyła formularz z niep</text:span><text:span text:style-name="T352">asującymi do siebie wartościami w polach </text:span><text:span text:style-name="T353">Hasło</text:span><text:span text:style-name="T352"> i </text:span><text:span text:style-name="T353">Powtórz hasło</text:span></text:p>
      <text:p text:style-name="P25"/>
      <text:p text:style-name="P153">Opis:<text:span text:style-name="T92"> Użytkownik próbuje zatwierdzić wysłanie formularza przy </text:span><text:span text:style-name="T94">podaniu </text:span><text:span text:style-name="T97">różnych od siebie danych</text:span><text:span text:style-name="T94"> o</text:span><text:span text:style-name="T92"> w pol</text:span><text:span text:style-name="T97">ach</text:span><text:span text:style-name="T92"> </text:span><text:span text:style-name="T199">Hasło </text:span><text:span text:style-name="T201">i Powtórz hasło</text:span></text:p>
      <text:p text:style-name="P153">Dane testowe:</text:p>
      <text:p text:style-name="P62">Nazwa użytkownika: <text:span text:style-name="T363">RPGFan17</text:span></text:p>
      <text:p text:style-name="P62">Adres e-mail: <text:a xlink:type="simple" xlink:href="mailto:kowalskimariusz715@gmail.com" text:style-name="Internet_20_link" text:visited-style-name="Visited_20_Internet_20_Link"><text:span text:style-name="T205">kowalskimariusz715@gmail.com</text:span></text:a></text:p>
      <text:p text:style-name="P62">Hasło: <text:span text:style-name="T379">Arkana</text:span><text:span text:style-name="T380">56$</text:span></text:p>
      <text:p text:style-name="P62">Powtórz hasło: <text:span text:style-name="T379">Arkana</text:span><text:span text:style-name="T380">565$</text:span></text:p>
      <text:p text:style-name="P153">Warunki wstępne:</text:p>
      <text:p text:style-name="P44">Użytkownik znajduje sie na stronie <text:a xlink:type="simple" xlink:href="https://localhost:3000/register" text:style-name="Internet_20_link" text:visited-style-name="Visited_20_Internet_20_Link">https://localhost:3000/register</text:a></text:p>
      <text:p text:style-name="P153">Kroki:</text:p>
      <text:p text:style-name="P44"/>
      <text:p text:style-name="P90"><text:span text:style-name="T307">1</text:span>. Uzupełnij pola <text:span text:style-name="T173">Nazwa użytkownika, Adres e-mail, </text:span><text:span text:style-name="T177">Hasło i Powtórz hasło</text:span> danymi testowymi</text:p>
      <text:p text:style-name="P100"><text:span text:style-name="T325">2</text:span>. Zaznacz opcję <text:span text:style-name="T168">Akceptuję Regulamin</text:span></text:p>
      <text:p text:style-name="P117">3. Kliknij przycisk<text:span text:style-name="T168"> Zarejestruj</text:span></text:p>
      <text:p text:style-name="P33"/>
      <text:p text:style-name="P212"/>
      <text:p text:style-name="P166"><text:span text:style-name="T206">O</text:span>czekiwany rezultat:</text:p>
      <text:p text:style-name="P265"><text:span text:style-name="T119">Wyświetlany jest komunikat </text:span><text:span text:style-name="T231">Has</text:span><text:span text:style-name="T309">ł</text:span><text:span text:style-name="T310">a</text:span><text:span text:style-name="T309"> </text:span><text:span text:style-name="T310">nie są takie same</text:span><text:span text:style-name="T246">. </text:span><text:span text:style-name="T237">Przycisk</text:span><text:span text:style-name="T246"> Zarejestruj </text:span><text:span text:style-name="T237">jest nieaktywny</text:span><text:span text:style-name="T246">, a jego k</text:span><text:span text:style-name="T237">liknięcie nie powoduje wysłania formularza.</text:span></text:p>
      <text:p text:style-name="P225"/>
      <text:p text:style-name="P243">Warunki wyjściowe:</text:p>
      <text:p text:style-name="P112"><text:span text:style-name="T260">Użytkownik pozostaje na stronie rejestracji i widzi komunikat o błędzie poniżej pola </text:span><text:span text:style-name="T261">Powtórz hasło</text:span></text:p>
      <text:p text:style-name="P252"/>
      <text:p text:style-name="P282"/>
      <text:p text:style-name="P282"/>
      <text:p text:style-name="P282"/>
      <text:p text:style-name="P282"/>
      <text:p text:style-name="P282"/>
      <text:p text:style-name="P282"/>
      <text:p text:style-name="P282"/>
      <text:p text:style-name="P282"/>
      <text:p text:style-name="P282"/>
      <text:p text:style-name="P282"><text:soft-page-break/></text:p>
      <text:p text:style-name="P282"/>
      <text:p text:style-name="P282"/>
      <text:p text:style-name="P270"><text:span text:style-name="T29">#TC</text:span><text:span text:style-name="T31">7</text:span><text:span text:style-name="T29">: </text:span><text:span text:style-name="T1">Użytkownik wysyła formularz z nieprawidłow</text:span><text:span text:style-name="T7">ym</text:span><text:span text:style-name="T1"> </text:span><text:span text:style-name="T7">e-mailem</text:span></text:p>
      <text:p text:style-name="P26"/>
      <text:p text:style-name="P154">Opis:<text:span text:style-name="T92"> Użytkownik próbuje zatwierdzić wysłanie formularza przy </text:span><text:span text:style-name="T94">podaniu </text:span><text:span text:style-name="T98">adresu e-mail</text:span><text:span text:style-name="T94"> o niewłaściw</text:span><text:span text:style-name="T96">ym</text:span><text:span text:style-name="T94"> </text:span><text:span text:style-name="T96">formacie</text:span><text:span text:style-name="T92"> w polu </text:span><text:span text:style-name="T202">Adres e-mail</text:span></text:p>
      <text:p text:style-name="P154">Dane testowe:</text:p>
      <text:p text:style-name="P63">Nazwa użytkownika: <text:span text:style-name="T363">RPGFan17</text:span></text:p>
      <text:p text:style-name="P316"><text:span text:style-name="T122">Adres e-mail: </text:span><text:span text:style-name="T141"><text:s/></text:span><text:span text:style-name="T330">testowygmail.com</text:span><text:span text:style-name="T129">, </text:span><text:span text:style-name="T330">@testowygmail.com</text:span><text:span text:style-name="T129">, </text:span><text:span text:style-name="T330">testowy@.com</text:span><text:span text:style-name="T129">, </text:span><text:a xlink:type="simple" xlink:href="mailto:testowy@gmail" text:style-name="Internet_20_link" text:visited-style-name="Visited_20_Internet_20_Link"><text:span text:style-name="T330">testowy@gmail</text:span></text:a><text:span text:style-name="T129">, </text:span><text:span text:style-name="T330">testowy@gmail.c</text:span></text:p>
      <text:p text:style-name="P63">Hasło: <text:span text:style-name="T379">Arkana</text:span><text:span text:style-name="T380">56$</text:span></text:p>
      <text:p text:style-name="P63">Powtórz hasło: <text:span text:style-name="T381">Arkana</text:span><text:span text:style-name="T382">56$</text:span></text:p>
      <text:p text:style-name="P154">Warunki wstępne:</text:p>
      <text:p text:style-name="P45">Użytkownik znajduje sie na stronie <text:a xlink:type="simple" xlink:href="https://localhost:3000/register" text:style-name="Internet_20_link" text:visited-style-name="Visited_20_Internet_20_Link">https://localhost:3000/register</text:a></text:p>
      <text:p text:style-name="P154">Kroki:</text:p>
      <text:p text:style-name="P45"/>
      <text:p text:style-name="P91"><text:span text:style-name="T307">1</text:span>. Uzupełnij pola <text:span text:style-name="T173">Nazwa użytkownika, </text:span><text:span text:style-name="T178">Hasło i Powtórz hasło</text:span> danymi testowymi</text:p>
      <text:p text:style-name="P82"><text:span text:style-name="T307">2</text:span>. <text:span text:style-name="T222">Uzupełnij pole </text:span><text:span text:style-name="T178">Adres e-mail</text:span><text:span text:style-name="T222"> pierwszą wartością </text:span><text:span text:style-name="T297">podaną w danych testowych (</text:span><text:span text:style-name="T328">testowygmail.com</text:span><text:span text:style-name="T297">)</text:span></text:p>
      <text:p text:style-name="P102"><text:span text:style-name="T307">4</text:span>. Zaznacz opcję <text:span text:style-name="T168">Akceptuję Regulamin</text:span></text:p>
      <text:p text:style-name="P118">5.<text:span text:style-name="T168"> </text:span>Kliknij przycisk<text:span text:style-name="T168"> Zarejestruj</text:span></text:p>
      <text:p text:style-name="P103"><text:span text:style-name="T325">6</text:span>. Powtórz test <text:span text:style-name="T320">tyle razy, ile wynosi liczba wartości podanych </text:span><text:span text:style-name="T324">w danych testowych</text:span><text:span text:style-name="T320"> dla pola </text:span><text:span text:style-name="T178">Adres e-mail</text:span><text:span text:style-name="T320">.</text:span> <text:span text:style-name="T324">Za każdym razem </text:span>zmie<text:span text:style-name="T324">ń</text:span> wartość z punktu <text:span text:style-name="T354">2</text:span> <text:span text:style-name="T307">na </text:span><text:span text:style-name="T311">kolejną</text:span><text:span text:style-name="T307"> podaną w danych testowych </text:span><text:span text:style-name="T311">dla pola </text:span><text:span text:style-name="T174"><text:s/></text:span><text:span text:style-name="T178">Adres e-mail</text:span></text:p>
      <text:p text:style-name="P213"/>
      <text:p text:style-name="P167"><text:span text:style-name="T206">O</text:span>czekiwany rezultat:</text:p>
      <text:p text:style-name="P288"><text:span text:style-name="T119">Wyświetlany jest komunikat </text:span><text:span text:style-name="T331">"</text:span><text:span text:style-name="T232">Podaj poprawny adres e-mail." </text:span><text:span text:style-name="T251">dla wszystkich wartości z danych testowych dotyczących pola Adres e-mail</text:span><text:span text:style-name="T246">. </text:span><text:span text:style-name="T237">Przycisk</text:span><text:span text:style-name="T246"> Zarejestruj </text:span><text:span text:style-name="T237">jest nieaktywny</text:span><text:span text:style-name="T246">, a jego k</text:span><text:span text:style-name="T237">liknięcie nie powoduje wysłania formularza.</text:span></text:p>
      <text:p text:style-name="P226"/>
      <text:p text:style-name="P244">Warunki wyjściowe:</text:p>
      <text:p text:style-name="P226"><text:span text:style-name="T175">Użytkownik pozostaje na stronie rejestracji i widzi komunikat o błędzie poniżej pola </text:span><text:span text:style-name="T178">Adres e-mail.</text:span></text:p>
      <text:p text:style-name="P252"/>
      <text:p text:style-name="P252"/>
      <text:p text:style-name="P252"/>
      <text:p text:style-name="P252"><text:soft-page-break/></text:p>
      <text:p text:style-name="P252"/>
      <text:p text:style-name="P272"><text:span text:style-name="T29">#TC</text:span><text:span text:style-name="T31">8</text:span><text:span text:style-name="T29">: </text:span><text:span text:style-name="T1">Użytkownik wysyła formularz z prawidło</text:span><text:span text:style-name="T8">wymi danymi</text:span></text:p>
      <text:p text:style-name="P27"/>
      <text:p text:style-name="P155">Opis:<text:span text:style-name="T92"> Użytkownik próbuje zatwierdzić wysłanie formularza przy </text:span><text:span text:style-name="T94">podaniu </text:span><text:span text:style-name="T99">wszystkich prawidłowych danych</text:span></text:p>
      <text:p text:style-name="P155">Dane testowe:</text:p>
      <text:p text:style-name="P56">Nazwa użytkownika: <text:span text:style-name="T172"><text:s/></text:span><text:span text:style-name="T363">RPGFan17</text:span></text:p>
      <text:p text:style-name="P317"><text:span text:style-name="T122">Adres e-mail: </text:span><text:span text:style-name="T142">kowalskimariusz715@gmail.com</text:span></text:p>
      <text:p text:style-name="P55">Hasło: <text:span text:style-name="T335">Arkana56$</text:span></text:p>
      <text:p text:style-name="P57">Powtórz hasło: <text:span text:style-name="T335">Arkana56$</text:span></text:p>
      <text:p text:style-name="P124"><text:span text:style-name="T297">L</text:span>ink do facebooka: <text:a xlink:type="simple" xlink:href="https://www.facebook.com/profile.php?id=100079329954723" text:style-name="Internet_20_link" text:visited-style-name="Visited_20_Internet_20_Link"><text:span text:style-name="T168">https://www.facebook.com/profile.php?id=100079329954723</text:span></text:a></text:p>
      <text:p text:style-name="P125">Discord: <text:s/><text:span text:style-name="T341">Ork#1234</text:span></text:p>
      <text:p text:style-name="P130"><text:span text:style-name="T343">O</text:span><text:span text:style-name="T342">pis profilu:</text:span></text:p>
      <text:p text:style-name="P258">Lorem ipsum dolor sit amet, consectetur adipiscing elit. Ut luctus urna eget mi sollicitudin consequat. Duis eget nisi lectus. Duis scelerisque libero accumsan lectus sagittis bibendum. Nunc vitae libero eu leo mollis blandit sit amet in enim. Mauris tincidunt nisl in consectetur ultrices. Lorem ipsum dolor sit amet, consectetur adipiscing elit. Quisque viverra pellentesque ligula, non hendrerit mauris elementum in. Curabitur dictum enim ac nisi condimentum, non ornare ex aliquam. Praesent vel tellus quam. Vestibulum rutrum scelerisque libero, quis rhoncus velit feugiat id. Aenean at quam blandit, scelerisque nunc sed, maximus lectus.</text:p>
      <text:p text:style-name="P258"><text:span text:style-name="T342">Vestibulum nibh purus, tempus vehicula elementum quis, imperdiet id urna. Donec non massa a massa ullamcorper pharetra. Nam maximus, sapien quis posuere varius, erat est feugiat sapien, vel sodales arcu lacus non libero. Aliquam posuere dapibus neque, vel viverra ipsum lacinia ac. Curabitur vel nunc eu massa tristique consectetur. Nam malesuada lectus s</text:span><text:span text:style-name="T344">t</text:span><text:span text:style-name="T347">t</text:span></text:p>
      <text:p text:style-name="P155">Warunki wstępne:</text:p>
      <text:p text:style-name="P46">Użytkownik znajduje sie na stronie <text:a xlink:type="simple" xlink:href="https://localhost:3000/register" text:style-name="Internet_20_link" text:visited-style-name="Visited_20_Internet_20_Link">https://localhost:3000/register</text:a></text:p>
      <text:p text:style-name="P155">Kroki:</text:p>
      <text:p text:style-name="P46"/>
      <text:p text:style-name="P92"><text:span text:style-name="T307">1</text:span>. Uzupełnij pola <text:span text:style-name="T173">Nazwa użytkownika, Adres e-mail, </text:span><text:span text:style-name="T183">Hasło, Powtórz hasło, Link do facebooka, Discord </text:span><text:span text:style-name="T193">i Opis profilu</text:span> danymi testowymi</text:p>
      <text:p text:style-name="P104"><text:span text:style-name="T383">2</text:span>. Zaznacz opcję <text:span text:style-name="T168">Akceptuję Regulamin</text:span></text:p>
      <text:p text:style-name="P123"><text:span text:style-name="T406">3</text:span>. Kliknij przycisk<text:span text:style-name="T168"> Zarejestruj</text:span></text:p>
      <text:p text:style-name="P38">4. Zaloguj się na adres e-mail podany w danych testowych</text:p>
      <text:p text:style-name="P38">5. Sprawdź czy otrzymałeś link aktywacyjny do konta</text:p>
      <text:p text:style-name="P38"><text:soft-page-break/>6. Użyj wspomnianego linku do aktywowania stworzonego konta</text:p>
      <text:p text:style-name="P214"/>
      <text:p text:style-name="P168"><text:span text:style-name="T206">O</text:span>czekiwany rezultat:</text:p>
      <text:p text:style-name="P318"><text:span text:style-name="T237">U</text:span><text:span text:style-name="T236">żytkownik otrzymuje link aktywacyjny na podany w rejestracji adres e-mail, a <text:s/>jego kliknięcie powoduje potwierdzenie utworzenia konta.</text:span></text:p>
      <text:p text:style-name="P227"/>
      <text:p text:style-name="P245">Warunki wyjściowe:</text:p>
      <text:p text:style-name="P227">Użytkownik <text:span text:style-name="T407">widzi komunikat o pomyślnym uaktywowaniu konta na ekranie rejestracji w aplikacji</text:span><text:span text:style-name="T383">.</text:span></text:p>
      <text:p text:style-name="P227"/>
      <text:p text:style-name="P273"><text:span text:style-name="T29">#TC</text:span><text:span text:style-name="T32">9</text:span><text:span text:style-name="T29">: </text:span><text:span text:style-name="T1">Użytkownik wysyła formularz z </text:span><text:span text:style-name="T9">pustymi polami</text:span></text:p>
      <text:p text:style-name="P28"/>
      <text:p text:style-name="P156">Opis:<text:span text:style-name="T92"> Użytkownik próbuje zatwierdzić wysłanie formularza </text:span><text:span text:style-name="T203">dla pustego formularza</text:span></text:p>
      <text:p text:style-name="P156">Dane testowe:</text:p>
      <text:p text:style-name="P64">Nazwa użytkownika: <text:span text:style-name="T368">-</text:span></text:p>
      <text:p text:style-name="P64">Adres e-mail: <text:span text:style-name="T329">-</text:span></text:p>
      <text:p text:style-name="P64">Hasło: <text:span text:style-name="T380">-</text:span></text:p>
      <text:p text:style-name="P64">Powtórz hasło: <text:span text:style-name="T348">-</text:span></text:p>
      <text:p text:style-name="P135">Link do facebooka: -</text:p>
      <text:p text:style-name="P135">Discord: -</text:p>
      <text:p text:style-name="P135">Opis profilu: -</text:p>
      <text:p text:style-name="P156">Warunki wstępne:</text:p>
      <text:p text:style-name="P47">Użytkownik znajduje sie na stronie <text:a xlink:type="simple" xlink:href="https://localhost:3000/register" text:style-name="Internet_20_link" text:visited-style-name="Visited_20_Internet_20_Link">https://localhost:3000/register</text:a></text:p>
      <text:p text:style-name="P156">Kroki:</text:p>
      <text:p text:style-name="P47"/>
      <text:p text:style-name="P94"><text:span text:style-name="T307">1</text:span>. <text:span text:style-name="T393">Zaznacz opcję </text:span><text:span text:style-name="T187">Akceptuję Regulamin</text:span></text:p>
      <text:p text:style-name="P119"><text:span text:style-name="T392">2</text:span>.<text:span text:style-name="T168"> </text:span>Kliknij przycisk<text:span text:style-name="T168"> Zarejestruj</text:span></text:p>
      <text:p text:style-name="P37"/>
      <text:p text:style-name="P215"/>
      <text:p text:style-name="P169"><text:span text:style-name="T206">O</text:span>czekiwany rezultat:</text:p>
      <text:p text:style-name="P305"><text:span text:style-name="T237">Przycisk</text:span><text:span text:style-name="T246"> Zarejestruj </text:span><text:span text:style-name="T237">jest nieaktywny</text:span><text:span text:style-name="T246">, a jego k</text:span><text:span text:style-name="T237">liknięcie nie powoduje wysłania formularza.</text:span></text:p>
      <text:p text:style-name="P228"/>
      <text:p text:style-name="P246">Warunki wyjściowe:</text:p>
      <text:p text:style-name="P228"><text:span text:style-name="T175">Użytkownik pozostaje na stronie rejestracji i </text:span><text:span text:style-name="T188">nie może wysł</text:span><text:span text:style-name="T190">a</text:span><text:span text:style-name="T188">ć formularza.</text:span></text:p>
      <text:p text:style-name="P227"/>
      <text:p text:style-name="P227"/>
      <text:p text:style-name="P227"/>
      <text:p text:style-name="P227"><text:soft-page-break/></text:p>
      <text:p text:style-name="P284"/>
      <text:p text:style-name="P285"/>
      <text:p text:style-name="P285"/>
      <text:p text:style-name="P274"><text:span text:style-name="T29">#TC</text:span><text:span text:style-name="T33">10</text:span><text:span text:style-name="T29">: </text:span><text:span text:style-name="T1">Użytkownik wysyła formularz z prawidłow</text:span><text:span text:style-name="T3">ą</text:span><text:span text:style-name="T1"> d</text:span><text:span text:style-name="T3">ługością hasła</text:span></text:p>
      <text:p text:style-name="P29"/>
      <text:p text:style-name="P157">Opis:<text:span text:style-name="T92"> Użytkownik próbuje zatwierdzić wysłanie formularza przy </text:span><text:span text:style-name="T94">podaniu hasła </text:span></text:p>
      <text:p text:style-name="P157"><text:span text:style-name="T94">o właściwej długości</text:span><text:span text:style-name="T92"> w polu </text:span><text:span text:style-name="T199">Hasło</text:span></text:p>
      <text:p text:style-name="P157">Dane testowe:</text:p>
      <text:p text:style-name="P67">Nazwa użytkownika: <text:span text:style-name="T172"><text:s/></text:span><text:span text:style-name="T363">RPGFan17, <text:s/></text:span><text:span text:style-name="T364">Ryu</text:span></text:p>
      <text:p text:style-name="P319"><text:span text:style-name="T122">Adres e-mail: </text:span><text:span text:style-name="T136"><text:s/></text:span><text:span text:style-name="T398">2 tymczasowe adresy e-mail</text:span></text:p>
      <text:p text:style-name="P67">Hasło: <text:span text:style-name="T298">A</text:span><text:span text:style-name="T300">1@</text:span><text:span text:style-name="T172">,</text:span></text:p>
      <text:p text:style-name="P67"><text:span text:style-name="T301">SlavicUbermenschRPGfan17@SlavicUbermenschRPGfan17@SlavicUberm</text:span><text:span text:style-name="T299">17@</text:span></text:p>
      <text:p text:style-name="P67">Powtórz hasło: <text:span text:style-name="T184">wartości w polu Hasło</text:span></text:p>
      <text:p text:style-name="P157">Warunki wstępne:</text:p>
      <text:p text:style-name="P48">Użytkownik znajduje sie na stronie <text:a xlink:type="simple" xlink:href="https://localhost:3000/register" text:style-name="Internet_20_link" text:visited-style-name="Visited_20_Internet_20_Link">https://localhost:3000/register</text:a></text:p>
      <text:p text:style-name="P157">Kroki:</text:p>
      <text:p text:style-name="P48"/>
      <text:p text:style-name="P312"><text:span text:style-name="T123">1</text:span><text:span text:style-name="T124">. Uzupełnij pola </text:span><text:span text:style-name="T138">Nazwa użytkownika</text:span><text:span text:style-name="T123"> i </text:span><text:span text:style-name="T138">Adres e-mail</text:span><text:span text:style-name="T124"> <text:s/>pierwszą wartością </text:span><text:span text:style-name="T125">podaną w danych testowych </text:span><text:span text:style-name="T126">(</text:span><text:span text:style-name="T365">RPGFan17 </text:span><text:span text:style-name="T126">dla pola </text:span><text:span text:style-name="T139">Nazwa użytkownika</text:span><text:span text:style-name="T126"> i</text:span><text:span text:style-name="T366"> <text:s/></text:span><text:span text:style-name="T401">pierwszy adres e-mail wygenerowany na stronie</text:span><text:span text:style-name="T400"> </text:span><text:span text:style-name="T399">https://temp-mail.org/pl/</text:span><text:span text:style-name="T141"> </text:span><text:span text:style-name="T126">dla pola</text:span><text:span text:style-name="T139"> Adres e-mail</text:span><text:span text:style-name="T126">)</text:span></text:p>
      <text:p text:style-name="P83"><text:span text:style-name="T307">2</text:span>. <text:span text:style-name="T222">Uzupełnij pole </text:span><text:span text:style-name="T172">Hasło</text:span><text:span text:style-name="T222"> pierwszą wartością </text:span><text:span text:style-name="T297">podaną w danych testowych (Ag)</text:span></text:p>
      <text:p text:style-name="P87">3. Uzupełnij pole <text:span text:style-name="T168">Powtórz hasło</text:span> taką samą wartością jaką podałeś w punkcie <text:span text:style-name="T405">2</text:span></text:p>
      <text:p text:style-name="P107"><text:span text:style-name="T307">4</text:span>. Zaznacz opcję <text:span text:style-name="T168">Akceptuję Regulamin</text:span></text:p>
      <text:p text:style-name="P120">5. Kliknij przycisk<text:span text:style-name="T168"> Zarejestruj</text:span></text:p>
      <text:p text:style-name="P137"><text:span text:style-name="T195">6</text:span><text:span text:style-name="T168">. </text:span><text:span text:style-name="T195">Otwórz stronę </text:span><text:a xlink:type="simple" xlink:href="https://temp-mail.org/pl/" text:style-name="Internet_20_link" text:visited-style-name="Visited_20_Internet_20_Link">https://temp-mail.org/pl/</text:a><text:span text:style-name="T402"> </text:span><text:span text:style-name="T195">i sprawdź czy w skrzynce odbiorczej tymczasowego adresu e-mail widnieje wiadomość z linkiem aktywacyjnym do konta</text:span></text:p>
      <text:p text:style-name="P107"><text:span text:style-name="T409">7</text:span>. Powtórz test <text:span text:style-name="T320">tyle razy, ile wynosi liczba wartości podanych </text:span><text:span text:style-name="T324">w danych testowych</text:span><text:span text:style-name="T320"> dla pola Hasło.</text:span> <text:span text:style-name="T324">Za każdym razem </text:span>zmie<text:span text:style-name="T324">ń</text:span> wartość z punktu <text:span text:style-name="T394">1 i</text:span> <text:span text:style-name="T354">2</text:span> <text:span text:style-name="T307">na </text:span><text:span text:style-name="T311">kolejną</text:span><text:span text:style-name="T307"> podaną w danych testowych </text:span><text:span text:style-name="T311">dla p</text:span><text:span text:style-name="T394">ól</text:span><text:span text:style-name="T311"> </text:span><text:span text:style-name="T173">Nazwa użytkownika, Adres e-mail </text:span><text:span text:style-name="T189">i</text:span><text:span text:style-name="T173"> </text:span><text:span text:style-name="T174">Hasło </text:span><text:span text:style-name="T194">(dla pola Adres e-mail wygeneruj nowy adres e-mail)</text:span><text:span text:style-name="T174">.</text:span></text:p>
      <text:p text:style-name="P216"/>
      <text:p text:style-name="P170"><text:span text:style-name="T206">O</text:span>czekiwany rezultat:</text:p>
      <text:p text:style-name="P312"><text:span text:style-name="T237">Przycisk</text:span><text:span text:style-name="T246"> Zarejestruj </text:span><text:span text:style-name="T237">jest aktywny</text:span><text:span text:style-name="T246">, a jego k</text:span><text:span text:style-name="T237">liknięcie powoduje wysłani</text:span><text:span text:style-name="T238">e</text:span><text:span text:style-name="T237"> formularza </text:span><text:span text:style-name="T238">rejestracji</text:span><text:span text:style-name="T237">.</text:span></text:p>
      <text:p text:style-name="P229"/>
      <text:p text:style-name="P247">Warunki wyjściowe:</text:p>
      <text:p text:style-name="P229"><text:soft-page-break/><text:span text:style-name="T174">Użytkownik pozostaje na stronie rejestracji, </text:span><text:span text:style-name="T183">powinien on otrzymać wiadomość z linkiem aktywacyjnym na podany w rejestracji adres e-mail.</text:span></text:p>
      <text:p text:style-name="P254"/>
      <text:p text:style-name="P254"/>
      <text:p text:style-name="P275"><text:span text:style-name="T29">#TC</text:span><text:span text:style-name="T34">11</text:span><text:span text:style-name="T29">: </text:span><text:span text:style-name="T1">Użytkownik wysyła formularz z nieprawidłow</text:span><text:span text:style-name="T7">ym</text:span><text:span text:style-name="T1"> </text:span><text:span text:style-name="T10">linkiem do facebooka</text:span></text:p>
      <text:p text:style-name="P30"/>
      <text:p text:style-name="P158">Opis:<text:span text:style-name="T92"> Użytkownik próbuje zatwierdzić wysłanie formularza przy </text:span><text:span text:style-name="T94">podaniu </text:span><text:span text:style-name="T100">linku do facebooka</text:span><text:span text:style-name="T94"> o niewłaściw</text:span><text:span text:style-name="T96">ym</text:span><text:span text:style-name="T94"> </text:span><text:span text:style-name="T96">formacie</text:span><text:span text:style-name="T92"> w polu </text:span><text:span text:style-name="T204">Link do facebooka</text:span></text:p>
      <text:p text:style-name="P158">Dane testowe:</text:p>
      <text:p text:style-name="P68">Nazwa użytkownika: <text:span text:style-name="T363">RPGFan17</text:span><text:span text:style-name="T367">66</text:span></text:p>
      <text:p text:style-name="P68">Adres e-mail: <text:span text:style-name="T205">kowalskimariusz715@gmail.com</text:span></text:p>
      <text:p text:style-name="P68">Hasło: <text:span text:style-name="T379">Arkana</text:span><text:span text:style-name="T380">56$</text:span></text:p>
      <text:p text:style-name="P68">Powtórz hasło: <text:span text:style-name="T381">Arkana</text:span><text:span text:style-name="T382">56$</text:span></text:p>
      <text:p text:style-name="P136"><text:span text:style-name="T348">L</text:span>ink do facebooka: <text:span text:style-name="T397">AAAAAAqwewe12323</text:span><text:span text:style-name="T395">, </text:span><text:span text:style-name="T397">&lt;s&gt;Profil&lt;/s&gt;</text:span><text:span text:style-name="T395">, </text:span></text:p>
      <text:p text:style-name="P320">https://allegro.pl/dzial/moda</text:p>
      <text:p text:style-name="P158">Warunki wstępne:</text:p>
      <text:p text:style-name="P49">Użytkownik znajduje sie na stronie <text:a xlink:type="simple" xlink:href="https://localhost:3000/register" text:style-name="Internet_20_link" text:visited-style-name="Visited_20_Internet_20_Link">https://localhost:3000/register</text:a></text:p>
      <text:p text:style-name="P158">Kroki:</text:p>
      <text:p text:style-name="P49"/>
      <text:p text:style-name="P95"><text:span text:style-name="T307">1</text:span>. Uzupełnij pola <text:span text:style-name="T173">Nazwa użytkownika, </text:span><text:span text:style-name="T178">Adres e-mail, Hasło i Powtórz hasło</text:span> danymi testowymi</text:p>
      <text:p text:style-name="P84"><text:span text:style-name="T307">2</text:span>. <text:span text:style-name="T222">Uzupełnij pole </text:span><text:span text:style-name="T191">Link do facebooka</text:span><text:span text:style-name="T222"> pierwszą wartością </text:span><text:span text:style-name="T297">podaną w danych testowych (</text:span><text:span text:style-name="T397">AAAAAAqwewe12323</text:span><text:span text:style-name="T297">)</text:span></text:p>
      <text:p text:style-name="P108"><text:span text:style-name="T307">4</text:span>. Zaznacz opcję <text:span text:style-name="T168">Akceptuję Regulamin</text:span></text:p>
      <text:p text:style-name="P121">5.<text:span text:style-name="T168"> </text:span>Kliknij przycisk<text:span text:style-name="T168"> Zarejestruj</text:span></text:p>
      <text:p text:style-name="P108"><text:span text:style-name="T325">6</text:span>. Powtórz test <text:span text:style-name="T320">tyle razy, ile wynosi liczba wartości podanych </text:span><text:span text:style-name="T324">w danych testowych</text:span><text:span text:style-name="T320"> dla pola </text:span><text:span text:style-name="T191">Link do facebooka</text:span><text:span text:style-name="T320">.</text:span> <text:span text:style-name="T324">Za każdym razem </text:span>zmie<text:span text:style-name="T324">ń</text:span> wartość z punktu <text:span text:style-name="T354">2</text:span> <text:span text:style-name="T307">na </text:span><text:span text:style-name="T311">kolejną</text:span><text:span text:style-name="T307"> podaną w danych testowych </text:span><text:span text:style-name="T311">dla pola </text:span><text:span text:style-name="T191">Link do facebooka.</text:span></text:p>
      <text:p text:style-name="P217"/>
      <text:p text:style-name="P171"><text:span text:style-name="T206">O</text:span>czekiwany rezultat:</text:p>
      <text:p text:style-name="P313"><text:span text:style-name="T127">Za każdym razem w</text:span><text:span text:style-name="T119">yświetlany jest komunikat </text:span><text:span text:style-name="T252">o błędzie poniżej pola </text:span><text:span text:style-name="T248">Link do facebooka</text:span><text:span text:style-name="T246">. </text:span><text:span text:style-name="T237">Przycisk</text:span><text:span text:style-name="T246"> Zarejestruj </text:span><text:span text:style-name="T237">jest nieaktywny</text:span><text:span text:style-name="T246">, a jego k</text:span><text:span text:style-name="T237">liknięcie nie powoduje wysłania formularza.</text:span></text:p>
      <text:p text:style-name="P230"/>
      <text:p text:style-name="P248">Warunki wyjściowe:</text:p>
      <text:p text:style-name="P230"><text:span text:style-name="T175">Użytkownik pozostaje na stronie rejestracji i widzi komunikat o błędzie poniżej pola </text:span><text:span text:style-name="T191">Link do facebooka</text:span><text:span text:style-name="T178">.</text:span></text:p>
      <text:p text:style-name="P254"/>
      <text:p text:style-name="P254"/>
      <text:p text:style-name="P254"><text:soft-page-break/></text:p>
      <text:p text:style-name="P254"/>
      <text:p text:style-name="P254"/>
      <text:p text:style-name="P276"><text:span text:style-name="T29">#TC</text:span><text:span text:style-name="T33">1</text:span><text:span text:style-name="T35">2</text:span><text:span text:style-name="T29">: </text:span><text:span text:style-name="T1">Użytkownik </text:span><text:span text:style-name="T11">zakłada konto o danych konta, które już istnieje</text:span></text:p>
      <text:p text:style-name="P31"/>
      <text:p text:style-name="P159">Opis:<text:span text:style-name="T92"> Użytkownik próbuje zatwierdzić wysłanie formularza przy </text:span><text:span text:style-name="T94">podaniu </text:span><text:span text:style-name="T101">danych</text:span><text:span text:style-name="T94"> </text:span><text:span text:style-name="T101">identycznych z danymi istniejącego już konta użytkownika (użyto danych z przypadku testowego #TC8). </text:span><text:span text:style-name="T406">Wymaga wykonania przypadku testowego #TC8.</text:span></text:p>
      <text:p text:style-name="P159">Dane testowe:</text:p>
      <text:p text:style-name="P69">Nazwa użytkownika: <text:span text:style-name="T172"><text:s/></text:span><text:span text:style-name="T363">RPGFan17</text:span></text:p>
      <text:p text:style-name="P314"><text:span text:style-name="T122">Adres e-mail: </text:span><text:a xlink:type="simple" xlink:href="mailto:kowalskimariusz715@gmail.com" text:style-name="Internet_20_link" text:visited-style-name="Visited_20_Internet_20_Link"><text:span text:style-name="T142">kowalskimariusz715@gmail.com</text:span></text:a></text:p>
      <text:p text:style-name="P69">Hasło: <text:span text:style-name="T335">Arkana56$</text:span></text:p>
      <text:p text:style-name="P69">Powtórz hasło: <text:span text:style-name="T335">Arkana56$</text:span></text:p>
      <text:p text:style-name="P159">Warunki wstępne:</text:p>
      <text:p text:style-name="P50">Użytkownik znajduje sie na stronie <text:a xlink:type="simple" xlink:href="https://localhost:3000/register" text:style-name="Internet_20_link" text:visited-style-name="Visited_20_Internet_20_Link">https://localhost:3000/register</text:a></text:p>
      <text:p text:style-name="P159">Kroki:</text:p>
      <text:p text:style-name="P50"/>
      <text:p text:style-name="P314"><text:span text:style-name="T123">1</text:span><text:span text:style-name="T124">. Uzupełnij pola </text:span><text:span text:style-name="T138">Nazwa użytkownika</text:span><text:span text:style-name="T123">, </text:span><text:span text:style-name="T138">Adres e-mail</text:span><text:span text:style-name="T123">, </text:span><text:span text:style-name="T140">Hasło</text:span><text:span text:style-name="T128"> i </text:span><text:span text:style-name="T140">Powtórz hasło</text:span><text:span text:style-name="T128"> danymi testowymi.</text:span></text:p>
      <text:p text:style-name="P109"><text:span text:style-name="T432">2</text:span>. Zaznacz opcję <text:span text:style-name="T168">Akceptuję Regulamin</text:span></text:p>
      <text:p text:style-name="P122"><text:span text:style-name="T432">3</text:span>. Kliknij przycisk<text:span text:style-name="T168"> Zarejestruj</text:span></text:p>
      <text:p text:style-name="P218"/>
      <text:p text:style-name="P172"><text:span text:style-name="T206">O</text:span>czekiwany rezultat:</text:p>
      <text:p text:style-name="P314"><text:span text:style-name="T237">Przycisk</text:span><text:span text:style-name="T246"> Zarejestruj </text:span><text:span text:style-name="T237">jest aktywny</text:span><text:span text:style-name="T246">, a jego k</text:span><text:span text:style-name="T237">liknięcie powoduje </text:span><text:span text:style-name="T239">wyświetlenie komunikatu o tym, że w systemie istnieje już użytkownik o podanych danych</text:span><text:span text:style-name="T237">.</text:span></text:p>
      <text:p text:style-name="P231"/>
      <text:p text:style-name="P249">Warunki wyjściowe:</text:p>
      <text:p text:style-name="P231"><text:span text:style-name="T174">Użytkownik pozostaje na stronie rejestracji </text:span><text:span text:style-name="T192">i widzi komunikat o błędzie</text:span><text:span text:style-name="T183">.</text:span></text:p>
      <text:p text:style-name="P335"/>
      <text:p text:style-name="P335"/>
      <text:p text:style-name="P335"/>
      <text:p text:style-name="P335"/>
      <text:p text:style-name="P335"/>
      <text:p text:style-name="P335"/>
      <text:p text:style-name="P335"/>
      <text:p text:style-name="P335"/>
      <text:p text:style-name="P335"/>
      <text:p text:style-name="P335"/>
      <text:p text:style-name="P335"><text:soft-page-break/></text:p>
      <text:p text:style-name="P332"><text:span text:style-name="T29"/></text:p>
      <text:p text:style-name="P332"><text:span text:style-name="T29">#TC</text:span><text:span text:style-name="T47">13</text:span><text:span text:style-name="T29">: </text:span><text:span text:style-name="T1">Użytkownik wysyła formularz </text:span><text:span text:style-name="T26">bez akceptacji Regulaminu</text:span></text:p>
      <text:p text:style-name="P344"/>
      <text:p text:style-name="P346">Opis:<text:span text:style-name="T92"> Użytkownik próbuje zatwierdzić wysłanie formularza przy </text:span><text:span text:style-name="T94">podaniu </text:span><text:span text:style-name="T99">wszystkich </text:span><text:span text:style-name="T116">wymaganych</text:span><text:span text:style-name="T99"> prawidłowych danych, </text:span><text:span text:style-name="T116">jednak bez zaakceptowania Regulaminu</text:span></text:p>
      <text:p text:style-name="P346"><text:span text:style-name="T116"/></text:p>
      <text:p text:style-name="P346">Dane testowe:</text:p>
      <text:p text:style-name="P347">Nazwa użytkownika: <text:span text:style-name="T172"><text:s/></text:span><text:span text:style-name="T363">RPGFan17</text:span></text:p>
      <text:p text:style-name="P352"><text:span text:style-name="T122">Adres e-mail: </text:span><text:span text:style-name="T142">kowalskimariusz715@gmail.com</text:span></text:p>
      <text:p text:style-name="P347">Hasło: <text:span text:style-name="T335">Arkana56$</text:span></text:p>
      <text:p text:style-name="P337">Powtórz hasło: <text:span text:style-name="T335">Arkana56$</text:span></text:p>
      <text:p text:style-name="P337"><text:span text:style-name="T335"/></text:p>
      <text:p text:style-name="P346">Warunki wstępne:</text:p>
      <text:p text:style-name="P348">Użytkownik znajduje sie na stronie <text:a xlink:type="simple" xlink:href="https://localhost:3000/register" text:style-name="Internet_20_link" text:visited-style-name="Visited_20_Internet_20_Link">https://localhost:3000/register</text:a></text:p>
      <text:p text:style-name="P346"/>
      <text:p text:style-name="P346">Kroki:</text:p>
      <text:p text:style-name="P348"/>
      <text:p text:style-name="P349"><text:span text:style-name="T307">1</text:span>. Uzupełnij pola <text:span text:style-name="T173">Nazwa użytkownika, Adres e-mail, </text:span><text:span text:style-name="T183">Hasło </text:span><text:span text:style-name="T197">i</text:span><text:span text:style-name="T183"> Powtórz hasło </text:span>danymi testowymi</text:p>
      <text:p text:style-name="P350"><text:span text:style-name="T383">2</text:span>. <text:span text:style-name="T431">Nie z</text:span>aznacz<text:span text:style-name="T431">aj</text:span> opcj<text:span text:style-name="T431">i</text:span> <text:span text:style-name="T168">Akceptuję Regulamin</text:span></text:p>
      <text:p text:style-name="P351"><text:span text:style-name="T406">3</text:span>. Kliknij przycisk<text:span text:style-name="T168"> Zarejestruj</text:span></text:p>
      <text:p text:style-name="P345"/>
      <text:p text:style-name="P338"><text:span text:style-name="T206">O</text:span><text:span text:style-name="T357">czekiwany rezultat:</text:span></text:p>
      <text:p text:style-name="P338"/>
      <text:p text:style-name="P336">Przycisk <text:span text:style-name="T168">Zarejestruj</text:span> jest niedostępny, a jego kliknięcie nie powoduje żadnej akcji (komunikat o utworzeniu konta użytkownika lub przekierowanie na inną stronę aplikacji).</text:p>
      <text:p text:style-name="P336"/>
      <text:p text:style-name="P339">Warunki wyjściowe:</text:p>
      <text:p text:style-name="P339"/>
      <text:p text:style-name="P336"><text:span text:style-name="T1">Użytkownik pozostaje na stronie rejestracji</text:span></text:p>
      <text:p text:style-name="P342"><text:span text:style-name="T220"/></text:p>
      <text:p text:style-name="P342"><text:span text:style-name="T220"/></text:p>
      <text:p text:style-name="P342"><text:span text:style-name="T220"/></text:p>
      <text:p text:style-name="P342"><text:span text:style-name="T220"/></text:p>
      <text:p text:style-name="P342"><text:span text:style-name="T220"/></text:p>
      <text:p text:style-name="P342"><text:soft-page-break/><text:span text:style-name="T220"/></text:p>
      <text:p text:style-name="P342"><text:span text:style-name="T220"/></text:p>
      <text:p text:style-name="P343"><text:span text:style-name="T220">Funkcjonalność:</text:span><text:span text:style-name="T1"> Generowanie losowych i tworzenie własnych postaci</text:span></text:p>
      <text:p text:style-name="P286"/>
      <text:p text:style-name="P277"><text:span text:style-name="T29">#TC1</text:span><text:span text:style-name="T48">4</text:span><text:span text:style-name="T29">:</text:span><text:span text:style-name="T1"> </text:span><text:span text:style-name="T12">Zalogowany użytkownik </text:span><text:span text:style-name="T13">generuje losowe statystyki postaci</text:span><text:span text:style-name="T12"> i zapisuje postać</text:span></text:p>
      <text:p text:style-name="P32"/>
      <text:p text:style-name="P160">Opis:<text:span text:style-name="T92"> </text:span><text:span text:style-name="T102">Zalogowany użytkownik tworzy postać z wykorzystaniem </text:span><text:span text:style-name="T103">metody losowego generowania statystyk postaci</text:span><text:span text:style-name="T102">, a następnie zapisuje </text:span><text:span text:style-name="T103">postać</text:span></text:p>
      <text:p text:style-name="P160">Dane testowe: -</text:p>
      <text:p text:style-name="P322"/>
      <text:p text:style-name="P160">Warunki wstępne:</text:p>
      <text:p text:style-name="P160"/>
      <text:p text:style-name="P138">Użytkownik jest zalogowany i znajduje się na stronie <text:span text:style-name="T207">https://localhost:3000/</text:span></text:p>
      <text:p text:style-name="P51"/>
      <text:p text:style-name="P160">Kroki:</text:p>
      <text:p text:style-name="P51"/>
      <text:p text:style-name="P138">1. Kliknij przycisk <text:span text:style-name="T207">Menu</text:span> w prawym górnym rogu przeglądarki</text:p>
      <text:p text:style-name="P138">2. Kliknij opcję <text:span text:style-name="T207">Postać</text:span> w <text:span text:style-name="T207">Menu</text:span></text:p>
      <text:p text:style-name="P139">3. Powtórz krok nr 1</text:p>
      <text:p text:style-name="P138">3. Kliknij przycisk <text:span text:style-name="T207">Generuj losowe statystyki</text:span></text:p>
      <text:p text:style-name="P140">4. Kliknij przycisk <text:span text:style-name="T207">Zapisz</text:span> na dole strony</text:p>
      <text:p text:style-name="P34"/>
      <text:p text:style-name="P219"/>
      <text:p text:style-name="P173"><text:span text:style-name="T206">O</text:span>czekiwany rezultat:</text:p>
      <text:p text:style-name="P232"/>
      <text:p text:style-name="P323"><text:span text:style-name="T237">P</text:span><text:span text:style-name="T236">onowne kliknięcie przycisku </text:span><text:span text:style-name="T254">Menu</text:span><text:span text:style-name="T236"> na ekranie tworzenia postaci powoduje zamknięcie wysuniętego menu.</text:span></text:p>
      <text:p text:style-name="P233">Postać zostaje zapisana, użytkownik widzi ekran opisu postaci</text:p>
      <text:p text:style-name="P232"/>
      <text:p text:style-name="P250">Warunki wyjściowe:</text:p>
      <text:p text:style-name="P250"/>
      <text:p text:style-name="P233">Użytkownik znajduje się na ekranie opisu postaci</text:p>
      <text:p text:style-name="P233"/>
      <text:p text:style-name="P233"/>
      <text:p text:style-name="P233"/>
      <text:p text:style-name="P233"/>
      <text:p text:style-name="P233"><text:soft-page-break/></text:p>
      <text:p text:style-name="P233"/>
      <text:p text:style-name="P233"/>
      <text:p text:style-name="P277"><text:span text:style-name="T29">#TC</text:span><text:span text:style-name="T48">15</text:span><text:span text:style-name="T29">:</text:span><text:span text:style-name="T1"> </text:span><text:span text:style-name="T14">Sprawdzenie </text:span><text:span text:style-name="T15">czy </text:span><text:span text:style-name="T14">opcj</text:span><text:span text:style-name="T15">a</text:span><text:span text:style-name="T14"> generowania pojedynczej cechy postaci </text:span><text:span text:style-name="T15">działa prawidłowo</text:span></text:p>
      <text:p text:style-name="P32"/>
      <text:p text:style-name="P160">Opis:<text:span text:style-name="T92"> </text:span><text:span text:style-name="T104">U</text:span><text:span text:style-name="T102">żytkownik tworzy postać z wykorzystaniem </text:span><text:span text:style-name="T103">metody </text:span><text:span text:style-name="T105">pojedyncz</text:span><text:span text:style-name="T103">ego generowania </text:span><text:span text:style-name="T105">cechy</text:span><text:span text:style-name="T103"> postaci</text:span></text:p>
      <text:p text:style-name="P160">Dane testowe: -</text:p>
      <text:p text:style-name="P322"/>
      <text:p text:style-name="P160">Warunki wstępne:</text:p>
      <text:p text:style-name="P160"/>
      <text:p text:style-name="P138">Użytkownik <text:span text:style-name="T413">jest zalogowany i</text:span> znajduje się na stronie <text:span text:style-name="T207">https://localhost:3000/</text:span></text:p>
      <text:p text:style-name="P51"/>
      <text:p text:style-name="P160">Kroki:</text:p>
      <text:p text:style-name="P51"/>
      <text:p text:style-name="P138">1. Kliknij przycisk <text:span text:style-name="T207">Menu</text:span> w prawym górnym rogu przeglądarki</text:p>
      <text:p text:style-name="P138">2. Kliknij opcję <text:span text:style-name="T207">Postać</text:span> w <text:span text:style-name="T207">Menu</text:span></text:p>
      <text:p text:style-name="P138">3. Kliknij przycisk <text:span text:style-name="T207">Generuj losowe statystyki</text:span></text:p>
      <text:p text:style-name="P141">4. Powtórz kliknięcie przycisku <draw:frame draw:style-name="fr1" draw:name="Obraz1" text:anchor-type="char" svg:x="6.71cm" svg:y="0.048cm" svg:width="0.741cm" svg:height="0.663cm" draw:z-index="0"><draw:image xlink:href="Pictures/100000000000002600000027D806C59B88686209.png" xlink:type="simple" xlink:show="embed" xlink:actuate="onLoad" draw:mime-type="image/png"/></draw:frame><text:s text:c="13"/>dla każdego pola z nazwą cechy</text:p>
      <text:p text:style-name="P140"/>
      <text:p text:style-name="P219"/>
      <text:p text:style-name="P173"><text:span text:style-name="T206">O</text:span>czekiwany rezultat:</text:p>
      <text:p text:style-name="P232"/>
      <text:p text:style-name="P324"><text:span text:style-name="T236">Z każdym kliknięciem przycisku </text:span><draw:frame draw:style-name="fr1" draw:name="Obraz2" text:anchor-type="char" svg:x="7.047cm" svg:y="0.048cm" svg:width="0.741cm" svg:height="0.663cm" draw:z-index="1"><draw:image xlink:href="Pictures/100000000000002600000027D806C59B88686209.png" xlink:type="simple" xlink:show="embed" xlink:actuate="onLoad" draw:mime-type="image/png"/></draw:frame><text:span text:style-name="T236">zostaje wygenerowana nowa cecha postaci </text:span><text:span text:style-name="T240">inna od wylosowanej za pomocą kliknięcia przycisku </text:span><text:span text:style-name="T255">Generuj losowe statystyki.</text:span></text:p>
      <text:p text:style-name="P232"/>
      <text:p text:style-name="P250">Warunki wyjściowe:</text:p>
      <text:p text:style-name="P250"/>
      <text:p text:style-name="P233">Użytkownik znajduje się na ekranie <text:span text:style-name="T414">tworzenia postaci, wszystkie statystyki postaci zostają wygenerowane.</text:span></text:p>
      <text:p text:style-name="P233"/>
      <text:p text:style-name="P233"/>
      <text:p text:style-name="P233"/>
      <text:p text:style-name="P233"/>
      <text:p text:style-name="P233"/>
      <text:p text:style-name="P233"/>
      <text:p text:style-name="P233"/>
      <text:p text:style-name="P233"><text:soft-page-break/></text:p>
      <text:p text:style-name="P233"/>
      <text:p text:style-name="P233"/>
      <text:p text:style-name="P277"><text:span text:style-name="T29">#TC</text:span><text:span text:style-name="T48">16</text:span><text:span text:style-name="T29">:</text:span><text:span text:style-name="T1"> </text:span><text:span text:style-name="T14">Sprawdzenie </text:span><text:span text:style-name="T15">czy </text:span><text:span text:style-name="T14">opcj</text:span><text:span text:style-name="T15">a</text:span><text:span text:style-name="T14"> </text:span><text:span text:style-name="T15">ręcznego</text:span><text:span text:style-name="T14"> </text:span><text:span text:style-name="T15">wyboru</text:span><text:span text:style-name="T14"> cechy postaci </text:span><text:span text:style-name="T15">działa prawidłowo</text:span></text:p>
      <text:p text:style-name="P32"/>
      <text:p text:style-name="P160">Opis:<text:span text:style-name="T92"> </text:span><text:span text:style-name="T106">U</text:span><text:span text:style-name="T102">żytkownik tworzy postać z wykorzystaniem </text:span><text:span text:style-name="T103">metody </text:span><text:span text:style-name="T106">ręcznego</text:span><text:span text:style-name="T103"> </text:span><text:span text:style-name="T106">wyboru</text:span><text:span text:style-name="T103"> statystyk postaci</text:span></text:p>
      <text:p text:style-name="P160">Dane testowe: -</text:p>
      <text:p text:style-name="P322"/>
      <text:p text:style-name="P160">Warunki wstępne:</text:p>
      <text:p text:style-name="P160"/>
      <text:p text:style-name="P138">Użytkownik <text:span text:style-name="T413">jest zalogowany i </text:span>znajduje się na stronie <text:span text:style-name="T207">https://localhost:3000/</text:span></text:p>
      <text:p text:style-name="P51"/>
      <text:p text:style-name="P160">Kroki:</text:p>
      <text:p text:style-name="P51"/>
      <text:p text:style-name="P138">1. Kliknij przycisk <text:span text:style-name="T207">Menu</text:span> w prawym górnym rogu przeglądarki</text:p>
      <text:p text:style-name="P138">2. Kliknij opcję <text:span text:style-name="T207">Postać</text:span> w <text:span text:style-name="T207">Menu</text:span></text:p>
      <text:p text:style-name="P138">3. <text:span text:style-name="T415">Kliknij pole przyporządkowane do każdej cechy postaci, a nastepnie wybierz lub wpisz wartość, która ma reprezentować daną cechę. Powtórz to działanie dla każdego pola statystyk postaci.</text:span></text:p>
      <text:p text:style-name="P140"/>
      <text:p text:style-name="P34"/>
      <text:p text:style-name="P219"/>
      <text:p text:style-name="P173"><text:span text:style-name="T206">O</text:span>czekiwany rezultat:</text:p>
      <text:p text:style-name="P232"/>
      <text:p text:style-name="P325"><text:span text:style-name="T236">Każde pole w sekcji statystyki postaci zostaje wypełnione danymi, przycisk </text:span><text:span text:style-name="T256">Z</text:span><text:span text:style-name="T254">apisz</text:span><text:span text:style-name="T236"> jest aktywny</text:span></text:p>
      <text:p text:style-name="P232"/>
      <text:p text:style-name="P250">Warunki wyjściowe:</text:p>
      <text:p text:style-name="P250"/>
      <text:p text:style-name="P233">Użytkownik znajduje się na ekranie <text:span text:style-name="T414">tworzenia postaci </text:span><text:span text:style-name="T416">i widzi</text:span><text:span text:style-name="T414"> </text:span><text:span text:style-name="T416">wygenerowane</text:span><text:span text:style-name="T414"> statystyki postaci.</text:span></text:p>
      <text:p text:style-name="P233"/>
      <text:p text:style-name="P233"/>
      <text:p text:style-name="P233"/>
      <text:p text:style-name="P233"/>
      <text:p text:style-name="P233"/>
      <text:p text:style-name="P233"/>
      <text:p text:style-name="P233"><text:soft-page-break/></text:p>
      <text:p text:style-name="P233"/>
      <text:p text:style-name="P233"/>
      <text:p text:style-name="P277"><text:span text:style-name="T29">#TC</text:span><text:span text:style-name="T48">17</text:span><text:span text:style-name="T29">:</text:span><text:span text:style-name="T1"> </text:span><text:span text:style-name="T14">Sprawdzenie </text:span><text:span text:style-name="T15">czy </text:span><text:span text:style-name="T14">opcj</text:span><text:span text:style-name="T16">e</text:span><text:span text:style-name="T14"> generowania </text:span><text:span text:style-name="T16">umiejętności bojowych</text:span><text:span text:style-name="T14"> postaci </text:span><text:span text:style-name="T15">działa</text:span><text:span text:style-name="T16">ją</text:span><text:span text:style-name="T15"> prawidłowo</text:span></text:p>
      <text:p text:style-name="P32"/>
      <text:p text:style-name="P160">Opis:<text:span text:style-name="T92"> </text:span><text:span text:style-name="T104">U</text:span><text:span text:style-name="T102">żytkownik </text:span><text:span text:style-name="T107">generuje na nowo umiejętności bojowe postaci (statystyki bazowe i obecne) </text:span></text:p>
      <text:p text:style-name="P160">Dane testowe: -</text:p>
      <text:p text:style-name="P322"/>
      <text:p text:style-name="P160">Warunki wstępne:</text:p>
      <text:p text:style-name="P160"/>
      <text:p text:style-name="P138">Użytkownik <text:span text:style-name="T413">jest zalogowany i</text:span> znajduje się na stronie <text:span text:style-name="T207">https://localhost:3000/</text:span></text:p>
      <text:p text:style-name="P51"/>
      <text:p text:style-name="P160">Kroki:</text:p>
      <text:p text:style-name="P51"/>
      <text:p text:style-name="P138">1. Kliknij przycisk <text:span text:style-name="T207">Menu</text:span> w prawym górnym rogu przeglądarki</text:p>
      <text:p text:style-name="P138">2. Kliknij opcję <text:span text:style-name="T207">Postać</text:span> w <text:span text:style-name="T207">Menu</text:span></text:p>
      <text:p text:style-name="P138">3. Kliknij przycisk <text:span text:style-name="T207">Generuj losowe statystyki</text:span></text:p>
      <text:p text:style-name="P141">4. <text:span text:style-name="T416">Kliknij przycisk </text:span><text:span text:style-name="T214">Wylosuj statystyki Bazowe</text:span></text:p>
      <text:p text:style-name="P142">5. Kliknij przycisk <text:span text:style-name="T207">Wylosuj statystyki Obecne</text:span></text:p>
      <text:p text:style-name="P140"/>
      <text:p text:style-name="P219"/>
      <text:p text:style-name="P173"><text:span text:style-name="T206">O</text:span>czekiwany rezultat:</text:p>
      <text:p text:style-name="P232"/>
      <text:p text:style-name="P326"><text:span text:style-name="T241">K</text:span><text:span text:style-name="T236">liknięcie przycisku</text:span><text:span text:style-name="T254"> Wylosuj statystyki Bazowe </text:span><text:span text:style-name="T236">powoduje zmianę wartości w sekcji</text:span><text:span text:style-name="T254"> Baza. </text:span><text:span text:style-name="T236">Kliknięcie</text:span><text:span text:style-name="T254"> </text:span><text:span text:style-name="T236">przycisku </text:span><text:span text:style-name="T254">Wylosuj statystyki Obecne </text:span><text:span text:style-name="T236">powoduje zmianę wartości w sekcji</text:span><text:span text:style-name="T254"> Obecnie. </text:span><text:span text:style-name="T236">Przycisk</text:span><text:span text:style-name="T254"> Zapisz </text:span><text:span text:style-name="T236">jest aktywny.</text:span></text:p>
      <text:p text:style-name="P232"/>
      <text:p text:style-name="P250">Warunki wyjściowe:</text:p>
      <text:p text:style-name="P250"/>
      <text:p text:style-name="P233">Użytkownik znajduje się na ekranie <text:span text:style-name="T414">tworzenia postaci </text:span><text:span text:style-name="T416">i widzi</text:span><text:span text:style-name="T414"> </text:span><text:span text:style-name="T416">wygenerowane</text:span><text:span text:style-name="T414"> statystyki postaci.</text:span></text:p>
      <text:p text:style-name="P233"/>
      <text:p text:style-name="P233"/>
      <text:p text:style-name="P233"/>
      <text:p text:style-name="P233"/>
      <text:p text:style-name="P233"/>
      <text:p text:style-name="P233"/>
      <text:p text:style-name="P233"><text:soft-page-break/></text:p>
      <text:p text:style-name="P233"/>
      <text:p text:style-name="P233"/>
      <text:p text:style-name="P277"><text:span text:style-name="T29">#TC</text:span><text:span text:style-name="T48">18</text:span><text:span text:style-name="T29">:</text:span><text:span text:style-name="T1"> </text:span><text:span text:style-name="T17">Niez</text:span><text:span text:style-name="T12">alogowany użytkownik </text:span><text:span text:style-name="T13">generuje losowe statystyki postaci</text:span><text:span text:style-name="T12"> i </text:span><text:span text:style-name="T17">próbuje </text:span><text:span text:style-name="T12">zapis</text:span><text:span text:style-name="T17">ać</text:span><text:span text:style-name="T12"> postać</text:span></text:p>
      <text:p text:style-name="P32"/>
      <text:p text:style-name="P160">Opis:<text:span text:style-name="T92"> </text:span><text:span text:style-name="T108">Niez</text:span><text:span text:style-name="T102">alogowany użytkownik tworzy postać z wykorzystaniem </text:span><text:span text:style-name="T103">metody losowego generowania statystyk postaci</text:span><text:span text:style-name="T102">, a następnie </text:span><text:span text:style-name="T108">próbuje</text:span><text:span text:style-name="T102"> zapis</text:span><text:span text:style-name="T108">ać</text:span><text:span text:style-name="T102"> </text:span><text:span text:style-name="T103">postać</text:span></text:p>
      <text:p text:style-name="P160">Dane testowe: -</text:p>
      <text:p text:style-name="P322"/>
      <text:p text:style-name="P160">Warunki wstępne:</text:p>
      <text:p text:style-name="P160"/>
      <text:p text:style-name="P138">Użytkownik znajduje się na stronie <text:span text:style-name="T207">https://localhost:3000/</text:span></text:p>
      <text:p text:style-name="P51"/>
      <text:p text:style-name="P160">Kroki:</text:p>
      <text:p text:style-name="P51"/>
      <text:p text:style-name="P138">1. Kliknij przycisk <text:span text:style-name="T207">Menu</text:span> w prawym górnym rogu przeglądarki</text:p>
      <text:p text:style-name="P138">2. Kliknij opcję <text:span text:style-name="T207">Postać</text:span> w <text:span text:style-name="T207">Menu</text:span></text:p>
      <text:p text:style-name="P138">3. Kliknij przycisk <text:span text:style-name="T207">Generuj losowe statystyki</text:span></text:p>
      <text:p text:style-name="P140">4. Kliknij przycisk <text:span text:style-name="T207">Zapisz</text:span> na dole strony</text:p>
      <text:p text:style-name="P34"/>
      <text:p text:style-name="P219"/>
      <text:p text:style-name="P173"><text:span text:style-name="T206">O</text:span>czekiwany rezultat:</text:p>
      <text:p text:style-name="P232"/>
      <text:p text:style-name="P327"><text:span text:style-name="T236">Użytkownik widzi komunikat </text:span><text:span text:style-name="T272">Aby zapisać postać w bazie danych, musisz być zalogowany </text:span><text:span text:style-name="T242">na ekranie tworzenia postaci</text:span><text:span text:style-name="T236">.</text:span><text:span text:style-name="T272"> </text:span><text:span text:style-name="T236">Poniżej komunikatu wyświetlany jest napis o treści </text:span><text:span text:style-name="T254">Zaloguj się.</text:span></text:p>
      <text:p text:style-name="P198"><text:span text:style-name="T276">Kliknięcie przycisku </text:span><text:span text:style-name="T254">Zapisz</text:span><text:span text:style-name="T276"> nie powoduje zapisania postaci, przycisk jest wyszarzony (nieaktywny).</text:span></text:p>
      <text:p text:style-name="P232"/>
      <text:p text:style-name="P250">Warunki wyjściowe:</text:p>
      <text:p text:style-name="P250"/>
      <text:p text:style-name="P233">Użytkownik znajduje się na ekranie <text:span text:style-name="T417">tworzenia postaci.</text:span></text:p>
      <text:p text:style-name="P233"/>
      <text:p text:style-name="P233"/>
      <text:p text:style-name="P233"/>
      <text:p text:style-name="P233"/>
      <text:p text:style-name="P233"/>
      <text:p text:style-name="P233"/>
      <text:p text:style-name="P233"><text:soft-page-break/></text:p>
      <text:p text:style-name="P233"/>
      <text:p text:style-name="P233"/>
      <text:p text:style-name="P277"><text:span text:style-name="T29">#TC</text:span><text:span text:style-name="T48">19</text:span><text:span text:style-name="T29">:</text:span><text:span text:style-name="T1"> </text:span><text:span text:style-name="T17">Niez</text:span><text:span text:style-name="T12">alogowany użytkownik </text:span><text:span text:style-name="T18">przechodzi do tworzenia</text:span><text:span text:style-name="T13"> postaci, </text:span><text:span text:style-name="T17">loguje się</text:span><text:span text:style-name="T12"> i </text:span><text:span text:style-name="T17">próbuje </text:span><text:span text:style-name="T12">zapis</text:span><text:span text:style-name="T17">ać</text:span><text:span text:style-name="T12"> postać</text:span></text:p>
      <text:p text:style-name="P32"/>
      <text:p text:style-name="P160">Opis:<text:span text:style-name="T92"> </text:span><text:span text:style-name="T108">Niez</text:span><text:span text:style-name="T102">alogowany użytkownik tworzy postać z wykorzystaniem </text:span><text:span text:style-name="T103">metody losowego generowania statystyk postaci</text:span><text:span text:style-name="T102">, </text:span><text:span text:style-name="T108">loguje się na swoje konto, </text:span><text:span text:style-name="T102">a następnie zapisuje </text:span><text:span text:style-name="T103">postać</text:span></text:p>
      <text:p text:style-name="P160">Dane testowe: </text:p>
      <text:p text:style-name="P160"/>
      <text:p text:style-name="P182"><text:span text:style-name="T198">Nazwa użytkownika:</text:span> <text:span text:style-name="T92">Ryuuken</text:span></text:p>
      <text:p text:style-name="P182"><text:span text:style-name="T198">Hasło:</text:span> <text:span text:style-name="T92">Testing_71@</text:span></text:p>
      <text:p text:style-name="P322"/>
      <text:p text:style-name="P160">Warunki wstępne:</text:p>
      <text:p text:style-name="P160"/>
      <text:p text:style-name="P138">Użytkownik znajduje się na stronie <text:span text:style-name="T207">https://localhost:3000/</text:span></text:p>
      <text:p text:style-name="P51"/>
      <text:p text:style-name="P160">Kroki:</text:p>
      <text:p text:style-name="P51"/>
      <text:p text:style-name="P138">1. Kliknij przycisk <text:span text:style-name="T207">Menu</text:span> w prawym górnym rogu przeglądarki</text:p>
      <text:p text:style-name="P138">2. Kliknij opcję <text:span text:style-name="T207">Postać</text:span> w <text:span text:style-name="T207">Menu</text:span></text:p>
      <text:p text:style-name="P143">3. Kliknij opcję<text:span text:style-name="T207"> Zaloguj się </text:span>poniżej komunikatu<text:span text:style-name="T207"> </text:span><text:span text:style-name="T274">Aby zapisać postać w bazie danych, musisz być zalogowany.</text:span></text:p>
      <text:p text:style-name="P143"><text:span text:style-name="T262">4. </text:span><text:span text:style-name="T257">Zaloguj się z użyciem danych podanych w danych testowych</text:span></text:p>
      <text:p text:style-name="P234">5. Powtórz instrukcję zawartą w punkcie 2</text:p>
      <text:p text:style-name="P138"><text:span text:style-name="T418">5</text:span>. Kliknij przycisk <text:span text:style-name="T207">Generuj losowe statystyki</text:span></text:p>
      <text:p text:style-name="P140">4. Kliknij przycisk <text:span text:style-name="T207">Zapisz</text:span> na dole strony</text:p>
      <text:p text:style-name="P34"/>
      <text:p text:style-name="P219"/>
      <text:p text:style-name="P173"><text:span text:style-name="T206">O</text:span>czekiwany rezultat:</text:p>
      <text:p text:style-name="P232"/>
      <text:p text:style-name="P199"><text:span text:style-name="T276">Po kliknięciu opcji</text:span><text:span text:style-name="T254"> Zaloguj się, </text:span><text:span text:style-name="T276">użytkownik zostaje przekierowany do strony logowania, logując się przechodzi do strony głównej z wysuniętym</text:span><text:span text:style-name="T254"> Menu</text:span><text:span text:style-name="T276">,</text:span><text:span text:style-name="T254"> </text:span><text:span text:style-name="T276">skąd może przejść do ekranu tworzenia postaci. Wygenerowanie wszystkich statystyk postaci i kliknięcie przycisku</text:span><text:span text:style-name="T254"> Zapisz </text:span><text:span text:style-name="T276">powoduje zapisanie postaci w bazie danych.</text:span></text:p>
      <text:p text:style-name="P232"/>
      <text:p text:style-name="P250">Warunki wyjściowe:</text:p>
      <text:p text:style-name="P250"><text:soft-page-break/></text:p>
      <text:p text:style-name="P233">Użytkownik znajduje się na ekranie <text:span text:style-name="T418">opisu</text:span><text:span text:style-name="T417"> postaci.</text:span></text:p>
      <text:p text:style-name="P233"/>
      <text:p text:style-name="P340"><text:span text:style-name="T220">Funkcjonalność:</text:span><text:span text:style-name="T1"> Stworzenie nowej historii</text:span></text:p>
      <text:p text:style-name="P286"/>
      <text:p text:style-name="P277"><text:span text:style-name="T29">#TC</text:span><text:span text:style-name="T48">20</text:span><text:span text:style-name="T29">:</text:span><text:span text:style-name="T1"> </text:span><text:span text:style-name="T12">Zalogowany użytkownik </text:span><text:span text:style-name="T19">tworzy nową historię, a następnie </text:span><text:span text:style-name="T12">zapisuje </text:span><text:span text:style-name="T19">ją</text:span></text:p>
      <text:p text:style-name="P32"/>
      <text:p text:style-name="P160">Opis:<text:span text:style-name="T92"> </text:span><text:span text:style-name="T102">Zalogowany użytkownik tworzy </text:span><text:span text:style-name="T109">nową historię</text:span><text:span text:style-name="T102"> </text:span><text:span text:style-name="T109">podając wszystkie wymagane dane</text:span><text:span text:style-name="T102">, a następnie zapisuje </text:span><text:span text:style-name="T109">ją</text:span></text:p>
      <text:p text:style-name="P160">Dane testowe:</text:p>
      <text:p text:style-name="P144"><text:span text:style-name="T168">Dzień:</text:span> 20</text:p>
      <text:p text:style-name="P144"><text:span text:style-name="T168">Miesiąc:</text:span> Nachexen</text:p>
      <text:p text:style-name="P144"><text:span text:style-name="T168">Rok:</text:span> 2652</text:p>
      <text:p text:style-name="P144"><text:span text:style-name="T168">Tytuł:</text:span> Przybycie</text:p>
      <text:p text:style-name="P144"><text:span text:style-name="T168">Miejsce:</text:span> Ahlenhof</text:p>
      <text:p text:style-name="P144"><text:span text:style-name="T168">Opis:</text:span> Początek</text:p>
      <text:p text:style-name="P322"/>
      <text:p text:style-name="P160">Warunki wstępne:</text:p>
      <text:p text:style-name="P160"/>
      <text:p text:style-name="P138">Użytkownik jest zalogowany i znajduje się na stronie <text:span text:style-name="T207">https://localhost:3000/</text:span></text:p>
      <text:p text:style-name="P51"/>
      <text:p text:style-name="P160">Kroki:</text:p>
      <text:p text:style-name="P51"/>
      <text:p text:style-name="P138">1. Kliknij przycisk <text:span text:style-name="T207">Menu</text:span> w prawym górnym rogu przeglądarki</text:p>
      <text:p text:style-name="P138">2. Kliknij opcję <text:span text:style-name="T215">Historię</text:span> w <text:span text:style-name="T207">Menu</text:span></text:p>
      <text:p text:style-name="P139">3. <text:span text:style-name="T419">Uzupełnij </text:span><text:span text:style-name="T420">pola danymi testowymi</text:span></text:p>
      <text:p text:style-name="P138"><text:span text:style-name="T421">4</text:span>. Kliknij przycisk <text:span text:style-name="T216">Zapisz</text:span></text:p>
      <text:p text:style-name="P140"><text:span text:style-name="T421">5</text:span>. Kliknij p<text:span text:style-name="T420">oza obszarem okna z podglądem historii</text:span></text:p>
      <text:p text:style-name="P34"/>
      <text:p text:style-name="P219"/>
      <text:p text:style-name="P173"><text:span text:style-name="T206">O</text:span>czekiwany rezultat:</text:p>
      <text:p text:style-name="P235"/>
      <text:p text:style-name="P328"><text:span text:style-name="T243">Historia </text:span><text:span text:style-name="T236">zostaje zapisana</text:span></text:p>
      <text:p text:style-name="P232"/>
      <text:p text:style-name="P250">Warunki wyjściowe:</text:p>
      <text:p text:style-name="P250"/>
      <text:p text:style-name="P233">Użytkownik znajduje się na ekranie, <text:span text:style-name="T420">który zawiera katolog stworzonych przez niego historii.</text:span></text:p>
      <text:p text:style-name="P233"><text:soft-page-break/></text:p>
      <text:p text:style-name="P233"/>
      <text:p text:style-name="P233"/>
      <text:p text:style-name="P277"><text:span text:style-name="T29">#TC</text:span><text:span text:style-name="T41">2</text:span><text:span text:style-name="T48">1</text:span><text:span text:style-name="T29">:</text:span><text:span text:style-name="T1"> </text:span><text:span text:style-name="T17">Niez</text:span><text:span text:style-name="T12">alogowany użytkownik </text:span><text:span text:style-name="T20">uzupełnia dane o historii</text:span><text:span text:style-name="T12"> i </text:span><text:span text:style-name="T17">próbuje </text:span><text:span text:style-name="T20">ją </text:span><text:span text:style-name="T12">zapis</text:span><text:span text:style-name="T17">ać</text:span></text:p>
      <text:p text:style-name="P32"/>
      <text:p text:style-name="P160">Opis:<text:span text:style-name="T92"> </text:span><text:span text:style-name="T108">Niez</text:span><text:span text:style-name="T102">alogowany użytkownik tworzy </text:span><text:span text:style-name="T110">tworzy nową historię</text:span><text:span text:style-name="T102">, a następnie </text:span><text:span text:style-name="T108">próbuje </text:span><text:span text:style-name="T110">ją</text:span><text:span text:style-name="T102"> zapis</text:span><text:span text:style-name="T108">ać</text:span></text:p>
      <text:p text:style-name="P160">Dane testowe:</text:p>
      <text:p text:style-name="P144"><text:span text:style-name="T168">Dzień:</text:span> 2<text:span text:style-name="T422">5</text:span></text:p>
      <text:p text:style-name="P144"><text:span text:style-name="T168">Miesiąc:</text:span> Nachexen</text:p>
      <text:p text:style-name="P144"><text:span text:style-name="T168">Rok:</text:span> 265<text:span text:style-name="T422">7</text:span></text:p>
      <text:p text:style-name="P144"><text:span text:style-name="T168">Tytuł:</text:span> Przybycie</text:p>
      <text:p text:style-name="P144"><text:span text:style-name="T168">Miejsce:</text:span> Ahlenhof</text:p>
      <text:p text:style-name="P144"><text:span text:style-name="T168">Opis:</text:span> Początek</text:p>
      <text:p text:style-name="P322"/>
      <text:p text:style-name="P160">Warunki wstępne:</text:p>
      <text:p text:style-name="P160"/>
      <text:p text:style-name="P138">Użytkownik znajduje się na stronie <text:span text:style-name="T207">https://localhost:3000/</text:span></text:p>
      <text:p text:style-name="P51"/>
      <text:p text:style-name="P160">Kroki:</text:p>
      <text:p text:style-name="P51"/>
      <text:p text:style-name="P138">1. Kliknij przycisk <text:span text:style-name="T207">Menu</text:span> w prawym górnym rogu przeglądarki</text:p>
      <text:p text:style-name="P138">2. Kliknij opcję <text:span text:style-name="T215">Historię</text:span> w <text:span text:style-name="T207">Menu</text:span></text:p>
      <text:p text:style-name="P139">3. <text:span text:style-name="T419">Uzupełnij </text:span><text:span text:style-name="T420">pola danymi testowymi</text:span></text:p>
      <text:p text:style-name="P138">3. Kliknij przycisk <text:span text:style-name="T216">Zapisz</text:span></text:p>
      <text:p text:style-name="P34"/>
      <text:p text:style-name="P219"/>
      <text:p text:style-name="P173"><text:span text:style-name="T206">O</text:span>czekiwany rezultat:</text:p>
      <text:p text:style-name="P232"/>
      <text:p text:style-name="P327"><text:span text:style-name="T236">Użytkownik widzi komunikat </text:span><text:span text:style-name="T272">Aby zapisać </text:span><text:span text:style-name="T273">historię</text:span><text:span text:style-name="T272">, musisz być zalogowany. </text:span><text:span text:style-name="T244">na ekranie tworzenia historii</text:span><text:span text:style-name="T236">.</text:span><text:span text:style-name="T272"> </text:span><text:span text:style-name="T236">Poniżej komunikatu wyświetlany jest napis o treści </text:span><text:span text:style-name="T254">Zaloguj się.</text:span></text:p>
      <text:p text:style-name="P198"><text:span text:style-name="T276">Kliknięcie przycisku </text:span><text:span text:style-name="T254">Zapisz</text:span><text:span text:style-name="T276"> nie powoduje zapisania </text:span><text:span text:style-name="T277">historii</text:span><text:span text:style-name="T276">, przycisk jest wyszarzony (nieaktywny).</text:span></text:p>
      <text:p text:style-name="P232"/>
      <text:p text:style-name="P250">Warunki wyjściowe:</text:p>
      <text:p text:style-name="P250"/>
      <text:p text:style-name="P233">Użytkownik znajduje się na ekranie <text:span text:style-name="T417">tworzenia </text:span><text:span text:style-name="T423">historii</text:span><text:span text:style-name="T417">.</text:span></text:p>
      <text:p text:style-name="P233"><text:soft-page-break/></text:p>
      <text:p text:style-name="P233"/>
      <text:p text:style-name="P277"><text:span text:style-name="T29">#TC</text:span><text:span text:style-name="T48">22</text:span><text:span text:style-name="T29">:</text:span><text:span text:style-name="T1"> </text:span><text:span text:style-name="T17">Niez</text:span><text:span text:style-name="T12">alogowany użytkownik </text:span><text:span text:style-name="T18">przechodzi do tworzenia</text:span><text:span text:style-name="T13"> </text:span><text:span text:style-name="T21">histor</text:span><text:span text:style-name="T13">i</text:span><text:span text:style-name="T21">i</text:span><text:span text:style-name="T13">, </text:span><text:span text:style-name="T17">loguje się</text:span><text:span text:style-name="T12"> i </text:span><text:span text:style-name="T17">próbuje </text:span><text:span text:style-name="T12">zapis</text:span><text:span text:style-name="T17">ać</text:span><text:span text:style-name="T12"> </text:span><text:span text:style-name="T21">historię</text:span></text:p>
      <text:p text:style-name="P32"/>
      <text:p text:style-name="P160">Opis:<text:span text:style-name="T92"> </text:span><text:span text:style-name="T108">Niez</text:span><text:span text:style-name="T102">alogowany użytkownik tworzy </text:span><text:span text:style-name="T111">historię</text:span><text:span text:style-name="T102">, </text:span><text:span text:style-name="T108">loguje się na swoje konto, </text:span><text:span text:style-name="T102">a następnie zapisuje </text:span><text:span text:style-name="T111">historię</text:span></text:p>
      <text:p text:style-name="P160">Dane testowe: </text:p>
      <text:p text:style-name="P144"><text:span text:style-name="T168">Dzień:</text:span> 2<text:span text:style-name="T423">8</text:span></text:p>
      <text:p text:style-name="P144"><text:span text:style-name="T168">Miesiąc:</text:span> Nachexen</text:p>
      <text:p text:style-name="P144"><text:span text:style-name="T168">Rok:</text:span> 265<text:span text:style-name="T423">8</text:span></text:p>
      <text:p text:style-name="P144"><text:span text:style-name="T168">Tytuł:</text:span> Przybycie</text:p>
      <text:p text:style-name="P144"><text:span text:style-name="T168">Miejsce:</text:span> Ahlenhof</text:p>
      <text:p text:style-name="P144"><text:span text:style-name="T168">Opis:</text:span> Początek</text:p>
      <text:p text:style-name="P144"/>
      <text:p text:style-name="P182"><text:span text:style-name="T198">Nazwa użytkownika:</text:span> <text:span text:style-name="T92">Ryuuken</text:span></text:p>
      <text:p text:style-name="P182"><text:span text:style-name="T198">Hasło:</text:span> <text:span text:style-name="T92">Testing_71@</text:span></text:p>
      <text:p text:style-name="P322"/>
      <text:p text:style-name="P160">Warunki wstępne:</text:p>
      <text:p text:style-name="P160"/>
      <text:p text:style-name="P138">Użytkownik znajduje się na stronie <text:span text:style-name="T207">https://localhost:3000/</text:span></text:p>
      <text:p text:style-name="P51"/>
      <text:p text:style-name="P160">Kroki:</text:p>
      <text:p text:style-name="P51"/>
      <text:p text:style-name="P138">1. Kliknij przycisk <text:span text:style-name="T207">Menu</text:span> w prawym górnym rogu przeglądarki</text:p>
      <text:p text:style-name="P138">2. Kliknij opcję <text:span text:style-name="T217">Historię</text:span> w <text:span text:style-name="T207">Menu</text:span></text:p>
      <text:p text:style-name="P143">3. Kliknij opcję<text:span text:style-name="T207"> Zaloguj się </text:span>poniżej komunikatu<text:span text:style-name="T207"> </text:span><text:span text:style-name="T274">Aby zapisać </text:span><text:span text:style-name="T275">historię</text:span><text:span text:style-name="T274">, musisz być zalogowany.</text:span></text:p>
      <text:p text:style-name="P143"><text:span text:style-name="T262">4. </text:span><text:span text:style-name="T257">Zaloguj się </text:span><text:span text:style-name="T263">wpisując na ekranie logowania nazwę użytkownika i hasło</text:span></text:p>
      <text:p text:style-name="P145"><text:span text:style-name="T263">5. </text:span><text:span text:style-name="T257">Powtórz krok 2 testu</text:span></text:p>
      <text:p text:style-name="P138"><text:span text:style-name="T424">6</text:span>. <text:span text:style-name="T425">Uzupełnij pola Dzień, Miesiąc, Rok, Miejsce, Tytuł i Opis historii danymi testowymi</text:span></text:p>
      <text:p text:style-name="P140"><text:span text:style-name="T424">7</text:span>. Kliknij przycisk <text:span text:style-name="T207">Zapisz</text:span></text:p>
      <text:p text:style-name="P140"><text:span text:style-name="T424">8</text:span>. Kliknij p<text:span text:style-name="T420">oza obszarem okna z podglądem historii</text:span></text:p>
      <text:p text:style-name="P34"/>
      <text:p text:style-name="P219"/>
      <text:p text:style-name="P173"><text:span text:style-name="T206">O</text:span>czekiwany rezultat:</text:p>
      <text:p text:style-name="P232"/>
      <text:p text:style-name="P199"><text:span text:style-name="T278">Historia </text:span><text:span text:style-name="T279">zostaje zapisana</text:span><text:span text:style-name="T276">.</text:span></text:p>
      <text:p text:style-name="P232"><text:soft-page-break/></text:p>
      <text:p text:style-name="P250">Warunki wyjściowe:</text:p>
      <text:p text:style-name="P250"/>
      <text:p text:style-name="P233">Użytkownik znajduje się na ekranie, <text:span text:style-name="T420">który zawiera katolog stworzonych przez niego historii.</text:span></text:p>
      <text:p text:style-name="P277"><text:span text:style-name="T29"/></text:p>
      <text:p text:style-name="P277"><text:span text:style-name="T29">#TC</text:span><text:span text:style-name="T48">23</text:span><text:span text:style-name="T29">:</text:span><text:span text:style-name="T1"> </text:span><text:span text:style-name="T12">Zalogowany użytkownik </text:span><text:span text:style-name="T22">próbuje zapisać historię nie podając wszystkich wymaganych danych</text:span></text:p>
      <text:p text:style-name="P32"/>
      <text:p text:style-name="P160">Opis:<text:span text:style-name="T92"> </text:span><text:span text:style-name="T102">Zalogowany użytkownik tworzy </text:span><text:span text:style-name="T109">nową historię</text:span><text:span text:style-name="T102"> </text:span><text:span text:style-name="T112">bez </text:span><text:span text:style-name="T109">poda</text:span><text:span text:style-name="T112">nia</text:span><text:span text:style-name="T109"> wszystki</text:span><text:span text:style-name="T112">ch</text:span><text:span text:style-name="T109"> wymagan</text:span><text:span text:style-name="T112">ych</text:span><text:span text:style-name="T109"> dan</text:span><text:span text:style-name="T112">ych</text:span><text:span text:style-name="T102">, a następnie </text:span><text:span text:style-name="T112">próbuje ją </text:span><text:span text:style-name="T102">zapis</text:span><text:span text:style-name="T112">ać</text:span></text:p>
      <text:p text:style-name="P160">Dane testowe:</text:p>
      <text:p text:style-name="P144"><text:span text:style-name="T168">Dzień:</text:span> 20</text:p>
      <text:p text:style-name="P144"><text:span text:style-name="T168">Miesiąc:</text:span> Nachexen</text:p>
      <text:p text:style-name="P144"><text:span text:style-name="T168">Rok:</text:span> 2652</text:p>
      <text:p text:style-name="P144"><text:span text:style-name="T168">Tytuł:</text:span> Przybycie</text:p>
      <text:p text:style-name="P144"><text:span text:style-name="T168">Miejsce:</text:span> Ahlenhof</text:p>
      <text:p text:style-name="P144"><text:span text:style-name="T168">Opis:</text:span> Początek</text:p>
      <text:p text:style-name="P322"/>
      <text:p text:style-name="P160">Warunki wstępne:</text:p>
      <text:p text:style-name="P160"/>
      <text:p text:style-name="P138">Użytkownik jest zalogowany i znajduje się na stronie <text:span text:style-name="T207">https://localhost:3000/</text:span></text:p>
      <text:p text:style-name="P51"/>
      <text:p text:style-name="P160">Kroki:</text:p>
      <text:p text:style-name="P51"/>
      <text:p text:style-name="P138">1. Kliknij przycisk <text:span text:style-name="T207">Menu</text:span> w prawym górnym rogu przeglądarki</text:p>
      <text:p text:style-name="P138">2. Kliknij opcję <text:span text:style-name="T215">Historię</text:span> w <text:span text:style-name="T207">Menu</text:span></text:p>
      <text:p text:style-name="P139">3. <text:span text:style-name="T419">Uzupełnij </text:span><text:span text:style-name="T420">pola danymi testowymi </text:span><text:span text:style-name="T427">bez podawania danych dla pola </text:span><text:span text:style-name="T196">Dzień</text:span></text:p>
      <text:p text:style-name="P138"><text:span text:style-name="T421">4</text:span>. Kliknij przycisk <text:span text:style-name="T216">Zapisz</text:span></text:p>
      <text:p text:style-name="P140"><text:span text:style-name="T421">5</text:span>. <text:span text:style-name="T426">Powtórz test tyle razy, ile wynosi liczba danych testowych dla poszczególnych pól, zmieniając za każdym razem nazwę pola w punkcie 2</text:span></text:p>
      <text:p text:style-name="P34"/>
      <text:p text:style-name="P219"/>
      <text:p text:style-name="P173"><text:span text:style-name="T206">O</text:span>czekiwany rezultat:</text:p>
      <text:p text:style-name="P235"/>
      <text:p text:style-name="P236">Za każdym razem pojawia się komunikat informujący użytkownika o konieczności uzupełnienia brakujących danych, historia nie zostaje zapisana.</text:p>
      <text:p text:style-name="P232"/>
      <text:p text:style-name="P250">Warunki wyjściowe:</text:p>
      <text:p text:style-name="P250"><text:soft-page-break/></text:p>
      <text:p text:style-name="P233">Użytkownik znajduje się na ekranie <text:span text:style-name="T426">tworzenia historii i widzi komunikat o błędzie</text:span><text:span text:style-name="T420">.</text:span></text:p>
      <text:p text:style-name="P277"><text:span text:style-name="T29"/></text:p>
      <text:p text:style-name="P277"><text:span text:style-name="T29">#TC</text:span><text:span text:style-name="T48">24</text:span><text:span text:style-name="T29">:</text:span><text:span text:style-name="T1"> </text:span><text:span text:style-name="T12">Zalogowany użytkownik </text:span><text:span text:style-name="T22">próbuje zapisać historię </text:span><text:span text:style-name="T23">bez podania żadnych danych na jej temat</text:span></text:p>
      <text:p text:style-name="P32"/>
      <text:p text:style-name="P160">Opis:<text:span text:style-name="T92"> </text:span><text:span text:style-name="T102">Zalogowany użytkownik tworzy </text:span><text:span text:style-name="T109">nową historię</text:span><text:span text:style-name="T102"> </text:span><text:span text:style-name="T112">bez </text:span><text:span text:style-name="T109">poda</text:span><text:span text:style-name="T112">nia</text:span><text:span text:style-name="T109"> </text:span><text:span text:style-name="T113">żadnych danych na jej temat</text:span><text:span text:style-name="T102">, a następnie </text:span><text:span text:style-name="T112">próbuje ją </text:span><text:span text:style-name="T102">zapis</text:span><text:span text:style-name="T112">ać</text:span></text:p>
      <text:p text:style-name="P160">Dane testowe:</text:p>
      <text:p text:style-name="P322"/>
      <text:p text:style-name="P160">Warunki wstępne:</text:p>
      <text:p text:style-name="P160"/>
      <text:p text:style-name="P138">Użytkownik jest zalogowany i znajduje się na stronie <text:span text:style-name="T207">https://localhost:3000/</text:span></text:p>
      <text:p text:style-name="P51"/>
      <text:p text:style-name="P160">Kroki:</text:p>
      <text:p text:style-name="P51"/>
      <text:p text:style-name="P138">1. Kliknij przycisk <text:span text:style-name="T207">Menu</text:span> w prawym górnym rogu przeglądarki</text:p>
      <text:p text:style-name="P138">2. Kliknij opcję <text:span text:style-name="T215">Historię</text:span> w <text:span text:style-name="T207">Menu</text:span></text:p>
      <text:p text:style-name="P138"><text:span text:style-name="T426">3</text:span>. Kliknij przycisk <text:span text:style-name="T216">Zapisz</text:span></text:p>
      <text:p text:style-name="P34"/>
      <text:p text:style-name="P219"/>
      <text:p text:style-name="P173"><text:span text:style-name="T206">O</text:span>czekiwany rezultat:</text:p>
      <text:p text:style-name="P235"/>
      <text:p text:style-name="P236">Pojawia się komunikat informujący użytkownika o konieczności uzupełnienia brakujących danych, historia nie zostaje zapisana.</text:p>
      <text:p text:style-name="P232"/>
      <text:p text:style-name="P250">Warunki wyjściowe:</text:p>
      <text:p text:style-name="P250"/>
      <text:p text:style-name="P233">Użytkownik znajduje się na ekranie <text:span text:style-name="T426">tworzenia historii i widzi komunikat o</text:span></text:p>
      <text:p text:style-name="P255">błędzie</text:p>
      <text:p text:style-name="P255"/>
      <text:p text:style-name="P255"/>
      <text:p text:style-name="P255"/>
      <text:p text:style-name="P255"/>
      <text:p text:style-name="P255"/>
      <text:p text:style-name="P255"/>
      <text:p text:style-name="P255"/>
      <text:p text:style-name="P255"><text:soft-page-break/></text:p>
      <text:p text:style-name="P255"/>
      <text:p text:style-name="P255"/>
      <text:p text:style-name="P255"/>
      <text:p text:style-name="P341"><text:span text:style-name="T220">Funkcjonalność:</text:span><text:span text:style-name="T1"> Stworzenie nowej sesji</text:span></text:p>
      <text:p text:style-name="P256"/>
      <text:p text:style-name="P277"><text:span text:style-name="T29">#TC</text:span><text:span text:style-name="T48">25</text:span><text:span text:style-name="T29">:</text:span><text:span text:style-name="T1"> </text:span><text:span text:style-name="T12">Zalogowany użytkownik </text:span><text:span text:style-name="T24">tworzy i zapisuje nową sesję</text:span></text:p>
      <text:p text:style-name="P32"/>
      <text:p text:style-name="P160">Opis:<text:span text:style-name="T92"> </text:span><text:span text:style-name="T102">Zalogowany użytkownik tworzy </text:span><text:span text:style-name="T114">nową sesję, a następnie zapisuje ją w bazie danych</text:span></text:p>
      <text:p text:style-name="P160">Dane testowe: </text:p>
      <text:p text:style-name="P183"><text:span text:style-name="T198">Tytuł sesji:</text:span> <text:span text:style-name="T92">Wyprawa do Nachexen</text:span></text:p>
      <text:p text:style-name="P322"/>
      <text:p text:style-name="P160">Warunki wstępne:</text:p>
      <text:p text:style-name="P160"/>
      <text:p text:style-name="P138">Użytkownik jest zalogowany i znajduje się na stronie <text:span text:style-name="T207">https://localhost:3000/</text:span></text:p>
      <text:p text:style-name="P51"/>
      <text:p text:style-name="P160">Kroki:</text:p>
      <text:p text:style-name="P51"/>
      <text:p text:style-name="P138">1. Kliknij przycisk <text:span text:style-name="T207">Menu</text:span> w prawym górnym rogu przeglądarki</text:p>
      <text:p text:style-name="P138">2. Kliknij opcję <text:span text:style-name="T218">Sesje</text:span> w <text:span text:style-name="T207">Menu</text:span></text:p>
      <text:p text:style-name="P138">3. Kliknij przycisk <text:span text:style-name="T219">Nowa sesja</text:span></text:p>
      <text:p text:style-name="P140">4. <text:span text:style-name="T428">Uzupełnij pole </text:span><text:span text:style-name="T219">Tytuł</text:span><text:span text:style-name="T428"> danymi testowymi</text:span></text:p>
      <text:p text:style-name="P146">5. Kliknij przycisk <text:span text:style-name="T207">Zapisz</text:span></text:p>
      <text:p text:style-name="P34"/>
      <text:p text:style-name="P219"/>
      <text:p text:style-name="P173"><text:span text:style-name="T206">O</text:span>czekiwany rezultat:</text:p>
      <text:p text:style-name="P232"/>
      <text:p text:style-name="P237">Sesja zostaje zapisana i pojawia się na ekranie katalogu sesji</text:p>
      <text:p text:style-name="P232"/>
      <text:p text:style-name="P250">Warunki wyjściowe:</text:p>
      <text:p text:style-name="P250"/>
      <text:p text:style-name="P233">Użytkownik znajduje się na ekranie <text:span text:style-name="T428">katalogu sesji.</text:span></text:p>
      <text:p text:style-name="P233"/>
      <text:p text:style-name="P233"/>
      <text:p text:style-name="P233"/>
      <text:p text:style-name="P233"/>
      <text:p text:style-name="P233"/>
      <text:p text:style-name="P233"><text:soft-page-break/></text:p>
      <text:p text:style-name="P233"/>
      <text:p text:style-name="P233"/>
      <text:p text:style-name="P233"/>
      <text:p text:style-name="P277"><text:span text:style-name="T29">#TC</text:span><text:span text:style-name="T45">2</text:span><text:span text:style-name="T48">6</text:span><text:span text:style-name="T29">:</text:span><text:span text:style-name="T1"> </text:span><text:span text:style-name="T12">Zalogowany użytkownik </text:span><text:span text:style-name="T25">próbuje zapisać sesję bez podania jej tytułu</text:span></text:p>
      <text:p text:style-name="P32"/>
      <text:p text:style-name="P160">Opis:<text:span text:style-name="T92"> </text:span><text:span text:style-name="T102">Zalogowany użytkownik tworzy </text:span><text:span text:style-name="T114">nową sesję </text:span><text:span text:style-name="T115">bez podania jej tytułu</text:span><text:span text:style-name="T114">, a następnie </text:span><text:span text:style-name="T115">próbuje </text:span><text:span text:style-name="T114">zapis</text:span><text:span text:style-name="T115">ać</text:span><text:span text:style-name="T114"> ją w bazie danych</text:span></text:p>
      <text:p text:style-name="P160">Dane testowe: -</text:p>
      <text:p text:style-name="P322"/>
      <text:p text:style-name="P160">Warunki wstępne:</text:p>
      <text:p text:style-name="P160"/>
      <text:p text:style-name="P138">Użytkownik jest zalogowany i znajduje się na stronie <text:span text:style-name="T207">https://localhost:3000/</text:span></text:p>
      <text:p text:style-name="P51"/>
      <text:p text:style-name="P160">Kroki:</text:p>
      <text:p text:style-name="P51"/>
      <text:p text:style-name="P138">1. Kliknij przycisk <text:span text:style-name="T207">Menu</text:span> w prawym górnym rogu przeglądarki</text:p>
      <text:p text:style-name="P138">2. Kliknij opcję <text:span text:style-name="T218">Sesje</text:span> w <text:span text:style-name="T207">Menu</text:span></text:p>
      <text:p text:style-name="P138">3. Kliknij przycisk <text:span text:style-name="T219">Nowa sesja</text:span></text:p>
      <text:p text:style-name="P146"><text:span text:style-name="T429">4</text:span>. Kliknij przycisk <text:span text:style-name="T207">Zapisz</text:span></text:p>
      <text:p text:style-name="P34"/>
      <text:p text:style-name="P219"/>
      <text:p text:style-name="P173"><text:span text:style-name="T206">O</text:span>czekiwany rezultat:</text:p>
      <text:p text:style-name="P232"/>
      <text:p text:style-name="P238">Pojawia się komunikat informujący o konieczności podania tytułu sesji w celu jej zapisania.</text:p>
      <text:p text:style-name="P232"/>
      <text:p text:style-name="P250">Warunki wyjściowe:</text:p>
      <text:p text:style-name="P250"/>
      <text:p text:style-name="P233">Użytkownik znajduje się na ekranie <text:span text:style-name="T429">tworzenia</text:span><text:span text:style-name="T428"> sesji </text:span><text:span text:style-name="T429">i widzi komunikat o błędzie</text:span><text:span text:style-name="T428">.</text:span></text:p>
      <text:p text:style-name="P233"/>
      <text:p text:style-name="P233"/>
      <text:p text:style-name="P233"/>
      <text:p text:style-name="P233"/>
      <text:p text:style-name="P233"/>
      <text:p text:style-name="P233"/>
      <text:p text:style-name="P233"/>
      <text:p text:style-name="P233"/>
      <text:p text:style-name="P233"><text:soft-page-break/></text:p>
      <text:p text:style-name="P233"/>
      <text:p text:style-name="P233"/>
      <text:p text:style-name="P233"/>
      <text:p text:style-name="P277"><text:span text:style-name="T29">#TC</text:span><text:span text:style-name="T48">27</text:span><text:span text:style-name="T29">:</text:span><text:span text:style-name="T1"> </text:span><text:span text:style-name="T25">Niez</text:span><text:span text:style-name="T12">alogowany użytkown</text:span><text:span text:style-name="T25">ik próbuje stworzyć </text:span><text:span text:style-name="T24">nową sesję</text:span></text:p>
      <text:p text:style-name="P32"/>
      <text:p text:style-name="P160">Opis:<text:span text:style-name="T92"> </text:span><text:span text:style-name="T115">Niez</text:span><text:span text:style-name="T102">alogowany użytkownik </text:span><text:span text:style-name="T115">próbuje stworzyć nową </text:span><text:span text:style-name="T114">sesję </text:span><text:span text:style-name="T115">poprzez kliknięcie odpowiedniej opcji</text:span></text:p>
      <text:p text:style-name="P160">Dane testowe: </text:p>
      <text:p text:style-name="P322"/>
      <text:p text:style-name="P160">Warunki wstępne:</text:p>
      <text:p text:style-name="P160"/>
      <text:p text:style-name="P138">Użytkownik znajduje się na stronie <text:span text:style-name="T207">https://localhost:3000/</text:span></text:p>
      <text:p text:style-name="P51"/>
      <text:p text:style-name="P160">Kroki:</text:p>
      <text:p text:style-name="P51"/>
      <text:p text:style-name="P138">1. Kliknij przycisk <text:span text:style-name="T207">Menu</text:span> w prawym górnym rogu przeglądarki</text:p>
      <text:p text:style-name="P220"/>
      <text:p text:style-name="P219"/>
      <text:p text:style-name="P173"><text:span text:style-name="T206">O</text:span>czekiwany rezultat:</text:p>
      <text:p text:style-name="P232"/>
      <text:p text:style-name="P329"><text:span text:style-name="T236">Opcja </text:span><text:span text:style-name="T254">Sesje</text:span><text:span text:style-name="T236"> nie jest dostępna w </text:span><text:span text:style-name="T254">Menu</text:span><text:span text:style-name="T236"> dla niezalogowanego użytkownika. Bez tej opcji nie można utworzyć nowej sesji.</text:span></text:p>
      <text:p text:style-name="P232"/>
      <text:p text:style-name="P250">Warunki wyjściowe:</text:p>
      <text:p text:style-name="P250"/>
      <text:p text:style-name="P233">Użytkownik <text:span text:style-name="T430">pozostaje na stronie głównej aplikacji</text:span><text:span text:style-name="T428">.</text:span></text:p>
      <text:p text:style-name="P23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Liberation Sans" svg:font-family="'Liberation Sans'" style:font-family-generic="roman" style:font-pitch="variable"/>
    <style:font-face style:name="Segoe UI" svg:font-family="'Segoe UI'" style:font-family-generic="roman" style:font-pitch="variable"/>
    <style:font-face style:name="Segoe UI1" svg:font-family="'Segoe UI'"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2H32M21S</meta:editing-duration>
    <meta:editing-cycles>28</meta:editing-cycles>
    <meta:generator>LibreOffice/7.3.0.3$Windows_X86_64 LibreOffice_project/0f246aa12d0eee4a0f7adcefbf7c878fc2238db3</meta:generator>
    <dc:date>2022-04-12T12:37:35.489000000</dc:date>
    <meta:document-statistic meta:table-count="0" meta:image-count="2" meta:object-count="0" meta:page-count="32" meta:paragraph-count="607" meta:word-count="4929" meta:character-count="36489" meta:non-whitespace-character-count="32102"/>
    <meta:user-defined meta:name="Info 1"/>
    <meta:user-defined meta:name="Info 2"/>
    <meta:user-defined meta:name="Info 3"/>
    <meta:user-defined meta:name="Info 4"/>
  </office:meta>
</office:document-meta>
</file>